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ssai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mps</text:p>
          </table:table-cell>
          <table:table-cell office:value-type="string" table:style-name="ce1">
            <text:p>EA1</text:p>
          </table:table-cell>
          <table:table-cell office:value-type="string" table:style-name="ce1">
            <text:p>Temps</text:p>
          </table:table-cell>
          <table:table-cell office:value-type="string" table:style-name="ce1">
            <text:p>EA2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" table:style-name="ce1">
            <text:p>0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5.0000000000000001E-3" table:style-name="ce1">
            <text:p>0,00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01" table:style-name="ce1">
            <text:p>0,01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1.4999999999999999E-2" table:style-name="ce1">
            <text:p>0,01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1.4999999999999999E-2" table:style-name="ce1">
            <text:p>0,01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02" table:style-name="ce1">
            <text:p>0,0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02" table:style-name="ce1">
            <text:p>0,02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2.5000000000000001E-2" table:style-name="ce1">
            <text:p>0,0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5000000000000001E-2" table:style-name="ce1">
            <text:p>0,02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03" table:style-name="ce1">
            <text:p>0,03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03" table:style-name="ce1">
            <text:p>0,03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3.5000000000000003E-2" table:style-name="ce1">
            <text:p>0,03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3.5000000000000003E-2" table:style-name="ce1">
            <text:p>0,03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04" table:style-name="ce1">
            <text:p>0,0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04" table:style-name="ce1">
            <text:p>0,04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4.4999999999999998E-2" table:style-name="ce1">
            <text:p>0,0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4999999999999998E-2" table:style-name="ce1">
            <text:p>0,04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05" table:style-name="ce1">
            <text:p>0,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05" table:style-name="ce1">
            <text:p>0,0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5.5E-2" table:style-name="ce1">
            <text:p>0,0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5.5E-2" table:style-name="ce1">
            <text:p>0,05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06" table:style-name="ce1">
            <text:p>0,06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06" table:style-name="ce1">
            <text:p>0,06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6.5000000000000002E-2" table:style-name="ce1">
            <text:p>0,06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6.5000000000000002E-2" table:style-name="ce1">
            <text:p>0,065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7.0000000000000007E-2" table:style-name="ce1">
            <text:p>0,0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7.4999999999999997E-2" table:style-name="ce1">
            <text:p>0,0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08" table:style-name="ce1">
            <text:p>0,0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08" table:style-name="ce1">
            <text:p>0,08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8.5000000000000006E-2" table:style-name="ce1">
            <text:p>0,0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09" table:style-name="ce1">
            <text:p>0,09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09" table:style-name="ce1">
            <text:p>0,09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9.5000000000000001E-2" table:style-name="ce1">
            <text:p>0,0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1" table:style-name="ce1">
            <text:p>0,1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105" table:style-name="ce1">
            <text:p>0,1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105" table:style-name="ce1">
            <text:p>0,10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11" table:style-name="ce1">
            <text:p>0,1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11" table:style-name="ce1">
            <text:p>0,11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115" table:style-name="ce1">
            <text:p>0,1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115" table:style-name="ce1">
            <text:p>0,11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12" table:style-name="ce1">
            <text:p>0,1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12" table:style-name="ce1">
            <text:p>0,12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125" table:style-name="ce1">
            <text:p>0,12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125" table:style-name="ce1">
            <text:p>0,12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13" table:style-name="ce1">
            <text:p>0,13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13" table:style-name="ce1">
            <text:p>0,13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13500000000000001" table:style-name="ce1">
            <text:p>0,1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14000000000000001" table:style-name="ce1">
            <text:p>0,1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14499999999999999" table:style-name="ce1">
            <text:p>0,14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15" table:style-name="ce1">
            <text:p>0,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15" table:style-name="ce1">
            <text:p>0,1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155" table:style-name="ce1">
            <text:p>0,15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155" table:style-name="ce1">
            <text:p>0,15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16" table:style-name="ce1">
            <text:p>0,16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0.16" table:style-name="ce1">
            <text:p>0,16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16500000000000001" table:style-name="ce1">
            <text:p>0,1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17" table:style-name="ce1">
            <text:p>0,17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17499999999999999" table:style-name="ce1">
            <text:p>0,175</text:p>
          </table:table-cell>
          <table:table-cell office:value-type="float" office:value="-3.4824348520487498E-2" table:style-name="ce1">
            <text:p>-0,034824349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18" table:style-name="ce1">
            <text:p>0,1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18" table:style-name="ce1">
            <text:p>0,18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185" table:style-name="ce1">
            <text:p>0,1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185" table:style-name="ce1">
            <text:p>0,18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19" table:style-name="ce1">
            <text:p>0,19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19500000000000001" table:style-name="ce1">
            <text:p>0,1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19500000000000001" table:style-name="ce1">
            <text:p>0,19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2" table:style-name="ce1">
            <text:p>0,2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20499999999999999" table:style-name="ce1">
            <text:p>0,2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21" table:style-name="ce1">
            <text:p>0,21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21" table:style-name="ce1">
            <text:p>0,21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215" table:style-name="ce1">
            <text:p>0,2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215" table:style-name="ce1">
            <text:p>0,21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22" table:style-name="ce1">
            <text:p>0,2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22" table:style-name="ce1">
            <text:p>0,22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22500000000000001" table:style-name="ce1">
            <text:p>0,2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23" table:style-name="ce1">
            <text:p>0,23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23499999999999999" table:style-name="ce1">
            <text:p>0,2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23499999999999999" table:style-name="ce1">
            <text:p>0,23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24" table:style-name="ce1">
            <text:p>0,24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24" table:style-name="ce1">
            <text:p>0,24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245" table:style-name="ce1">
            <text:p>0,2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245" table:style-name="ce1">
            <text:p>0,24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25" table:style-name="ce1">
            <text:p>0,2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255" table:style-name="ce1">
            <text:p>0,2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255" table:style-name="ce1">
            <text:p>0,25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26" table:style-name="ce1">
            <text:p>0,2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26" table:style-name="ce1">
            <text:p>0,26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26500000000000001" table:style-name="ce1">
            <text:p>0,26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27" table:style-name="ce1">
            <text:p>0,27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27" table:style-name="ce1">
            <text:p>0,27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27500000000000002" table:style-name="ce1">
            <text:p>0,2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27500000000000002" table:style-name="ce1">
            <text:p>0,27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28499999999999998" table:style-name="ce1">
            <text:p>0,28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28499999999999998" table:style-name="ce1">
            <text:p>0,28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28999999999999998" table:style-name="ce1">
            <text:p>0,29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29499999999999998" table:style-name="ce1">
            <text:p>0,2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29499999999999998" table:style-name="ce1">
            <text:p>0,29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3" table:style-name="ce1">
            <text:p>0,3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30499999999999999" table:style-name="ce1">
            <text:p>0,3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0499999999999999" table:style-name="ce1">
            <text:p>0,30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31" table:style-name="ce1">
            <text:p>0,3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31" table:style-name="ce1">
            <text:p>0,31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315" table:style-name="ce1">
            <text:p>0,31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315" table:style-name="ce1">
            <text:p>0,31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32" table:style-name="ce1">
            <text:p>0,3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32" table:style-name="ce1">
            <text:p>0,32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32500000000000001" table:style-name="ce1">
            <text:p>0,32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32500000000000001" table:style-name="ce1">
            <text:p>0,32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3" table:style-name="ce1">
            <text:p>0,33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33500000000000002" table:style-name="ce1">
            <text:p>0,3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34" table:style-name="ce1">
            <text:p>0,3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34" table:style-name="ce1">
            <text:p>0,34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34499999999999997" table:style-name="ce1">
            <text:p>0,3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5" table:style-name="ce1">
            <text:p>0,3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35499999999999998" table:style-name="ce1">
            <text:p>0,3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5499999999999998" table:style-name="ce1">
            <text:p>0,355</text:p>
          </table:table-cell>
          <table:table-cell office:value-type="float" office:value="0.32496459316462301" table:style-name="ce1">
            <text:p>0,324964593</text:p>
          </table:table-cell>
          <table:table-cell table:number-columns-repeated="16380"/>
        </table:table-row>
        <table:table-row table:style-name="ro1">
          <table:table-cell office:value-type="float" office:value="0.36" table:style-name="ce1">
            <text:p>0,36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36" table:style-name="ce1">
            <text:p>0,36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36499999999999999" table:style-name="ce1">
            <text:p>0,36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7" table:style-name="ce1">
            <text:p>0,37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375" table:style-name="ce1">
            <text:p>0,3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75" table:style-name="ce1">
            <text:p>0,37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38" table:style-name="ce1">
            <text:p>0,3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8" table:style-name="ce1">
            <text:p>0,38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38500000000000001" table:style-name="ce1">
            <text:p>0,3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38500000000000001" table:style-name="ce1">
            <text:p>0,38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39" table:style-name="ce1">
            <text:p>0,39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39" table:style-name="ce1">
            <text:p>0,39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39500000000000002" table:style-name="ce1">
            <text:p>0,3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39500000000000002" table:style-name="ce1">
            <text:p>0,39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4" table:style-name="ce1">
            <text:p>0,4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40500000000000003" table:style-name="ce1">
            <text:p>0,4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40500000000000003" table:style-name="ce1">
            <text:p>0,40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1" table:style-name="ce1">
            <text:p>0,41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41499999999999998" table:style-name="ce1">
            <text:p>0,4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41499999999999998" table:style-name="ce1">
            <text:p>0,41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42" table:style-name="ce1">
            <text:p>0,4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42" table:style-name="ce1">
            <text:p>0,42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42499999999999999" table:style-name="ce1">
            <text:p>0,4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2499999999999999" table:style-name="ce1">
            <text:p>0,42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43" table:style-name="ce1">
            <text:p>0,4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3" table:style-name="ce1">
            <text:p>0,43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435" table:style-name="ce1">
            <text:p>0,43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0.435" table:style-name="ce1">
            <text:p>0,43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44" table:style-name="ce1">
            <text:p>0,4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4" table:style-name="ce1">
            <text:p>0,44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44500000000000001" table:style-name="ce1">
            <text:p>0,4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4500000000000001" table:style-name="ce1">
            <text:p>0,44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45" table:style-name="ce1">
            <text:p>0,4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45" table:style-name="ce1">
            <text:p>0,4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45500000000000002" table:style-name="ce1">
            <text:p>0,45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45500000000000002" table:style-name="ce1">
            <text:p>0,45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46" table:style-name="ce1">
            <text:p>0,46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46" table:style-name="ce1">
            <text:p>0,46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46500000000000002" table:style-name="ce1">
            <text:p>0,4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6500000000000002" table:style-name="ce1">
            <text:p>0,46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47" table:style-name="ce1">
            <text:p>0,4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7" table:style-name="ce1">
            <text:p>0,47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47499999999999998" table:style-name="ce1">
            <text:p>0,4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7499999999999998" table:style-name="ce1">
            <text:p>0,47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48" table:style-name="ce1">
            <text:p>0,4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48" table:style-name="ce1">
            <text:p>0,48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48499999999999999" table:style-name="ce1">
            <text:p>0,48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48499999999999999" table:style-name="ce1">
            <text:p>0,48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49" table:style-name="ce1">
            <text:p>0,4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9" table:style-name="ce1">
            <text:p>0,49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495" table:style-name="ce1">
            <text:p>0,4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495" table:style-name="ce1">
            <text:p>0,495</text:p>
          </table:table-cell>
          <table:table-cell office:value-type="float" office:value="0.32496459316462301" table:style-name="ce1">
            <text:p>0,324964593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5" table:style-name="ce1">
            <text:p>0,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505" table:style-name="ce1">
            <text:p>0,5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505" table:style-name="ce1">
            <text:p>0,50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51" table:style-name="ce1">
            <text:p>0,5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51" table:style-name="ce1">
            <text:p>0,51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51500000000000001" table:style-name="ce1">
            <text:p>0,5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52" table:style-name="ce1">
            <text:p>0,5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52" table:style-name="ce1">
            <text:p>0,52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52500000000000002" table:style-name="ce1">
            <text:p>0,5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52500000000000002" table:style-name="ce1">
            <text:p>0,52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53" table:style-name="ce1">
            <text:p>0,53</text:p>
          </table:table-cell>
          <table:table-cell office:value-type="float" office:value="-2.9849415645003301E-2" table:style-name="ce1">
            <text:p>-0,029849416</text:p>
          </table:table-cell>
          <table:table-cell office:value-type="float" office:value="0.53" table:style-name="ce1">
            <text:p>0,53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53500000000000003" table:style-name="ce1">
            <text:p>0,5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53500000000000003" table:style-name="ce1">
            <text:p>0,53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54" table:style-name="ce1">
            <text:p>0,5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54" table:style-name="ce1">
            <text:p>0,54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54500000000000004" table:style-name="ce1">
            <text:p>0,54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0.54500000000000004" table:style-name="ce1">
            <text:p>0,54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55000000000000004" table:style-name="ce1">
            <text:p>0,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55500000000000005" table:style-name="ce1">
            <text:p>0,55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55500000000000005" table:style-name="ce1">
            <text:p>0,55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56000000000000005" table:style-name="ce1">
            <text:p>0,5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56499999999999995" table:style-name="ce1">
            <text:p>0,56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56499999999999995" table:style-name="ce1">
            <text:p>0,56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56999999999999995" table:style-name="ce1">
            <text:p>0,5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57499999999999996" table:style-name="ce1">
            <text:p>0,57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57499999999999996" table:style-name="ce1">
            <text:p>0,57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57999999999999996" table:style-name="ce1">
            <text:p>0,5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58499999999999996" table:style-name="ce1">
            <text:p>0,5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58499999999999996" table:style-name="ce1">
            <text:p>0,58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59" table:style-name="ce1">
            <text:p>0,59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59" table:style-name="ce1">
            <text:p>0,59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59499999999999997" table:style-name="ce1">
            <text:p>0,5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59499999999999997" table:style-name="ce1">
            <text:p>0,595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6" table:style-name="ce1">
            <text:p>0,6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60499999999999998" table:style-name="ce1">
            <text:p>0,6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60499999999999998" table:style-name="ce1">
            <text:p>0,60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61" table:style-name="ce1">
            <text:p>0,6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61" table:style-name="ce1">
            <text:p>0,61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61499999999999999" table:style-name="ce1">
            <text:p>0,6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61499999999999999" table:style-name="ce1">
            <text:p>0,61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62" table:style-name="ce1">
            <text:p>0,6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62" table:style-name="ce1">
            <text:p>0,62</text:p>
          </table:table-cell>
          <table:table-cell office:value-type="float" office:value="0.32496459316462301" table:style-name="ce1">
            <text:p>0,324964593</text:p>
          </table:table-cell>
          <table:table-cell table:number-columns-repeated="16380"/>
        </table:table-row>
        <table:table-row table:style-name="ro1">
          <table:table-cell office:value-type="float" office:value="0.625" table:style-name="ce1">
            <text:p>0,6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625" table:style-name="ce1">
            <text:p>0,62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63" table:style-name="ce1">
            <text:p>0,6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63" table:style-name="ce1">
            <text:p>0,63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63500000000000001" table:style-name="ce1">
            <text:p>0,6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63500000000000001" table:style-name="ce1">
            <text:p>0,63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64" table:style-name="ce1">
            <text:p>0,6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64" table:style-name="ce1">
            <text:p>0,64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64500000000000002" table:style-name="ce1">
            <text:p>0,6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64500000000000002" table:style-name="ce1">
            <text:p>0,64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65" table:style-name="ce1">
            <text:p>0,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65" table:style-name="ce1">
            <text:p>0,6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65500000000000003" table:style-name="ce1">
            <text:p>0,6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65500000000000003" table:style-name="ce1">
            <text:p>0,65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66" table:style-name="ce1">
            <text:p>0,66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0.66" table:style-name="ce1">
            <text:p>0,66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66500000000000004" table:style-name="ce1">
            <text:p>0,66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66500000000000004" table:style-name="ce1">
            <text:p>0,66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67" table:style-name="ce1">
            <text:p>0,67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67" table:style-name="ce1">
            <text:p>0,67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67500000000000004" table:style-name="ce1">
            <text:p>0,6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67500000000000004" table:style-name="ce1">
            <text:p>0,67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68" table:style-name="ce1">
            <text:p>0,68</text:p>
          </table:table-cell>
          <table:table-cell office:value-type="float" office:value="9.9500473588705098E-3" table:style-name="ce1">
            <text:p>0,009950047</text:p>
          </table:table-cell>
          <table:table-cell office:value-type="float" office:value="0.68" table:style-name="ce1">
            <text:p>0,68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68500000000000005" table:style-name="ce1">
            <text:p>0,68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0.68500000000000005" table:style-name="ce1">
            <text:p>0,68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69" table:style-name="ce1">
            <text:p>0,69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69" table:style-name="ce1">
            <text:p>0,69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69499999999999995" table:style-name="ce1">
            <text:p>0,6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69499999999999995" table:style-name="ce1">
            <text:p>0,69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7" table:style-name="ce1">
            <text:p>0,7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70499999999999996" table:style-name="ce1">
            <text:p>0,7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70499999999999996" table:style-name="ce1">
            <text:p>0,70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71" table:style-name="ce1">
            <text:p>0,7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71" table:style-name="ce1">
            <text:p>0,71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71499999999999997" table:style-name="ce1">
            <text:p>0,71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71499999999999997" table:style-name="ce1">
            <text:p>0,71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72" table:style-name="ce1">
            <text:p>0,7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72" table:style-name="ce1">
            <text:p>0,72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72499999999999998" table:style-name="ce1">
            <text:p>0,72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72499999999999998" table:style-name="ce1">
            <text:p>0,72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73" table:style-name="ce1">
            <text:p>0,73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0.73" table:style-name="ce1">
            <text:p>0,73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73499999999999999" table:style-name="ce1">
            <text:p>0,7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73499999999999999" table:style-name="ce1">
            <text:p>0,73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74" table:style-name="ce1">
            <text:p>0,74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74" table:style-name="ce1">
            <text:p>0,74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745" table:style-name="ce1">
            <text:p>0,7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745" table:style-name="ce1">
            <text:p>0,74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75" table:style-name="ce1">
            <text:p>0,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75" table:style-name="ce1">
            <text:p>0,7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755" table:style-name="ce1">
            <text:p>0,7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755" table:style-name="ce1">
            <text:p>0,755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0.76" table:style-name="ce1">
            <text:p>0,7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76" table:style-name="ce1">
            <text:p>0,76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76500000000000001" table:style-name="ce1">
            <text:p>0,76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0.76500000000000001" table:style-name="ce1">
            <text:p>0,76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77" table:style-name="ce1">
            <text:p>0,7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77" table:style-name="ce1">
            <text:p>0,77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77500000000000002" table:style-name="ce1">
            <text:p>0,7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77500000000000002" table:style-name="ce1">
            <text:p>0,77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78" table:style-name="ce1">
            <text:p>0,78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0.78" table:style-name="ce1">
            <text:p>0,78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78500000000000003" table:style-name="ce1">
            <text:p>0,78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78500000000000003" table:style-name="ce1">
            <text:p>0,78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79" table:style-name="ce1">
            <text:p>0,79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79" table:style-name="ce1">
            <text:p>0,79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79500000000000004" table:style-name="ce1">
            <text:p>0,79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79500000000000004" table:style-name="ce1">
            <text:p>0,79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8" table:style-name="ce1">
            <text:p>0,8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80500000000000005" table:style-name="ce1">
            <text:p>0,8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80500000000000005" table:style-name="ce1">
            <text:p>0,80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81" table:style-name="ce1">
            <text:p>0,81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81" table:style-name="ce1">
            <text:p>0,81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81499999999999995" table:style-name="ce1">
            <text:p>0,8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81499999999999995" table:style-name="ce1">
            <text:p>0,81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82" table:style-name="ce1">
            <text:p>0,8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82" table:style-name="ce1">
            <text:p>0,82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82499999999999996" table:style-name="ce1">
            <text:p>0,8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82499999999999996" table:style-name="ce1">
            <text:p>0,82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83" table:style-name="ce1">
            <text:p>0,8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83" table:style-name="ce1">
            <text:p>0,83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83499999999999996" table:style-name="ce1">
            <text:p>0,8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83499999999999996" table:style-name="ce1">
            <text:p>0,83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84" table:style-name="ce1">
            <text:p>0,8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84" table:style-name="ce1">
            <text:p>0,84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84499999999999997" table:style-name="ce1">
            <text:p>0,84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84499999999999997" table:style-name="ce1">
            <text:p>0,84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85" table:style-name="ce1">
            <text:p>0,8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0.85" table:style-name="ce1">
            <text:p>0,8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85499999999999998" table:style-name="ce1">
            <text:p>0,85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85499999999999998" table:style-name="ce1">
            <text:p>0,85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86" table:style-name="ce1">
            <text:p>0,86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86" table:style-name="ce1">
            <text:p>0,86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0.86499999999999999" table:style-name="ce1">
            <text:p>0,86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86499999999999999" table:style-name="ce1">
            <text:p>0,86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87" table:style-name="ce1">
            <text:p>0,87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0.87" table:style-name="ce1">
            <text:p>0,87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875" table:style-name="ce1">
            <text:p>0,87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875" table:style-name="ce1">
            <text:p>0,87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88" table:style-name="ce1">
            <text:p>0,8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88" table:style-name="ce1">
            <text:p>0,88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88500000000000001" table:style-name="ce1">
            <text:p>0,8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88500000000000001" table:style-name="ce1">
            <text:p>0,88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89" table:style-name="ce1">
            <text:p>0,8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89" table:style-name="ce1">
            <text:p>0,89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89500000000000002" table:style-name="ce1">
            <text:p>0,8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89500000000000002" table:style-name="ce1">
            <text:p>0,89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9" table:style-name="ce1">
            <text:p>0,9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90500000000000003" table:style-name="ce1">
            <text:p>0,9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90500000000000003" table:style-name="ce1">
            <text:p>0,90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0.91" table:style-name="ce1">
            <text:p>0,9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1" table:style-name="ce1">
            <text:p>0,91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91500000000000004" table:style-name="ce1">
            <text:p>0,9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1500000000000004" table:style-name="ce1">
            <text:p>0,91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92" table:style-name="ce1">
            <text:p>0,9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2" table:style-name="ce1">
            <text:p>0,92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92500000000000004" table:style-name="ce1">
            <text:p>0,92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92500000000000004" table:style-name="ce1">
            <text:p>0,92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0.93" table:style-name="ce1">
            <text:p>0,9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3" table:style-name="ce1">
            <text:p>0,93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0.93500000000000005" table:style-name="ce1">
            <text:p>0,9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3500000000000005" table:style-name="ce1">
            <text:p>0,93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94" table:style-name="ce1">
            <text:p>0,9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94" table:style-name="ce1">
            <text:p>0,94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94499999999999995" table:style-name="ce1">
            <text:p>0,94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0.94499999999999995" table:style-name="ce1">
            <text:p>0,94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95" table:style-name="ce1">
            <text:p>0,95</text:p>
          </table:table-cell>
          <table:table-cell office:value-type="float" office:value="-3.4824348520487498E-2" table:style-name="ce1">
            <text:p>-0,034824349</text:p>
          </table:table-cell>
          <table:table-cell office:value-type="float" office:value="0.95" table:style-name="ce1">
            <text:p>0,9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95499999999999996" table:style-name="ce1">
            <text:p>0,95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95499999999999996" table:style-name="ce1">
            <text:p>0,955</text:p>
          </table:table-cell>
          <table:table-cell office:value-type="float" office:value="0.32496459316462301" table:style-name="ce1">
            <text:p>0,324964593</text:p>
          </table:table-cell>
          <table:table-cell table:number-columns-repeated="16380"/>
        </table:table-row>
        <table:table-row table:style-name="ro1">
          <table:table-cell office:value-type="float" office:value="0.96" table:style-name="ce1">
            <text:p>0,9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6" table:style-name="ce1">
            <text:p>0,96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96499999999999997" table:style-name="ce1">
            <text:p>0,9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6499999999999997" table:style-name="ce1">
            <text:p>0,96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97" table:style-name="ce1">
            <text:p>0,9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7" table:style-name="ce1">
            <text:p>0,97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0.97499999999999998" table:style-name="ce1">
            <text:p>0,97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0.97499999999999998" table:style-name="ce1">
            <text:p>0,97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0.98" table:style-name="ce1">
            <text:p>0,9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8" table:style-name="ce1">
            <text:p>0,98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0.98499999999999999" table:style-name="ce1">
            <text:p>0,9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8499999999999999" table:style-name="ce1">
            <text:p>0,98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0.99" table:style-name="ce1">
            <text:p>0,9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0.99" table:style-name="ce1">
            <text:p>0,99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0.995" table:style-name="ce1">
            <text:p>0,9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0.995" table:style-name="ce1">
            <text:p>0,99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9799281395971803E-2" table:style-name="ce1">
            <text:p>-0,039799281</text:p>
          </table:table-cell>
          <table:table-cell office:value-type="float" office:value="1" table:style-name="ce1">
            <text:p>1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0049999999999999" table:style-name="ce1">
            <text:p>1,0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0049999999999999" table:style-name="ce1">
            <text:p>1,00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1.01" table:style-name="ce1">
            <text:p>1,0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01" table:style-name="ce1">
            <text:p>1,01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0149999999999999" table:style-name="ce1">
            <text:p>1,01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1.0149999999999999" table:style-name="ce1">
            <text:p>1,01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1.02" table:style-name="ce1">
            <text:p>1,0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02" table:style-name="ce1">
            <text:p>1,02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1.0249999999999999" table:style-name="ce1">
            <text:p>1,0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0249999999999999" table:style-name="ce1">
            <text:p>1,02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1.03" table:style-name="ce1">
            <text:p>1,03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03" table:style-name="ce1">
            <text:p>1,03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0349999999999999" table:style-name="ce1">
            <text:p>1,0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0349999999999999" table:style-name="ce1">
            <text:p>1,03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04" table:style-name="ce1">
            <text:p>1,04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04" table:style-name="ce1">
            <text:p>1,04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1.0449999999999999" table:style-name="ce1">
            <text:p>1,0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0449999999999999" table:style-name="ce1">
            <text:p>1,04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05" table:style-name="ce1">
            <text:p>1,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05" table:style-name="ce1">
            <text:p>1,05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1.0549999999999999" table:style-name="ce1">
            <text:p>1,0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0549999999999999" table:style-name="ce1">
            <text:p>1,05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06" table:style-name="ce1">
            <text:p>1,0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06" table:style-name="ce1">
            <text:p>1,06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1.0649999999999999" table:style-name="ce1">
            <text:p>1,06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0649999999999999" table:style-name="ce1">
            <text:p>1,06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1.07" table:style-name="ce1">
            <text:p>1,07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07" table:style-name="ce1">
            <text:p>1,07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075" table:style-name="ce1">
            <text:p>1,0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075" table:style-name="ce1">
            <text:p>1,07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08" table:style-name="ce1">
            <text:p>1,08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08" table:style-name="ce1">
            <text:p>1,08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1.085" table:style-name="ce1">
            <text:p>1,08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085" table:style-name="ce1">
            <text:p>1,08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1.0900000000000001" table:style-name="ce1">
            <text:p>1,0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095" table:style-name="ce1">
            <text:p>1,0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095" table:style-name="ce1">
            <text:p>1,09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105" table:style-name="ce1">
            <text:p>1,1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105" table:style-name="ce1">
            <text:p>1,10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1100000000000001" table:style-name="ce1">
            <text:p>1,1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115" table:style-name="ce1">
            <text:p>1,1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115" table:style-name="ce1">
            <text:p>1,11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1200000000000001" table:style-name="ce1">
            <text:p>1,1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125" table:style-name="ce1">
            <text:p>1,1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125" table:style-name="ce1">
            <text:p>1,12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1299999999999999" table:style-name="ce1">
            <text:p>1,13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1.135" table:style-name="ce1">
            <text:p>1,1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135" table:style-name="ce1">
            <text:p>1,13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1.1399999999999999" table:style-name="ce1">
            <text:p>1,14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145" table:style-name="ce1">
            <text:p>1,1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145" table:style-name="ce1">
            <text:p>1,14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1.1499999999999999" table:style-name="ce1">
            <text:p>1,1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1.155" table:style-name="ce1">
            <text:p>1,1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155" table:style-name="ce1">
            <text:p>1,15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1599999999999999" table:style-name="ce1">
            <text:p>1,1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1.165" table:style-name="ce1">
            <text:p>1,16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165" table:style-name="ce1">
            <text:p>1,16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1.17" table:style-name="ce1">
            <text:p>1,1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17" table:style-name="ce1">
            <text:p>1,17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175" table:style-name="ce1">
            <text:p>1,17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175" table:style-name="ce1">
            <text:p>1,17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1.18" table:style-name="ce1">
            <text:p>1,18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18" table:style-name="ce1">
            <text:p>1,18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1850000000000001" table:style-name="ce1">
            <text:p>1,18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19" table:style-name="ce1">
            <text:p>1,19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19" table:style-name="ce1">
            <text:p>1,19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1950000000000001" table:style-name="ce1">
            <text:p>1,1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1950000000000001" table:style-name="ce1">
            <text:p>1,19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-3.9799281395971803E-2" table:style-name="ce1">
            <text:p>-0,039799281</text:p>
          </table:table-cell>
          <table:table-cell office:value-type="float" office:value="1.2" table:style-name="ce1">
            <text:p>1,2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2050000000000001" table:style-name="ce1">
            <text:p>1,2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2050000000000001" table:style-name="ce1">
            <text:p>1,205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1.21" table:style-name="ce1">
            <text:p>1,2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21" table:style-name="ce1">
            <text:p>1,21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2150000000000001" table:style-name="ce1">
            <text:p>1,2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2150000000000001" table:style-name="ce1">
            <text:p>1,21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22" table:style-name="ce1">
            <text:p>1,22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22" table:style-name="ce1">
            <text:p>1,22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1.2250000000000001" table:style-name="ce1">
            <text:p>1,22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2250000000000001" table:style-name="ce1">
            <text:p>1,22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23" table:style-name="ce1">
            <text:p>1,23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23" table:style-name="ce1">
            <text:p>1,23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2350000000000001" table:style-name="ce1">
            <text:p>1,2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2350000000000001" table:style-name="ce1">
            <text:p>1,235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1.24" table:style-name="ce1">
            <text:p>1,2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24" table:style-name="ce1">
            <text:p>1,24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1.2450000000000001" table:style-name="ce1">
            <text:p>1,2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2450000000000001" table:style-name="ce1">
            <text:p>1,245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1.25" table:style-name="ce1">
            <text:p>1,2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1.25" table:style-name="ce1">
            <text:p>1,2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2549999999999999" table:style-name="ce1">
            <text:p>1,25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1.2549999999999999" table:style-name="ce1">
            <text:p>1,25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26" table:style-name="ce1">
            <text:p>1,26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1.26" table:style-name="ce1">
            <text:p>1,26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1.2649999999999999" table:style-name="ce1">
            <text:p>1,2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2649999999999999" table:style-name="ce1">
            <text:p>1,26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27" table:style-name="ce1">
            <text:p>1,2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27" table:style-name="ce1">
            <text:p>1,27</text:p>
          </table:table-cell>
          <table:table-cell office:value-type="float" office:value="0.32994872331619302" table:style-name="ce1">
            <text:p>0,329948723</text:p>
          </table:table-cell>
          <table:table-cell table:number-columns-repeated="16380"/>
        </table:table-row>
        <table:table-row table:style-name="ro1">
          <table:table-cell office:value-type="float" office:value="1.2749999999999999" table:style-name="ce1">
            <text:p>1,2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2749999999999999" table:style-name="ce1">
            <text:p>1,27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1.28" table:style-name="ce1">
            <text:p>1,28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1.28" table:style-name="ce1">
            <text:p>1,28</text:p>
          </table:table-cell>
          <table:table-cell office:value-type="float" office:value="0.35486937407404201" table:style-name="ce1">
            <text:p>0,354869374</text:p>
          </table:table-cell>
          <table:table-cell table:number-columns-repeated="16380"/>
        </table:table-row>
        <table:table-row table:style-name="ro1">
          <table:table-cell office:value-type="float" office:value="1.2849999999999999" table:style-name="ce1">
            <text:p>1,28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1.2849999999999999" table:style-name="ce1">
            <text:p>1,28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29" table:style-name="ce1">
            <text:p>1,2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29" table:style-name="ce1">
            <text:p>1,29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2949999999999999" table:style-name="ce1">
            <text:p>1,2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2949999999999999" table:style-name="ce1">
            <text:p>1,295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1.3" table:style-name="ce1">
            <text:p>1,3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1.3049999999999999" table:style-name="ce1">
            <text:p>1,30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1.3049999999999999" table:style-name="ce1">
            <text:p>1,305</text:p>
          </table:table-cell>
          <table:table-cell office:value-type="float" office:value="0.33493285346776203" table:style-name="ce1">
            <text:p>0,334932853</text:p>
          </table:table-cell>
          <table:table-cell table:number-columns-repeated="16380"/>
        </table:table-row>
        <table:table-row table:style-name="ro1">
          <table:table-cell office:value-type="float" office:value="1.31" table:style-name="ce1">
            <text:p>1,3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31" table:style-name="ce1">
            <text:p>1,31</text:p>
          </table:table-cell>
          <table:table-cell office:value-type="float" office:value="0.34490111377090199" table:style-name="ce1">
            <text:p>0,344901114</text:p>
          </table:table-cell>
          <table:table-cell table:number-columns-repeated="16380"/>
        </table:table-row>
        <table:table-row table:style-name="ro1">
          <table:table-cell office:value-type="float" office:value="1.3149999999999999" table:style-name="ce1">
            <text:p>1,3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3149999999999999" table:style-name="ce1">
            <text:p>1,315</text:p>
          </table:table-cell>
          <table:table-cell office:value-type="float" office:value="0.37480589468032099" table:style-name="ce1">
            <text:p>0,374805895</text:p>
          </table:table-cell>
          <table:table-cell table:number-columns-repeated="16380"/>
        </table:table-row>
        <table:table-row table:style-name="ro1">
          <table:table-cell office:value-type="float" office:value="1.32" table:style-name="ce1">
            <text:p>1,3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32" table:style-name="ce1">
            <text:p>1,32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325" table:style-name="ce1">
            <text:p>1,3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325" table:style-name="ce1">
            <text:p>1,325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1.33" table:style-name="ce1">
            <text:p>1,33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1.33" table:style-name="ce1">
            <text:p>1,33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335" table:style-name="ce1">
            <text:p>1,335</text:p>
          </table:table-cell>
          <table:table-cell office:value-type="float" office:value="-2.9849415645003301E-2" table:style-name="ce1">
            <text:p>-0,029849416</text:p>
          </table:table-cell>
          <table:table-cell office:value-type="float" office:value="1.335" table:style-name="ce1">
            <text:p>1,33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34" table:style-name="ce1">
            <text:p>1,3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1.34" table:style-name="ce1">
            <text:p>1,34</text:p>
          </table:table-cell>
          <table:table-cell office:value-type="float" office:value="0.33991698361933198" table:style-name="ce1">
            <text:p>0,339916984</text:p>
          </table:table-cell>
          <table:table-cell table:number-columns-repeated="16380"/>
        </table:table-row>
        <table:table-row table:style-name="ro1">
          <table:table-cell office:value-type="float" office:value="1.345" table:style-name="ce1">
            <text:p>1,3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345" table:style-name="ce1">
            <text:p>1,34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35" table:style-name="ce1">
            <text:p>1,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1.35" table:style-name="ce1">
            <text:p>1,35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1.355" table:style-name="ce1">
            <text:p>1,35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1.355" table:style-name="ce1">
            <text:p>1,35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36" table:style-name="ce1">
            <text:p>1,36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1.36" table:style-name="ce1">
            <text:p>1,36</text:p>
          </table:table-cell>
          <table:table-cell office:value-type="float" office:value="0.349885243922472" table:style-name="ce1">
            <text:p>0,349885244</text:p>
          </table:table-cell>
          <table:table-cell table:number-columns-repeated="16380"/>
        </table:table-row>
        <table:table-row table:style-name="ro1">
          <table:table-cell office:value-type="float" office:value="1.365" table:style-name="ce1">
            <text:p>1,36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1.365" table:style-name="ce1">
            <text:p>1,365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1.37" table:style-name="ce1">
            <text:p>1,37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1.37" table:style-name="ce1">
            <text:p>1,37</text:p>
          </table:table-cell>
          <table:table-cell office:value-type="float" office:value="0.379790024831891" table:style-name="ce1">
            <text:p>0,379790025</text:p>
          </table:table-cell>
          <table:table-cell table:number-columns-repeated="16380"/>
        </table:table-row>
        <table:table-row table:style-name="ro1">
          <table:table-cell office:value-type="float" office:value="1.375" table:style-name="ce1">
            <text:p>1,375</text:p>
          </table:table-cell>
          <table:table-cell office:value-type="float" office:value="-3.9799281395971803E-2" table:style-name="ce1">
            <text:p>-0,039799281</text:p>
          </table:table-cell>
          <table:table-cell office:value-type="float" office:value="1.375" table:style-name="ce1">
            <text:p>1,37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38" table:style-name="ce1">
            <text:p>1,38</text:p>
          </table:table-cell>
          <table:table-cell office:value-type="float" office:value="-3.4824348520487498E-2" table:style-name="ce1">
            <text:p>-0,034824349</text:p>
          </table:table-cell>
          <table:table-cell office:value-type="float" office:value="1.38" table:style-name="ce1">
            <text:p>1,38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1.385" table:style-name="ce1">
            <text:p>1,385</text:p>
          </table:table-cell>
          <table:table-cell office:value-type="float" office:value="-3.4824348520487498E-2" table:style-name="ce1">
            <text:p>-0,034824349</text:p>
          </table:table-cell>
          <table:table-cell office:value-type="float" office:value="1.385" table:style-name="ce1">
            <text:p>1,385</text:p>
          </table:table-cell>
          <table:table-cell office:value-type="float" office:value="0.379790024831891" table:style-name="ce1">
            <text:p>0,379790025</text:p>
          </table:table-cell>
          <table:table-cell table:number-columns-repeated="16380"/>
        </table:table-row>
        <table:table-row table:style-name="ro1">
          <table:table-cell office:value-type="float" office:value="1.39" table:style-name="ce1">
            <text:p>1,39</text:p>
          </table:table-cell>
          <table:table-cell office:value-type="float" office:value="-3.4824348520487498E-2" table:style-name="ce1">
            <text:p>-0,034824349</text:p>
          </table:table-cell>
          <table:table-cell office:value-type="float" office:value="1.39" table:style-name="ce1">
            <text:p>1,39</text:p>
          </table:table-cell>
          <table:table-cell office:value-type="float" office:value="0.36982176452875098" table:style-name="ce1">
            <text:p>0,369821765</text:p>
          </table:table-cell>
          <table:table-cell table:number-columns-repeated="16380"/>
        </table:table-row>
        <table:table-row table:style-name="ro1">
          <table:table-cell office:value-type="float" office:value="1.395" table:style-name="ce1">
            <text:p>1,395</text:p>
          </table:table-cell>
          <table:table-cell office:value-type="float" office:value="-4.4774214271456003E-2" table:style-name="ce1">
            <text:p>-0,044774214</text:p>
          </table:table-cell>
          <table:table-cell office:value-type="float" office:value="1.395" table:style-name="ce1">
            <text:p>1,395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-4.9749147146940197E-2" table:style-name="ce1">
            <text:p>-0,049749147</text:p>
          </table:table-cell>
          <table:table-cell office:value-type="float" office:value="1.4" table:style-name="ce1">
            <text:p>1,4</text:p>
          </table:table-cell>
          <table:table-cell office:value-type="float" office:value="0.38477415498346101" table:style-name="ce1">
            <text:p>0,384774155</text:p>
          </table:table-cell>
          <table:table-cell table:number-columns-repeated="16380"/>
        </table:table-row>
        <table:table-row table:style-name="ro1">
          <table:table-cell office:value-type="float" office:value="1.405" table:style-name="ce1">
            <text:p>1,405</text:p>
          </table:table-cell>
          <table:table-cell office:value-type="float" office:value="-4.4774214271456003E-2" table:style-name="ce1">
            <text:p>-0,044774214</text:p>
          </table:table-cell>
          <table:table-cell office:value-type="float" office:value="1.405" table:style-name="ce1">
            <text:p>1,405</text:p>
          </table:table-cell>
          <table:table-cell office:value-type="float" office:value="0.38975828513503102" table:style-name="ce1">
            <text:p>0,389758285</text:p>
          </table:table-cell>
          <table:table-cell table:number-columns-repeated="16380"/>
        </table:table-row>
        <table:table-row table:style-name="ro1">
          <table:table-cell office:value-type="float" office:value="1.41" table:style-name="ce1">
            <text:p>1,41</text:p>
          </table:table-cell>
          <table:table-cell office:value-type="float" office:value="-4.9749147146940197E-2" table:style-name="ce1">
            <text:p>-0,049749147</text:p>
          </table:table-cell>
          <table:table-cell office:value-type="float" office:value="1.41" table:style-name="ce1">
            <text:p>1,41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415" table:style-name="ce1">
            <text:p>1,415</text:p>
          </table:table-cell>
          <table:table-cell office:value-type="float" office:value="-4.9749147146940197E-2" table:style-name="ce1">
            <text:p>-0,049749147</text:p>
          </table:table-cell>
          <table:table-cell office:value-type="float" office:value="1.415" table:style-name="ce1">
            <text:p>1,415</text:p>
          </table:table-cell>
          <table:table-cell office:value-type="float" office:value="0.379790024831891" table:style-name="ce1">
            <text:p>0,379790025</text:p>
          </table:table-cell>
          <table:table-cell table:number-columns-repeated="16380"/>
        </table:table-row>
        <table:table-row table:style-name="ro1">
          <table:table-cell office:value-type="float" office:value="1.42" table:style-name="ce1">
            <text:p>1,42</text:p>
          </table:table-cell>
          <table:table-cell office:value-type="float" office:value="-6.4673945773392902E-2" table:style-name="ce1">
            <text:p>-0,064673946</text:p>
          </table:table-cell>
          <table:table-cell office:value-type="float" office:value="1.42" table:style-name="ce1">
            <text:p>1,42</text:p>
          </table:table-cell>
          <table:table-cell office:value-type="float" office:value="0.39972654543816999" table:style-name="ce1">
            <text:p>0,399726545</text:p>
          </table:table-cell>
          <table:table-cell table:number-columns-repeated="16380"/>
        </table:table-row>
        <table:table-row table:style-name="ro1">
          <table:table-cell office:value-type="float" office:value="1.425" table:style-name="ce1">
            <text:p>1,425</text:p>
          </table:table-cell>
          <table:table-cell office:value-type="float" office:value="-6.4673945773392902E-2" table:style-name="ce1">
            <text:p>-0,064673946</text:p>
          </table:table-cell>
          <table:table-cell office:value-type="float" office:value="1.425" table:style-name="ce1">
            <text:p>1,425</text:p>
          </table:table-cell>
          <table:table-cell office:value-type="float" office:value="0.35985350422561202" table:style-name="ce1">
            <text:p>0,359853504</text:p>
          </table:table-cell>
          <table:table-cell table:number-columns-repeated="16380"/>
        </table:table-row>
        <table:table-row table:style-name="ro1">
          <table:table-cell office:value-type="float" office:value="1.43" table:style-name="ce1">
            <text:p>1,43</text:p>
          </table:table-cell>
          <table:table-cell office:value-type="float" office:value="-6.4673945773392902E-2" table:style-name="ce1">
            <text:p>-0,064673946</text:p>
          </table:table-cell>
          <table:table-cell office:value-type="float" office:value="1.43" table:style-name="ce1">
            <text:p>1,43</text:p>
          </table:table-cell>
          <table:table-cell office:value-type="float" office:value="0.379790024831891" table:style-name="ce1">
            <text:p>0,379790025</text:p>
          </table:table-cell>
          <table:table-cell table:number-columns-repeated="16380"/>
        </table:table-row>
        <table:table-row table:style-name="ro1">
          <table:table-cell office:value-type="float" office:value="1.4350000000000001" table:style-name="ce1">
            <text:p>1,435</text:p>
          </table:table-cell>
          <table:table-cell office:value-type="float" office:value="-6.9648878648877102E-2" table:style-name="ce1">
            <text:p>-0,069648879</text:p>
          </table:table-cell>
          <table:table-cell office:value-type="float" office:value="1.4350000000000001" table:style-name="ce1">
            <text:p>1,435</text:p>
          </table:table-cell>
          <table:table-cell office:value-type="float" office:value="0.39972654543816999" table:style-name="ce1">
            <text:p>0,399726545</text:p>
          </table:table-cell>
          <table:table-cell table:number-columns-repeated="16380"/>
        </table:table-row>
        <table:table-row table:style-name="ro1">
          <table:table-cell office:value-type="float" office:value="1.44" table:style-name="ce1">
            <text:p>1,44</text:p>
          </table:table-cell>
          <table:table-cell office:value-type="float" office:value="-7.46238115243614E-2" table:style-name="ce1">
            <text:p>-0,074623812</text:p>
          </table:table-cell>
          <table:table-cell office:value-type="float" office:value="1.44" table:style-name="ce1">
            <text:p>1,44</text:p>
          </table:table-cell>
          <table:table-cell office:value-type="float" office:value="0.36483763437718197" table:style-name="ce1">
            <text:p>0,364837634</text:p>
          </table:table-cell>
          <table:table-cell table:number-columns-repeated="16380"/>
        </table:table-row>
        <table:table-row table:style-name="ro1">
          <table:table-cell office:value-type="float" office:value="1.4450000000000001" table:style-name="ce1">
            <text:p>1,445</text:p>
          </table:table-cell>
          <table:table-cell office:value-type="float" office:value="-8.4573677275329801E-2" table:style-name="ce1">
            <text:p>-0,084573677</text:p>
          </table:table-cell>
          <table:table-cell office:value-type="float" office:value="1.4450000000000001" table:style-name="ce1">
            <text:p>1,445</text:p>
          </table:table-cell>
          <table:table-cell office:value-type="float" office:value="0.37480589468032099" table:style-name="ce1">
            <text:p>0,374805895</text:p>
          </table:table-cell>
          <table:table-cell table:number-columns-repeated="16380"/>
        </table:table-row>
        <table:table-row table:style-name="ro1">
          <table:table-cell office:value-type="float" office:value="1.45" table:style-name="ce1">
            <text:p>1,45</text:p>
          </table:table-cell>
          <table:table-cell office:value-type="float" office:value="-7.95987443998456E-2" table:style-name="ce1">
            <text:p>-0,079598744</text:p>
          </table:table-cell>
          <table:table-cell office:value-type="float" office:value="1.45" table:style-name="ce1">
            <text:p>1,45</text:p>
          </table:table-cell>
          <table:table-cell office:value-type="float" office:value="0.39972654543816999" table:style-name="ce1">
            <text:p>0,399726545</text:p>
          </table:table-cell>
          <table:table-cell table:number-columns-repeated="16380"/>
        </table:table-row>
        <table:table-row table:style-name="ro1">
          <table:table-cell office:value-type="float" office:value="1.4550000000000001" table:style-name="ce1">
            <text:p>1,455</text:p>
          </table:table-cell>
          <table:table-cell office:value-type="float" office:value="-8.9548610150814098E-2" table:style-name="ce1">
            <text:p>-0,08954861</text:p>
          </table:table-cell>
          <table:table-cell office:value-type="float" office:value="1.4550000000000001" table:style-name="ce1">
            <text:p>1,455</text:p>
          </table:table-cell>
          <table:table-cell office:value-type="float" office:value="0.379790024831891" table:style-name="ce1">
            <text:p>0,379790025</text:p>
          </table:table-cell>
          <table:table-cell table:number-columns-repeated="16380"/>
        </table:table-row>
        <table:table-row table:style-name="ro1">
          <table:table-cell office:value-type="float" office:value="1.46" table:style-name="ce1">
            <text:p>1,46</text:p>
          </table:table-cell>
          <table:table-cell office:value-type="float" office:value="-8.4573677275329801E-2" table:style-name="ce1">
            <text:p>-0,084573677</text:p>
          </table:table-cell>
          <table:table-cell office:value-type="float" office:value="1.46" table:style-name="ce1">
            <text:p>1,46</text:p>
          </table:table-cell>
          <table:table-cell office:value-type="float" office:value="0.379790024831891" table:style-name="ce1">
            <text:p>0,379790025</text:p>
          </table:table-cell>
          <table:table-cell table:number-columns-repeated="16380"/>
        </table:table-row>
        <table:table-row table:style-name="ro1">
          <table:table-cell office:value-type="float" office:value="1.4650000000000001" table:style-name="ce1">
            <text:p>1,465</text:p>
          </table:table-cell>
          <table:table-cell office:value-type="float" office:value="-8.4573677275329801E-2" table:style-name="ce1">
            <text:p>-0,084573677</text:p>
          </table:table-cell>
          <table:table-cell office:value-type="float" office:value="1.4650000000000001" table:style-name="ce1">
            <text:p>1,465</text:p>
          </table:table-cell>
          <table:table-cell office:value-type="float" office:value="0.40471067558974" table:style-name="ce1">
            <text:p>0,404710676</text:p>
          </table:table-cell>
          <table:table-cell table:number-columns-repeated="16380"/>
        </table:table-row>
        <table:table-row table:style-name="ro1">
          <table:table-cell office:value-type="float" office:value="1.47" table:style-name="ce1">
            <text:p>1,47</text:p>
          </table:table-cell>
          <table:table-cell office:value-type="float" office:value="-9.9498475901782499E-2" table:style-name="ce1">
            <text:p>-0,099498476</text:p>
          </table:table-cell>
          <table:table-cell office:value-type="float" office:value="1.47" table:style-name="ce1">
            <text:p>1,47</text:p>
          </table:table-cell>
          <table:table-cell office:value-type="float" office:value="0.40471067558974" table:style-name="ce1">
            <text:p>0,404710676</text:p>
          </table:table-cell>
          <table:table-cell table:number-columns-repeated="16380"/>
        </table:table-row>
        <table:table-row table:style-name="ro1">
          <table:table-cell office:value-type="float" office:value="1.4750000000000001" table:style-name="ce1">
            <text:p>1,475</text:p>
          </table:table-cell>
          <table:table-cell office:value-type="float" office:value="-9.9498475901782499E-2" table:style-name="ce1">
            <text:p>-0,099498476</text:p>
          </table:table-cell>
          <table:table-cell office:value-type="float" office:value="1.4750000000000001" table:style-name="ce1">
            <text:p>1,475</text:p>
          </table:table-cell>
          <table:table-cell office:value-type="float" office:value="0.38477415498346101" table:style-name="ce1">
            <text:p>0,384774155</text:p>
          </table:table-cell>
          <table:table-cell table:number-columns-repeated="16380"/>
        </table:table-row>
        <table:table-row table:style-name="ro1">
          <table:table-cell office:value-type="float" office:value="1.48" table:style-name="ce1">
            <text:p>1,48</text:p>
          </table:table-cell>
          <table:table-cell office:value-type="float" office:value="-9.9498475901782499E-2" table:style-name="ce1">
            <text:p>-0,099498476</text:p>
          </table:table-cell>
          <table:table-cell office:value-type="float" office:value="1.48" table:style-name="ce1">
            <text:p>1,48</text:p>
          </table:table-cell>
          <table:table-cell office:value-type="float" office:value="0.41966306604444997" table:style-name="ce1">
            <text:p>0,419663066</text:p>
          </table:table-cell>
          <table:table-cell table:number-columns-repeated="16380"/>
        </table:table-row>
        <table:table-row table:style-name="ro1">
          <table:table-cell office:value-type="float" office:value="1.4850000000000001" table:style-name="ce1">
            <text:p>1,485</text:p>
          </table:table-cell>
          <table:table-cell office:value-type="float" office:value="-9.9498475901782499E-2" table:style-name="ce1">
            <text:p>-0,099498476</text:p>
          </table:table-cell>
          <table:table-cell office:value-type="float" office:value="1.4850000000000001" table:style-name="ce1">
            <text:p>1,485</text:p>
          </table:table-cell>
          <table:table-cell office:value-type="float" office:value="0.41467893589288002" table:style-name="ce1">
            <text:p>0,414678936</text:p>
          </table:table-cell>
          <table:table-cell table:number-columns-repeated="16380"/>
        </table:table-row>
        <table:table-row table:style-name="ro1">
          <table:table-cell office:value-type="float" office:value="1.49" table:style-name="ce1">
            <text:p>1,49</text:p>
          </table:table-cell>
          <table:table-cell office:value-type="float" office:value="-0.109448341652751" table:style-name="ce1">
            <text:p>-0,109448342</text:p>
          </table:table-cell>
          <table:table-cell office:value-type="float" office:value="1.49" table:style-name="ce1">
            <text:p>1,49</text:p>
          </table:table-cell>
          <table:table-cell office:value-type="float" office:value="0.39474241528660098" table:style-name="ce1">
            <text:p>0,394742415</text:p>
          </table:table-cell>
          <table:table-cell table:number-columns-repeated="16380"/>
        </table:table-row>
        <table:table-row table:style-name="ro1">
          <table:table-cell office:value-type="float" office:value="1.4950000000000001" table:style-name="ce1">
            <text:p>1,495</text:p>
          </table:table-cell>
          <table:table-cell office:value-type="float" office:value="-0.114423274528235" table:style-name="ce1">
            <text:p>-0,114423275</text:p>
          </table:table-cell>
          <table:table-cell office:value-type="float" office:value="1.4950000000000001" table:style-name="ce1">
            <text:p>1,495</text:p>
          </table:table-cell>
          <table:table-cell office:value-type="float" office:value="0.42464719619601998" table:style-name="ce1">
            <text:p>0,424647196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-0.109448341652751" table:style-name="ce1">
            <text:p>-0,109448342</text:p>
          </table:table-cell>
          <table:table-cell office:value-type="float" office:value="1.5" table:style-name="ce1">
            <text:p>1,5</text:p>
          </table:table-cell>
          <table:table-cell office:value-type="float" office:value="0.42963132634758999" table:style-name="ce1">
            <text:p>0,429631326</text:p>
          </table:table-cell>
          <table:table-cell table:number-columns-repeated="16380"/>
        </table:table-row>
        <table:table-row table:style-name="ro1">
          <table:table-cell office:value-type="float" office:value="1.5049999999999999" table:style-name="ce1">
            <text:p>1,505</text:p>
          </table:table-cell>
          <table:table-cell office:value-type="float" office:value="-0.114423274528235" table:style-name="ce1">
            <text:p>-0,114423275</text:p>
          </table:table-cell>
          <table:table-cell office:value-type="float" office:value="1.5049999999999999" table:style-name="ce1">
            <text:p>1,505</text:p>
          </table:table-cell>
          <table:table-cell office:value-type="float" office:value="0.40969480574131001" table:style-name="ce1">
            <text:p>0,409694806</text:p>
          </table:table-cell>
          <table:table-cell table:number-columns-repeated="16380"/>
        </table:table-row>
        <table:table-row table:style-name="ro1">
          <table:table-cell office:value-type="float" office:value="1.51" table:style-name="ce1">
            <text:p>1,51</text:p>
          </table:table-cell>
          <table:table-cell office:value-type="float" office:value="-0.11939820740371899" table:style-name="ce1">
            <text:p>-0,119398207</text:p>
          </table:table-cell>
          <table:table-cell office:value-type="float" office:value="1.51" table:style-name="ce1">
            <text:p>1,51</text:p>
          </table:table-cell>
          <table:table-cell office:value-type="float" office:value="0.44458371680229902" table:style-name="ce1">
            <text:p>0,444583717</text:p>
          </table:table-cell>
          <table:table-cell table:number-columns-repeated="16380"/>
        </table:table-row>
        <table:table-row table:style-name="ro1">
          <table:table-cell office:value-type="float" office:value="1.5149999999999999" table:style-name="ce1">
            <text:p>1,515</text:p>
          </table:table-cell>
          <table:table-cell office:value-type="float" office:value="-0.134323006030172" table:style-name="ce1">
            <text:p>-0,134323006</text:p>
          </table:table-cell>
          <table:table-cell office:value-type="float" office:value="1.5149999999999999" table:style-name="ce1">
            <text:p>1,515</text:p>
          </table:table-cell>
          <table:table-cell office:value-type="float" office:value="0.43959958665072901" table:style-name="ce1">
            <text:p>0,439599587</text:p>
          </table:table-cell>
          <table:table-cell table:number-columns-repeated="16380"/>
        </table:table-row>
        <table:table-row table:style-name="ro1">
          <table:table-cell office:value-type="float" office:value="1.52" table:style-name="ce1">
            <text:p>1,52</text:p>
          </table:table-cell>
          <table:table-cell office:value-type="float" office:value="-0.139297938905656" table:style-name="ce1">
            <text:p>-0,139297939</text:p>
          </table:table-cell>
          <table:table-cell office:value-type="float" office:value="1.52" table:style-name="ce1">
            <text:p>1,52</text:p>
          </table:table-cell>
          <table:table-cell office:value-type="float" office:value="0.42963132634758999" table:style-name="ce1">
            <text:p>0,429631326</text:p>
          </table:table-cell>
          <table:table-cell table:number-columns-repeated="16380"/>
        </table:table-row>
        <table:table-row table:style-name="ro1">
          <table:table-cell office:value-type="float" office:value="1.5249999999999999" table:style-name="ce1">
            <text:p>1,525</text:p>
          </table:table-cell>
          <table:table-cell office:value-type="float" office:value="-0.139297938905656" table:style-name="ce1">
            <text:p>-0,139297939</text:p>
          </table:table-cell>
          <table:table-cell office:value-type="float" office:value="1.5249999999999999" table:style-name="ce1">
            <text:p>1,525</text:p>
          </table:table-cell>
          <table:table-cell office:value-type="float" office:value="0.46452023740857801" table:style-name="ce1">
            <text:p>0,464520237</text:p>
          </table:table-cell>
          <table:table-cell table:number-columns-repeated="16380"/>
        </table:table-row>
        <table:table-row table:style-name="ro1">
          <table:table-cell office:value-type="float" office:value="1.53" table:style-name="ce1">
            <text:p>1,53</text:p>
          </table:table-cell>
          <table:table-cell office:value-type="float" office:value="-0.14427287178114101" table:style-name="ce1">
            <text:p>-0,144272872</text:p>
          </table:table-cell>
          <table:table-cell office:value-type="float" office:value="1.53" table:style-name="ce1">
            <text:p>1,53</text:p>
          </table:table-cell>
          <table:table-cell office:value-type="float" office:value="0.46452023740857801" table:style-name="ce1">
            <text:p>0,464520237</text:p>
          </table:table-cell>
          <table:table-cell table:number-columns-repeated="16380"/>
        </table:table-row>
        <table:table-row table:style-name="ro1">
          <table:table-cell office:value-type="float" office:value="1.5349999999999999" table:style-name="ce1">
            <text:p>1,535</text:p>
          </table:table-cell>
          <table:table-cell office:value-type="float" office:value="-0.15422273753210899" table:style-name="ce1">
            <text:p>-0,154222738</text:p>
          </table:table-cell>
          <table:table-cell office:value-type="float" office:value="1.5349999999999999" table:style-name="ce1">
            <text:p>1,535</text:p>
          </table:table-cell>
          <table:table-cell office:value-type="float" office:value="0.44956784695386898" table:style-name="ce1">
            <text:p>0,449567847</text:p>
          </table:table-cell>
          <table:table-cell table:number-columns-repeated="16380"/>
        </table:table-row>
        <table:table-row table:style-name="ro1">
          <table:table-cell office:value-type="float" office:value="1.54" table:style-name="ce1">
            <text:p>1,54</text:p>
          </table:table-cell>
          <table:table-cell office:value-type="float" office:value="-0.16914753615856201" table:style-name="ce1">
            <text:p>-0,169147536</text:p>
          </table:table-cell>
          <table:table-cell office:value-type="float" office:value="1.54" table:style-name="ce1">
            <text:p>1,54</text:p>
          </table:table-cell>
          <table:table-cell office:value-type="float" office:value="0.489440888166428" table:style-name="ce1">
            <text:p>0,489440888</text:p>
          </table:table-cell>
          <table:table-cell table:number-columns-repeated="16380"/>
        </table:table-row>
        <table:table-row table:style-name="ro1">
          <table:table-cell office:value-type="float" office:value="1.5449999999999999" table:style-name="ce1">
            <text:p>1,545</text:p>
          </table:table-cell>
          <table:table-cell office:value-type="float" office:value="-0.16914753615856201" table:style-name="ce1">
            <text:p>-0,169147536</text:p>
          </table:table-cell>
          <table:table-cell office:value-type="float" office:value="1.5449999999999999" table:style-name="ce1">
            <text:p>1,545</text:p>
          </table:table-cell>
          <table:table-cell office:value-type="float" office:value="0.459536107257009" table:style-name="ce1">
            <text:p>0,459536107</text:p>
          </table:table-cell>
          <table:table-cell table:number-columns-repeated="16380"/>
        </table:table-row>
        <table:table-row table:style-name="ro1">
          <table:table-cell office:value-type="float" office:value="1.55" table:style-name="ce1">
            <text:p>1,55</text:p>
          </table:table-cell>
          <table:table-cell office:value-type="float" office:value="-0.17412246903404599" table:style-name="ce1">
            <text:p>-0,174122469</text:p>
          </table:table-cell>
          <table:table-cell office:value-type="float" office:value="1.55" table:style-name="ce1">
            <text:p>1,55</text:p>
          </table:table-cell>
          <table:table-cell office:value-type="float" office:value="0.47947262786328798" table:style-name="ce1">
            <text:p>0,479472628</text:p>
          </table:table-cell>
          <table:table-cell table:number-columns-repeated="16380"/>
        </table:table-row>
        <table:table-row table:style-name="ro1">
          <table:table-cell office:value-type="float" office:value="1.5549999999999999" table:style-name="ce1">
            <text:p>1,555</text:p>
          </table:table-cell>
          <table:table-cell office:value-type="float" office:value="-0.184072334785014" table:style-name="ce1">
            <text:p>-0,184072335</text:p>
          </table:table-cell>
          <table:table-cell office:value-type="float" office:value="1.5549999999999999" table:style-name="ce1">
            <text:p>1,555</text:p>
          </table:table-cell>
          <table:table-cell office:value-type="float" office:value="0.51436153892427705" table:style-name="ce1">
            <text:p>0,514361539</text:p>
          </table:table-cell>
          <table:table-cell table:number-columns-repeated="16380"/>
        </table:table-row>
        <table:table-row table:style-name="ro1">
          <table:table-cell office:value-type="float" office:value="1.56" table:style-name="ce1">
            <text:p>1,56</text:p>
          </table:table-cell>
          <table:table-cell office:value-type="float" office:value="-0.203972066286951" table:style-name="ce1">
            <text:p>-0,203972066</text:p>
          </table:table-cell>
          <table:table-cell office:value-type="float" office:value="1.56" table:style-name="ce1">
            <text:p>1,56</text:p>
          </table:table-cell>
          <table:table-cell office:value-type="float" office:value="0.47947262786328798" table:style-name="ce1">
            <text:p>0,479472628</text:p>
          </table:table-cell>
          <table:table-cell table:number-columns-repeated="16380"/>
        </table:table-row>
        <table:table-row table:style-name="ro1">
          <table:table-cell office:value-type="float" office:value="1.5649999999999999" table:style-name="ce1">
            <text:p>1,565</text:p>
          </table:table-cell>
          <table:table-cell office:value-type="float" office:value="-0.21392193203792001" table:style-name="ce1">
            <text:p>-0,213921932</text:p>
          </table:table-cell>
          <table:table-cell office:value-type="float" office:value="1.5649999999999999" table:style-name="ce1">
            <text:p>1,565</text:p>
          </table:table-cell>
          <table:table-cell office:value-type="float" office:value="0.50937740877270699" table:style-name="ce1">
            <text:p>0,509377409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-0.228846730664372" table:style-name="ce1">
            <text:p>-0,228846731</text:p>
          </table:table-cell>
          <table:table-cell office:value-type="float" office:value="1.57" table:style-name="ce1">
            <text:p>1,57</text:p>
          </table:table-cell>
          <table:table-cell office:value-type="float" office:value="0.53429805953055598" table:style-name="ce1">
            <text:p>0,53429806</text:p>
          </table:table-cell>
          <table:table-cell table:number-columns-repeated="16380"/>
        </table:table-row>
        <table:table-row table:style-name="ro1">
          <table:table-cell office:value-type="float" office:value="1.575" table:style-name="ce1">
            <text:p>1,575</text:p>
          </table:table-cell>
          <table:table-cell office:value-type="float" office:value="-0.23382166353985701" table:style-name="ce1">
            <text:p>-0,233821664</text:p>
          </table:table-cell>
          <table:table-cell office:value-type="float" office:value="1.575" table:style-name="ce1">
            <text:p>1,575</text:p>
          </table:table-cell>
          <table:table-cell office:value-type="float" office:value="0.50439327862113703" table:style-name="ce1">
            <text:p>0,504393279</text:p>
          </table:table-cell>
          <table:table-cell table:number-columns-repeated="16380"/>
        </table:table-row>
        <table:table-row table:style-name="ro1">
          <table:table-cell office:value-type="float" office:value="1.58" table:style-name="ce1">
            <text:p>1,58</text:p>
          </table:table-cell>
          <table:table-cell office:value-type="float" office:value="-0.248746462166309" table:style-name="ce1">
            <text:p>-0,248746462</text:p>
          </table:table-cell>
          <table:table-cell office:value-type="float" office:value="1.58" table:style-name="ce1">
            <text:p>1,58</text:p>
          </table:table-cell>
          <table:table-cell office:value-type="float" office:value="0.54925044998526595" table:style-name="ce1">
            <text:p>0,54925045</text:p>
          </table:table-cell>
          <table:table-cell table:number-columns-repeated="16380"/>
        </table:table-row>
        <table:table-row table:style-name="ro1">
          <table:table-cell office:value-type="float" office:value="1.585" table:style-name="ce1">
            <text:p>1,585</text:p>
          </table:table-cell>
          <table:table-cell office:value-type="float" office:value="-0.26367126079276199" table:style-name="ce1">
            <text:p>-0,263671261</text:p>
          </table:table-cell>
          <table:table-cell office:value-type="float" office:value="1.585" table:style-name="ce1">
            <text:p>1,585</text:p>
          </table:table-cell>
          <table:table-cell office:value-type="float" office:value="0.52931392937898603" table:style-name="ce1">
            <text:p>0,529313929</text:p>
          </table:table-cell>
          <table:table-cell table:number-columns-repeated="16380"/>
        </table:table-row>
        <table:table-row table:style-name="ro1">
          <table:table-cell office:value-type="float" office:value="1.59" table:style-name="ce1">
            <text:p>1,59</text:p>
          </table:table-cell>
          <table:table-cell office:value-type="float" office:value="-0.27362112654373" table:style-name="ce1">
            <text:p>-0,273621127</text:p>
          </table:table-cell>
          <table:table-cell office:value-type="float" office:value="1.59" table:style-name="ce1">
            <text:p>1,59</text:p>
          </table:table-cell>
          <table:table-cell office:value-type="float" office:value="0.55423458013683602" table:style-name="ce1">
            <text:p>0,55423458</text:p>
          </table:table-cell>
          <table:table-cell table:number-columns-repeated="16380"/>
        </table:table-row>
        <table:table-row table:style-name="ro1">
          <table:table-cell office:value-type="float" office:value="1.595" table:style-name="ce1">
            <text:p>1,595</text:p>
          </table:table-cell>
          <table:table-cell office:value-type="float" office:value="-0.28854592517018302" table:style-name="ce1">
            <text:p>-0,288545925</text:p>
          </table:table-cell>
          <table:table-cell office:value-type="float" office:value="1.595" table:style-name="ce1">
            <text:p>1,595</text:p>
          </table:table-cell>
          <table:table-cell office:value-type="float" office:value="0.56420284043997504" table:style-name="ce1">
            <text:p>0,56420284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0.29849579092115203" table:style-name="ce1">
            <text:p>-0,298495791</text:p>
          </table:table-cell>
          <table:table-cell office:value-type="float" office:value="1.6" table:style-name="ce1">
            <text:p>1,6</text:p>
          </table:table-cell>
          <table:table-cell office:value-type="float" office:value="0.57417110074311495" table:style-name="ce1">
            <text:p>0,574171101</text:p>
          </table:table-cell>
          <table:table-cell table:number-columns-repeated="16380"/>
        </table:table-row>
        <table:table-row table:style-name="ro1">
          <table:table-cell office:value-type="float" office:value="1.605" table:style-name="ce1">
            <text:p>1,605</text:p>
          </table:table-cell>
          <table:table-cell office:value-type="float" office:value="-0.31839552242308899" table:style-name="ce1">
            <text:p>-0,318395522</text:p>
          </table:table-cell>
          <table:table-cell office:value-type="float" office:value="1.605" table:style-name="ce1">
            <text:p>1,605</text:p>
          </table:table-cell>
          <table:table-cell office:value-type="float" office:value="0.59909175150096405" table:style-name="ce1">
            <text:p>0,599091752</text:p>
          </table:table-cell>
          <table:table-cell table:number-columns-repeated="16380"/>
        </table:table-row>
        <table:table-row table:style-name="ro1">
          <table:table-cell office:value-type="float" office:value="1.61" table:style-name="ce1">
            <text:p>1,61</text:p>
          </table:table-cell>
          <table:table-cell office:value-type="float" office:value="-0.33332032104954101" table:style-name="ce1">
            <text:p>-0,333320321</text:p>
          </table:table-cell>
          <table:table-cell office:value-type="float" office:value="1.61" table:style-name="ce1">
            <text:p>1,61</text:p>
          </table:table-cell>
          <table:table-cell office:value-type="float" office:value="0.57915523089468501" table:style-name="ce1">
            <text:p>0,579155231</text:p>
          </table:table-cell>
          <table:table-cell table:number-columns-repeated="16380"/>
        </table:table-row>
        <table:table-row table:style-name="ro1">
          <table:table-cell office:value-type="float" office:value="1.615" table:style-name="ce1">
            <text:p>1,615</text:p>
          </table:table-cell>
          <table:table-cell office:value-type="float" office:value="-0.34824511967599397" table:style-name="ce1">
            <text:p>-0,34824512</text:p>
          </table:table-cell>
          <table:table-cell office:value-type="float" office:value="1.615" table:style-name="ce1">
            <text:p>1,615</text:p>
          </table:table-cell>
          <table:table-cell office:value-type="float" office:value="0.63398066256195296" table:style-name="ce1">
            <text:p>0,633980663</text:p>
          </table:table-cell>
          <table:table-cell table:number-columns-repeated="16380"/>
        </table:table-row>
        <table:table-row table:style-name="ro1">
          <table:table-cell office:value-type="float" office:value="1.62" table:style-name="ce1">
            <text:p>1,62</text:p>
          </table:table-cell>
          <table:table-cell office:value-type="float" office:value="-0.38306964980438302" table:style-name="ce1">
            <text:p>-0,38306965</text:p>
          </table:table-cell>
          <table:table-cell office:value-type="float" office:value="1.62" table:style-name="ce1">
            <text:p>1,62</text:p>
          </table:table-cell>
          <table:table-cell office:value-type="float" office:value="0.60407588165253401" table:style-name="ce1">
            <text:p>0,604075882</text:p>
          </table:table-cell>
          <table:table-cell table:number-columns-repeated="16380"/>
        </table:table-row>
        <table:table-row table:style-name="ro1">
          <table:table-cell office:value-type="float" office:value="1.625" table:style-name="ce1">
            <text:p>1,625</text:p>
          </table:table-cell>
          <table:table-cell office:value-type="float" office:value="-0.37809471692889901" table:style-name="ce1">
            <text:p>-0,378094717</text:p>
          </table:table-cell>
          <table:table-cell office:value-type="float" office:value="1.625" table:style-name="ce1">
            <text:p>1,625</text:p>
          </table:table-cell>
          <table:table-cell office:value-type="float" office:value="0.64394892286509298" table:style-name="ce1">
            <text:p>0,643948923</text:p>
          </table:table-cell>
          <table:table-cell table:number-columns-repeated="16380"/>
        </table:table-row>
        <table:table-row table:style-name="ro1">
          <table:table-cell office:value-type="float" office:value="1.63" table:style-name="ce1">
            <text:p>1,63</text:p>
          </table:table-cell>
          <table:table-cell office:value-type="float" office:value="-0.40296938130631998" table:style-name="ce1">
            <text:p>-0,402969381</text:p>
          </table:table-cell>
          <table:table-cell office:value-type="float" office:value="1.63" table:style-name="ce1">
            <text:p>1,63</text:p>
          </table:table-cell>
          <table:table-cell office:value-type="float" office:value="0.628996532410383" table:style-name="ce1">
            <text:p>0,628996532</text:p>
          </table:table-cell>
          <table:table-cell table:number-columns-repeated="16380"/>
        </table:table-row>
        <table:table-row table:style-name="ro1">
          <table:table-cell office:value-type="float" office:value="1.635" table:style-name="ce1">
            <text:p>1,635</text:p>
          </table:table-cell>
          <table:table-cell office:value-type="float" office:value="-0.417894179932773" table:style-name="ce1">
            <text:p>-0,41789418</text:p>
          </table:table-cell>
          <table:table-cell office:value-type="float" office:value="1.635" table:style-name="ce1">
            <text:p>1,635</text:p>
          </table:table-cell>
          <table:table-cell office:value-type="float" office:value="0.66388544347137202" table:style-name="ce1">
            <text:p>0,663885443</text:p>
          </table:table-cell>
          <table:table-cell table:number-columns-repeated="16380"/>
        </table:table-row>
        <table:table-row table:style-name="ro1">
          <table:table-cell office:value-type="float" office:value="1.64" table:style-name="ce1">
            <text:p>1,64</text:p>
          </table:table-cell>
          <table:table-cell office:value-type="float" office:value="-0.44276884431019398" table:style-name="ce1">
            <text:p>-0,442768844</text:p>
          </table:table-cell>
          <table:table-cell office:value-type="float" office:value="1.64" table:style-name="ce1">
            <text:p>1,64</text:p>
          </table:table-cell>
          <table:table-cell office:value-type="float" office:value="0.64394892286509298" table:style-name="ce1">
            <text:p>0,643948923</text:p>
          </table:table-cell>
          <table:table-cell table:number-columns-repeated="16380"/>
        </table:table-row>
        <table:table-row table:style-name="ro1">
          <table:table-cell office:value-type="float" office:value="1.645" table:style-name="ce1">
            <text:p>1,645</text:p>
          </table:table-cell>
          <table:table-cell office:value-type="float" office:value="-0.45271871006116299" table:style-name="ce1">
            <text:p>-0,45271871</text:p>
          </table:table-cell>
          <table:table-cell office:value-type="float" office:value="1.645" table:style-name="ce1">
            <text:p>1,645</text:p>
          </table:table-cell>
          <table:table-cell office:value-type="float" office:value="0.67883783392608199" table:style-name="ce1">
            <text:p>0,678837834</text:p>
          </table:table-cell>
          <table:table-cell table:number-columns-repeated="16380"/>
        </table:table-row>
        <table:table-row table:style-name="ro1">
          <table:table-cell office:value-type="float" office:value="1.65" table:style-name="ce1">
            <text:p>1,65</text:p>
          </table:table-cell>
          <table:table-cell office:value-type="float" office:value="-0.46764350868761501" table:style-name="ce1">
            <text:p>-0,467643509</text:p>
          </table:table-cell>
          <table:table-cell office:value-type="float" office:value="1.65" table:style-name="ce1">
            <text:p>1,65</text:p>
          </table:table-cell>
          <table:table-cell office:value-type="float" office:value="0.66886957362294197" table:style-name="ce1">
            <text:p>0,668869574</text:p>
          </table:table-cell>
          <table:table-cell table:number-columns-repeated="16380"/>
        </table:table-row>
        <table:table-row table:style-name="ro1">
          <table:table-cell office:value-type="float" office:value="1.655" table:style-name="ce1">
            <text:p>1,655</text:p>
          </table:table-cell>
          <table:table-cell office:value-type="float" office:value="-0.50246803881600499" table:style-name="ce1">
            <text:p>-0,502468039</text:p>
          </table:table-cell>
          <table:table-cell office:value-type="float" office:value="1.655" table:style-name="ce1">
            <text:p>1,655</text:p>
          </table:table-cell>
          <table:table-cell office:value-type="float" office:value="0.68880609422922101" table:style-name="ce1">
            <text:p>0,688806094</text:p>
          </table:table-cell>
          <table:table-cell table:number-columns-repeated="16380"/>
        </table:table-row>
        <table:table-row table:style-name="ro1">
          <table:table-cell office:value-type="float" office:value="1.66" table:style-name="ce1">
            <text:p>1,66</text:p>
          </table:table-cell>
          <table:table-cell office:value-type="float" office:value="-0.51739283744245801" table:style-name="ce1">
            <text:p>-0,517392837</text:p>
          </table:table-cell>
          <table:table-cell office:value-type="float" office:value="1.66" table:style-name="ce1">
            <text:p>1,66</text:p>
          </table:table-cell>
          <table:table-cell office:value-type="float" office:value="0.68880609422922101" table:style-name="ce1">
            <text:p>0,688806094</text:p>
          </table:table-cell>
          <table:table-cell table:number-columns-repeated="16380"/>
        </table:table-row>
        <table:table-row table:style-name="ro1">
          <table:table-cell office:value-type="float" office:value="1.665" table:style-name="ce1">
            <text:p>1,665</text:p>
          </table:table-cell>
          <table:table-cell office:value-type="float" office:value="-0.53729256894439503" table:style-name="ce1">
            <text:p>-0,537292569</text:p>
          </table:table-cell>
          <table:table-cell office:value-type="float" office:value="1.665" table:style-name="ce1">
            <text:p>1,665</text:p>
          </table:table-cell>
          <table:table-cell office:value-type="float" office:value="0.71871087513863996" table:style-name="ce1">
            <text:p>0,718710875</text:p>
          </table:table-cell>
          <table:table-cell table:number-columns-repeated="16380"/>
        </table:table-row>
        <table:table-row table:style-name="ro1">
          <table:table-cell office:value-type="float" office:value="1.67" table:style-name="ce1">
            <text:p>1,67</text:p>
          </table:table-cell>
          <table:table-cell office:value-type="float" office:value="-0.55221736757084705" table:style-name="ce1">
            <text:p>-0,552217368</text:p>
          </table:table-cell>
          <table:table-cell office:value-type="float" office:value="1.67" table:style-name="ce1">
            <text:p>1,67</text:p>
          </table:table-cell>
          <table:table-cell office:value-type="float" office:value="0.69877435453236103" table:style-name="ce1">
            <text:p>0,698774355</text:p>
          </table:table-cell>
          <table:table-cell table:number-columns-repeated="16380"/>
        </table:table-row>
        <table:table-row table:style-name="ro1">
          <table:table-cell office:value-type="float" office:value="1.675" table:style-name="ce1">
            <text:p>1,675</text:p>
          </table:table-cell>
          <table:table-cell office:value-type="float" office:value="-0.58206696482375297" table:style-name="ce1">
            <text:p>-0,582066965</text:p>
          </table:table-cell>
          <table:table-cell office:value-type="float" office:value="1.675" table:style-name="ce1">
            <text:p>1,675</text:p>
          </table:table-cell>
          <table:table-cell office:value-type="float" office:value="0.74861565604806002" table:style-name="ce1">
            <text:p>0,748615656</text:p>
          </table:table-cell>
          <table:table-cell table:number-columns-repeated="16380"/>
        </table:table-row>
        <table:table-row table:style-name="ro1">
          <table:table-cell office:value-type="float" office:value="1.68" table:style-name="ce1">
            <text:p>1,68</text:p>
          </table:table-cell>
          <table:table-cell office:value-type="float" office:value="-0.61191656207665801" table:style-name="ce1">
            <text:p>-0,611916562</text:p>
          </table:table-cell>
          <table:table-cell office:value-type="float" office:value="1.68" table:style-name="ce1">
            <text:p>1,68</text:p>
          </table:table-cell>
          <table:table-cell office:value-type="float" office:value="0.73366326559335004" table:style-name="ce1">
            <text:p>0,733663266</text:p>
          </table:table-cell>
          <table:table-cell table:number-columns-repeated="16380"/>
        </table:table-row>
        <table:table-row table:style-name="ro1">
          <table:table-cell office:value-type="float" office:value="1.6850000000000001" table:style-name="ce1">
            <text:p>1,685</text:p>
          </table:table-cell>
          <table:table-cell office:value-type="float" office:value="-0.62684136070311103" table:style-name="ce1">
            <text:p>-0,626841361</text:p>
          </table:table-cell>
          <table:table-cell office:value-type="float" office:value="1.6850000000000001" table:style-name="ce1">
            <text:p>1,685</text:p>
          </table:table-cell>
          <table:table-cell office:value-type="float" office:value="0.76855217665433895" table:style-name="ce1">
            <text:p>0,768552177</text:p>
          </table:table-cell>
          <table:table-cell table:number-columns-repeated="16380"/>
        </table:table-row>
        <table:table-row table:style-name="ro1">
          <table:table-cell office:value-type="float" office:value="1.69" table:style-name="ce1">
            <text:p>1,69</text:p>
          </table:table-cell>
          <table:table-cell office:value-type="float" office:value="-0.64674109220504805" table:style-name="ce1">
            <text:p>-0,646741092</text:p>
          </table:table-cell>
          <table:table-cell office:value-type="float" office:value="1.69" table:style-name="ce1">
            <text:p>1,69</text:p>
          </table:table-cell>
          <table:table-cell office:value-type="float" office:value="0.74861565604806002" table:style-name="ce1">
            <text:p>0,748615656</text:p>
          </table:table-cell>
          <table:table-cell table:number-columns-repeated="16380"/>
        </table:table-row>
        <table:table-row table:style-name="ro1">
          <table:table-cell office:value-type="float" office:value="1.6950000000000001" table:style-name="ce1">
            <text:p>1,695</text:p>
          </table:table-cell>
          <table:table-cell office:value-type="float" office:value="-0.67161575658246897" table:style-name="ce1">
            <text:p>-0,671615757</text:p>
          </table:table-cell>
          <table:table-cell office:value-type="float" office:value="1.6950000000000001" table:style-name="ce1">
            <text:p>1,695</text:p>
          </table:table-cell>
          <table:table-cell office:value-type="float" office:value="0.80842521786689803" table:style-name="ce1">
            <text:p>0,808425218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70644028671085801" table:style-name="ce1">
            <text:p>-0,706440287</text:p>
          </table:table-cell>
          <table:table-cell office:value-type="float" office:value="1.7" table:style-name="ce1">
            <text:p>1,7</text:p>
          </table:table-cell>
          <table:table-cell office:value-type="float" office:value="0.77852043695747897" table:style-name="ce1">
            <text:p>0,778520437</text:p>
          </table:table-cell>
          <table:table-cell table:number-columns-repeated="16380"/>
        </table:table-row>
        <table:table-row table:style-name="ro1">
          <table:table-cell office:value-type="float" office:value="1.7050000000000001" table:style-name="ce1">
            <text:p>1,705</text:p>
          </table:table-cell>
          <table:table-cell office:value-type="float" office:value="-0.72136508533731103" table:style-name="ce1">
            <text:p>-0,721365085</text:p>
          </table:table-cell>
          <table:table-cell office:value-type="float" office:value="1.7050000000000001" table:style-name="ce1">
            <text:p>1,705</text:p>
          </table:table-cell>
          <table:table-cell office:value-type="float" office:value="0.81839347817003705" table:style-name="ce1">
            <text:p>0,818393478</text:p>
          </table:table-cell>
          <table:table-cell table:number-columns-repeated="16380"/>
        </table:table-row>
        <table:table-row table:style-name="ro1">
          <table:table-cell office:value-type="float" office:value="1.71" table:style-name="ce1">
            <text:p>1,71</text:p>
          </table:table-cell>
          <table:table-cell office:value-type="float" office:value="-0.74126481683924805" table:style-name="ce1">
            <text:p>-0,741264817</text:p>
          </table:table-cell>
          <table:table-cell office:value-type="float" office:value="1.71" table:style-name="ce1">
            <text:p>1,71</text:p>
          </table:table-cell>
          <table:table-cell office:value-type="float" office:value="0.81340934801846698" table:style-name="ce1">
            <text:p>0,813409348</text:p>
          </table:table-cell>
          <table:table-cell table:number-columns-repeated="16380"/>
        </table:table-row>
        <table:table-row table:style-name="ro1">
          <table:table-cell office:value-type="float" office:value="1.7150000000000001" table:style-name="ce1">
            <text:p>1,715</text:p>
          </table:table-cell>
          <table:table-cell office:value-type="float" office:value="-0.77111441409215298" table:style-name="ce1">
            <text:p>-0,771114414</text:p>
          </table:table-cell>
          <table:table-cell office:value-type="float" office:value="1.7150000000000001" table:style-name="ce1">
            <text:p>1,715</text:p>
          </table:table-cell>
          <table:table-cell office:value-type="float" office:value="0.82836173847317696" table:style-name="ce1">
            <text:p>0,828361738</text:p>
          </table:table-cell>
          <table:table-cell table:number-columns-repeated="16380"/>
        </table:table-row>
        <table:table-row table:style-name="ro1">
          <table:table-cell office:value-type="float" office:value="1.72" table:style-name="ce1">
            <text:p>1,72</text:p>
          </table:table-cell>
          <table:table-cell office:value-type="float" office:value="-0.79101414559409" table:style-name="ce1">
            <text:p>-0,791014146</text:p>
          </table:table-cell>
          <table:table-cell office:value-type="float" office:value="1.72" table:style-name="ce1">
            <text:p>1,72</text:p>
          </table:table-cell>
          <table:table-cell office:value-type="float" office:value="0.86325064953416597" table:style-name="ce1">
            <text:p>0,86325065</text:p>
          </table:table-cell>
          <table:table-cell table:number-columns-repeated="16380"/>
        </table:table-row>
        <table:table-row table:style-name="ro1">
          <table:table-cell office:value-type="float" office:value="1.7250000000000001" table:style-name="ce1">
            <text:p>1,725</text:p>
          </table:table-cell>
          <table:table-cell office:value-type="float" office:value="-0.82583867572248004" table:style-name="ce1">
            <text:p>-0,825838676</text:p>
          </table:table-cell>
          <table:table-cell office:value-type="float" office:value="1.7250000000000001" table:style-name="ce1">
            <text:p>1,725</text:p>
          </table:table-cell>
          <table:table-cell office:value-type="float" office:value="0.83832999877631698" table:style-name="ce1">
            <text:p>0,838329999</text:p>
          </table:table-cell>
          <table:table-cell table:number-columns-repeated="16380"/>
        </table:table-row>
        <table:table-row table:style-name="ro1">
          <table:table-cell office:value-type="float" office:value="1.73" table:style-name="ce1">
            <text:p>1,73</text:p>
          </table:table-cell>
          <table:table-cell office:value-type="float" office:value="-0.84573840722441695" table:style-name="ce1">
            <text:p>-0,845738407</text:p>
          </table:table-cell>
          <table:table-cell office:value-type="float" office:value="1.73" table:style-name="ce1">
            <text:p>1,73</text:p>
          </table:table-cell>
          <table:table-cell office:value-type="float" office:value="0.89813956059515498" table:style-name="ce1">
            <text:p>0,898139561</text:p>
          </table:table-cell>
          <table:table-cell table:number-columns-repeated="16380"/>
        </table:table-row>
        <table:table-row table:style-name="ro1">
          <table:table-cell office:value-type="float" office:value="1.7350000000000001" table:style-name="ce1">
            <text:p>1,735</text:p>
          </table:table-cell>
          <table:table-cell office:value-type="float" office:value="-0.87061307160183798" table:style-name="ce1">
            <text:p>-0,870613072</text:p>
          </table:table-cell>
          <table:table-cell office:value-type="float" office:value="1.7350000000000001" table:style-name="ce1">
            <text:p>1,735</text:p>
          </table:table-cell>
          <table:table-cell office:value-type="float" office:value="0.86325064953416597" table:style-name="ce1">
            <text:p>0,86325065</text:p>
          </table:table-cell>
          <table:table-cell table:number-columns-repeated="16380"/>
        </table:table-row>
        <table:table-row table:style-name="ro1">
          <table:table-cell office:value-type="float" office:value="1.74" table:style-name="ce1">
            <text:p>1,74</text:p>
          </table:table-cell>
          <table:table-cell office:value-type="float" office:value="-0.89548773597925901" table:style-name="ce1">
            <text:p>-0,895487736</text:p>
          </table:table-cell>
          <table:table-cell office:value-type="float" office:value="1.74" table:style-name="ce1">
            <text:p>1,74</text:p>
          </table:table-cell>
          <table:table-cell office:value-type="float" office:value="0.87820303998887495" table:style-name="ce1">
            <text:p>0,87820304</text:p>
          </table:table-cell>
          <table:table-cell table:number-columns-repeated="16380"/>
        </table:table-row>
        <table:table-row table:style-name="ro1">
          <table:table-cell office:value-type="float" office:value="1.7450000000000001" table:style-name="ce1">
            <text:p>1,745</text:p>
          </table:table-cell>
          <table:table-cell office:value-type="float" office:value="-0.92533733323216405" table:style-name="ce1">
            <text:p>-0,925337333</text:p>
          </table:table-cell>
          <table:table-cell office:value-type="float" office:value="1.7450000000000001" table:style-name="ce1">
            <text:p>1,745</text:p>
          </table:table-cell>
          <table:table-cell office:value-type="float" office:value="0.92306021135300398" table:style-name="ce1">
            <text:p>0,923060211</text:p>
          </table:table-cell>
          <table:table-cell table:number-columns-repeated="16380"/>
        </table:table-row>
        <table:table-row table:style-name="ro1">
          <table:table-cell office:value-type="float" office:value="1.75" table:style-name="ce1">
            <text:p>1,75</text:p>
          </table:table-cell>
          <table:table-cell office:value-type="float" office:value="-0.95021199760958597" table:style-name="ce1">
            <text:p>-0,950211998</text:p>
          </table:table-cell>
          <table:table-cell office:value-type="float" office:value="1.75" table:style-name="ce1">
            <text:p>1,75</text:p>
          </table:table-cell>
          <table:table-cell office:value-type="float" office:value="0.89315543044358503" table:style-name="ce1">
            <text:p>0,89315543</text:p>
          </table:table-cell>
          <table:table-cell table:number-columns-repeated="16380"/>
        </table:table-row>
        <table:table-row table:style-name="ro1">
          <table:table-cell office:value-type="float" office:value="1.7549999999999999" table:style-name="ce1">
            <text:p>1,755</text:p>
          </table:table-cell>
          <table:table-cell office:value-type="float" office:value="-0.975086661987007" table:style-name="ce1">
            <text:p>-0,975086662</text:p>
          </table:table-cell>
          <table:table-cell office:value-type="float" office:value="1.7549999999999999" table:style-name="ce1">
            <text:p>1,755</text:p>
          </table:table-cell>
          <table:table-cell office:value-type="float" office:value="0.91807608120143402" table:style-name="ce1">
            <text:p>0,918076081</text:p>
          </table:table-cell>
          <table:table-cell table:number-columns-repeated="16380"/>
        </table:table-row>
        <table:table-row table:style-name="ro1">
          <table:table-cell office:value-type="float" office:value="1.76" table:style-name="ce1">
            <text:p>1,76</text:p>
          </table:table-cell>
          <table:table-cell office:value-type="float" office:value="-0.99996132636442803" table:style-name="ce1">
            <text:p>-0,999961326</text:p>
          </table:table-cell>
          <table:table-cell office:value-type="float" office:value="1.76" table:style-name="ce1">
            <text:p>1,76</text:p>
          </table:table-cell>
          <table:table-cell office:value-type="float" office:value="0.94798086211085297" table:style-name="ce1">
            <text:p>0,947980862</text:p>
          </table:table-cell>
          <table:table-cell table:number-columns-repeated="16380"/>
        </table:table-row>
        <table:table-row table:style-name="ro1">
          <table:table-cell office:value-type="float" office:value="1.7649999999999999" table:style-name="ce1">
            <text:p>1,765</text:p>
          </table:table-cell>
          <table:table-cell office:value-type="float" office:value="-1.0248359907418501" table:style-name="ce1">
            <text:p>-1,024835991</text:p>
          </table:table-cell>
          <table:table-cell office:value-type="float" office:value="1.7649999999999999" table:style-name="ce1">
            <text:p>1,765</text:p>
          </table:table-cell>
          <table:table-cell office:value-type="float" office:value="0.92306021135300398" table:style-name="ce1">
            <text:p>0,923060211</text:p>
          </table:table-cell>
          <table:table-cell table:number-columns-repeated="16380"/>
        </table:table-row>
        <table:table-row table:style-name="ro1">
          <table:table-cell office:value-type="float" office:value="1.77" table:style-name="ce1">
            <text:p>1,77</text:p>
          </table:table-cell>
          <table:table-cell office:value-type="float" office:value="-1.0646354537457201" table:style-name="ce1">
            <text:p>-1,064635454</text:p>
          </table:table-cell>
          <table:table-cell office:value-type="float" office:value="1.77" table:style-name="ce1">
            <text:p>1,77</text:p>
          </table:table-cell>
          <table:table-cell office:value-type="float" office:value="0.94299673195928302" table:style-name="ce1">
            <text:p>0,942996732</text:p>
          </table:table-cell>
          <table:table-cell table:number-columns-repeated="16380"/>
        </table:table-row>
        <table:table-row table:style-name="ro1">
          <table:table-cell office:value-type="float" office:value="1.7749999999999999" table:style-name="ce1">
            <text:p>1,775</text:p>
          </table:table-cell>
          <table:table-cell office:value-type="float" office:value="-1.0845351852476599" table:style-name="ce1">
            <text:p>-1,084535185</text:p>
          </table:table-cell>
          <table:table-cell office:value-type="float" office:value="1.7749999999999999" table:style-name="ce1">
            <text:p>1,775</text:p>
          </table:table-cell>
          <table:table-cell office:value-type="float" office:value="0.97290151286870197" table:style-name="ce1">
            <text:p>0,972901513</text:p>
          </table:table-cell>
          <table:table-cell table:number-columns-repeated="16380"/>
        </table:table-row>
        <table:table-row table:style-name="ro1">
          <table:table-cell office:value-type="float" office:value="1.78" table:style-name="ce1">
            <text:p>1,78</text:p>
          </table:table-cell>
          <table:table-cell office:value-type="float" office:value="-1.1094098496250799" table:style-name="ce1">
            <text:p>-1,10940985</text:p>
          </table:table-cell>
          <table:table-cell office:value-type="float" office:value="1.78" table:style-name="ce1">
            <text:p>1,78</text:p>
          </table:table-cell>
          <table:table-cell office:value-type="float" office:value="0.95794912241399299" table:style-name="ce1">
            <text:p>0,957949122</text:p>
          </table:table-cell>
          <table:table-cell table:number-columns-repeated="16380"/>
        </table:table-row>
        <table:table-row table:style-name="ro1">
          <table:table-cell office:value-type="float" office:value="1.7849999999999999" table:style-name="ce1">
            <text:p>1,785</text:p>
          </table:table-cell>
          <table:table-cell office:value-type="float" office:value="-1.12930958112702" table:style-name="ce1">
            <text:p>-1,129309581</text:p>
          </table:table-cell>
          <table:table-cell office:value-type="float" office:value="1.7849999999999999" table:style-name="ce1">
            <text:p>1,785</text:p>
          </table:table-cell>
          <table:table-cell office:value-type="float" office:value="0.99283803347498201" table:style-name="ce1">
            <text:p>0,992838033</text:p>
          </table:table-cell>
          <table:table-cell table:number-columns-repeated="16380"/>
        </table:table-row>
        <table:table-row table:style-name="ro1">
          <table:table-cell office:value-type="float" office:value="1.79" table:style-name="ce1">
            <text:p>1,79</text:p>
          </table:table-cell>
          <table:table-cell office:value-type="float" office:value="-1.15915917837992" table:style-name="ce1">
            <text:p>-1,159159178</text:p>
          </table:table-cell>
          <table:table-cell office:value-type="float" office:value="1.79" table:style-name="ce1">
            <text:p>1,79</text:p>
          </table:table-cell>
          <table:table-cell office:value-type="float" office:value="1.0177586842328299" table:style-name="ce1">
            <text:p>1,017758684</text:p>
          </table:table-cell>
          <table:table-cell table:number-columns-repeated="16380"/>
        </table:table-row>
        <table:table-row table:style-name="ro1">
          <table:table-cell office:value-type="float" office:value="1.7949999999999999" table:style-name="ce1">
            <text:p>1,795</text:p>
          </table:table-cell>
          <table:table-cell office:value-type="float" office:value="-1.19398370850831" table:style-name="ce1">
            <text:p>-1,193983709</text:p>
          </table:table-cell>
          <table:table-cell office:value-type="float" office:value="1.7949999999999999" table:style-name="ce1">
            <text:p>1,795</text:p>
          </table:table-cell>
          <table:table-cell office:value-type="float" office:value="1.0028062937781199" table:style-name="ce1">
            <text:p>1,002806294</text:p>
          </table:table-cell>
          <table:table-cell table:number-columns-repeated="16380"/>
        </table:table-row>
        <table:table-row table:style-name="ro1">
          <table:table-cell office:value-type="float" office:value="1.8" table:style-name="ce1">
            <text:p>1,8</text:p>
          </table:table-cell>
          <table:table-cell office:value-type="float" office:value="-1.2138834400102501" table:style-name="ce1">
            <text:p>-1,21388344</text:p>
          </table:table-cell>
          <table:table-cell office:value-type="float" office:value="1.8" table:style-name="ce1">
            <text:p>1,8</text:p>
          </table:table-cell>
          <table:table-cell office:value-type="float" office:value="1.02772694453597" table:style-name="ce1">
            <text:p>1,027726945</text:p>
          </table:table-cell>
          <table:table-cell table:number-columns-repeated="16380"/>
        </table:table-row>
        <table:table-row table:style-name="ro1">
          <table:table-cell office:value-type="float" office:value="1.8049999999999999" table:style-name="ce1">
            <text:p>1,805</text:p>
          </table:table-cell>
          <table:table-cell office:value-type="float" office:value="-1.2387581043876701" table:style-name="ce1">
            <text:p>-1,238758104</text:p>
          </table:table-cell>
          <table:table-cell office:value-type="float" office:value="1.8049999999999999" table:style-name="ce1">
            <text:p>1,805</text:p>
          </table:table-cell>
          <table:table-cell office:value-type="float" office:value="1.05763172544539" table:style-name="ce1">
            <text:p>1,057631725</text:p>
          </table:table-cell>
          <table:table-cell table:number-columns-repeated="16380"/>
        </table:table-row>
        <table:table-row table:style-name="ro1">
          <table:table-cell office:value-type="float" office:value="1.81" table:style-name="ce1">
            <text:p>1,81</text:p>
          </table:table-cell>
          <table:table-cell office:value-type="float" office:value="-1.2636327687650899" table:style-name="ce1">
            <text:p>-1,263632769</text:p>
          </table:table-cell>
          <table:table-cell office:value-type="float" office:value="1.81" table:style-name="ce1">
            <text:p>1,81</text:p>
          </table:table-cell>
          <table:table-cell office:value-type="float" office:value="1.04267933499068" table:style-name="ce1">
            <text:p>1,042679335</text:p>
          </table:table-cell>
          <table:table-cell table:number-columns-repeated="16380"/>
        </table:table-row>
        <table:table-row table:style-name="ro1">
          <table:table-cell office:value-type="float" office:value="1.8149999999999999" table:style-name="ce1">
            <text:p>1,815</text:p>
          </table:table-cell>
          <table:table-cell office:value-type="float" office:value="-1.2984572988934799" table:style-name="ce1">
            <text:p>-1,298457299</text:p>
          </table:table-cell>
          <table:table-cell office:value-type="float" office:value="1.8149999999999999" table:style-name="ce1">
            <text:p>1,815</text:p>
          </table:table-cell>
          <table:table-cell office:value-type="float" office:value="1.06261585559696" table:style-name="ce1">
            <text:p>1,062615856</text:p>
          </table:table-cell>
          <table:table-cell table:number-columns-repeated="16380"/>
        </table:table-row>
        <table:table-row table:style-name="ro1">
          <table:table-cell office:value-type="float" office:value="1.82" table:style-name="ce1">
            <text:p>1,82</text:p>
          </table:table-cell>
          <table:table-cell office:value-type="float" office:value="-1.33328182902187" table:style-name="ce1">
            <text:p>-1,333281829</text:p>
          </table:table-cell>
          <table:table-cell office:value-type="float" office:value="1.82" table:style-name="ce1">
            <text:p>1,82</text:p>
          </table:table-cell>
          <table:table-cell office:value-type="float" office:value="1.1024888968095199" table:style-name="ce1">
            <text:p>1,102488897</text:p>
          </table:table-cell>
          <table:table-cell table:number-columns-repeated="16380"/>
        </table:table-row>
        <table:table-row table:style-name="ro1">
          <table:table-cell office:value-type="float" office:value="1.825" table:style-name="ce1">
            <text:p>1,825</text:p>
          </table:table-cell>
          <table:table-cell office:value-type="float" office:value="-1.34820662764832" table:style-name="ce1">
            <text:p>-1,348206628</text:p>
          </table:table-cell>
          <table:table-cell office:value-type="float" office:value="1.825" table:style-name="ce1">
            <text:p>1,825</text:p>
          </table:table-cell>
          <table:table-cell office:value-type="float" office:value="1.1224254174157999" table:style-name="ce1">
            <text:p>1,122425417</text:p>
          </table:table-cell>
          <table:table-cell table:number-columns-repeated="16380"/>
        </table:table-row>
        <table:table-row table:style-name="ro1">
          <table:table-cell office:value-type="float" office:value="1.83" table:style-name="ce1">
            <text:p>1,83</text:p>
          </table:table-cell>
          <table:table-cell office:value-type="float" office:value="-1.36810635915026" table:style-name="ce1">
            <text:p>-1,368106359</text:p>
          </table:table-cell>
          <table:table-cell office:value-type="float" office:value="1.83" table:style-name="ce1">
            <text:p>1,83</text:p>
          </table:table-cell>
          <table:table-cell office:value-type="float" office:value="1.1174412872642301" table:style-name="ce1">
            <text:p>1,117441287</text:p>
          </table:table-cell>
          <table:table-cell table:number-columns-repeated="16380"/>
        </table:table-row>
        <table:table-row table:style-name="ro1">
          <table:table-cell office:value-type="float" office:value="1.835" table:style-name="ce1">
            <text:p>1,835</text:p>
          </table:table-cell>
          <table:table-cell office:value-type="float" office:value="-1.3979559564031701" table:style-name="ce1">
            <text:p>-1,397955956</text:p>
          </table:table-cell>
          <table:table-cell office:value-type="float" office:value="1.835" table:style-name="ce1">
            <text:p>1,835</text:p>
          </table:table-cell>
          <table:table-cell office:value-type="float" office:value="1.12740954756737" table:style-name="ce1">
            <text:p>1,127409548</text:p>
          </table:table-cell>
          <table:table-cell table:number-columns-repeated="16380"/>
        </table:table-row>
        <table:table-row table:style-name="ro1">
          <table:table-cell office:value-type="float" office:value="1.84" table:style-name="ce1">
            <text:p>1,84</text:p>
          </table:table-cell>
          <table:table-cell office:value-type="float" office:value="-1.4327804865315601" table:style-name="ce1">
            <text:p>-1,432780487</text:p>
          </table:table-cell>
          <table:table-cell office:value-type="float" office:value="1.84" table:style-name="ce1">
            <text:p>1,84</text:p>
          </table:table-cell>
          <table:table-cell office:value-type="float" office:value="1.1373778078705099" table:style-name="ce1">
            <text:p>1,137377808</text:p>
          </table:table-cell>
          <table:table-cell table:number-columns-repeated="16380"/>
        </table:table-row>
        <table:table-row table:style-name="ro1">
          <table:table-cell office:value-type="float" office:value="1.845" table:style-name="ce1">
            <text:p>1,845</text:p>
          </table:table-cell>
          <table:table-cell office:value-type="float" office:value="-1.4526802180334899" table:style-name="ce1">
            <text:p>-1,452680218</text:p>
          </table:table-cell>
          <table:table-cell office:value-type="float" office:value="1.845" table:style-name="ce1">
            <text:p>1,845</text:p>
          </table:table-cell>
          <table:table-cell office:value-type="float" office:value="1.1722667189314999" table:style-name="ce1">
            <text:p>1,172266719</text:p>
          </table:table-cell>
          <table:table-cell table:number-columns-repeated="16380"/>
        </table:table-row>
        <table:table-row table:style-name="ro1">
          <table:table-cell office:value-type="float" office:value="1.85" table:style-name="ce1">
            <text:p>1,85</text:p>
          </table:table-cell>
          <table:table-cell office:value-type="float" office:value="-1.4775548824109099" table:style-name="ce1">
            <text:p>-1,477554882</text:p>
          </table:table-cell>
          <table:table-cell office:value-type="float" office:value="1.85" table:style-name="ce1">
            <text:p>1,85</text:p>
          </table:table-cell>
          <table:table-cell office:value-type="float" office:value="1.1373778078705099" table:style-name="ce1">
            <text:p>1,137377808</text:p>
          </table:table-cell>
          <table:table-cell table:number-columns-repeated="16380"/>
        </table:table-row>
        <table:table-row table:style-name="ro1">
          <table:table-cell office:value-type="float" office:value="1.855" table:style-name="ce1">
            <text:p>1,855</text:p>
          </table:table-cell>
          <table:table-cell office:value-type="float" office:value="-1.49745461391285" table:style-name="ce1">
            <text:p>-1,497454614</text:p>
          </table:table-cell>
          <table:table-cell office:value-type="float" office:value="1.855" table:style-name="ce1">
            <text:p>1,855</text:p>
          </table:table-cell>
          <table:table-cell office:value-type="float" office:value="1.1323936777189401" table:style-name="ce1">
            <text:p>1,132393678</text:p>
          </table:table-cell>
          <table:table-cell table:number-columns-repeated="16380"/>
        </table:table-row>
        <table:table-row table:style-name="ro1">
          <table:table-cell office:value-type="float" office:value="1.86" table:style-name="ce1">
            <text:p>1,86</text:p>
          </table:table-cell>
          <table:table-cell office:value-type="float" office:value="-1.53725407691672" table:style-name="ce1">
            <text:p>-1,537254077</text:p>
          </table:table-cell>
          <table:table-cell office:value-type="float" office:value="1.86" table:style-name="ce1">
            <text:p>1,86</text:p>
          </table:table-cell>
          <table:table-cell office:value-type="float" office:value="1.1672825887799301" table:style-name="ce1">
            <text:p>1,167282589</text:p>
          </table:table-cell>
          <table:table-cell table:number-columns-repeated="16380"/>
        </table:table-row>
        <table:table-row table:style-name="ro1">
          <table:table-cell office:value-type="float" office:value="1.865" table:style-name="ce1">
            <text:p>1,865</text:p>
          </table:table-cell>
          <table:table-cell office:value-type="float" office:value="-1.56710367416963" table:style-name="ce1">
            <text:p>-1,567103674</text:p>
          </table:table-cell>
          <table:table-cell office:value-type="float" office:value="1.865" table:style-name="ce1">
            <text:p>1,865</text:p>
          </table:table-cell>
          <table:table-cell office:value-type="float" office:value="1.2071556299924899" table:style-name="ce1">
            <text:p>1,20715563</text:p>
          </table:table-cell>
          <table:table-cell table:number-columns-repeated="16380"/>
        </table:table-row>
        <table:table-row table:style-name="ro1">
          <table:table-cell office:value-type="float" office:value="1.87" table:style-name="ce1">
            <text:p>1,87</text:p>
          </table:table-cell>
          <table:table-cell office:value-type="float" office:value="-1.5870034056715701" table:style-name="ce1">
            <text:p>-1,587003406</text:p>
          </table:table-cell>
          <table:table-cell office:value-type="float" office:value="1.87" table:style-name="ce1">
            <text:p>1,87</text:p>
          </table:table-cell>
          <table:table-cell office:value-type="float" office:value="1.2221080204471899" table:style-name="ce1">
            <text:p>1,22210802</text:p>
          </table:table-cell>
          <table:table-cell table:number-columns-repeated="16380"/>
        </table:table-row>
        <table:table-row table:style-name="ro1">
          <table:table-cell office:value-type="float" office:value="1.875" table:style-name="ce1">
            <text:p>1,875</text:p>
          </table:table-cell>
          <table:table-cell office:value-type="float" office:value="-1.6118780700489901" table:style-name="ce1">
            <text:p>-1,61187807</text:p>
          </table:table-cell>
          <table:table-cell office:value-type="float" office:value="1.875" table:style-name="ce1">
            <text:p>1,875</text:p>
          </table:table-cell>
          <table:table-cell office:value-type="float" office:value="1.19220323953778" table:style-name="ce1">
            <text:p>1,19220324</text:p>
          </table:table-cell>
          <table:table-cell table:number-columns-repeated="16380"/>
        </table:table-row>
        <table:table-row table:style-name="ro1">
          <table:table-cell office:value-type="float" office:value="1.88" table:style-name="ce1">
            <text:p>1,88</text:p>
          </table:table-cell>
          <table:table-cell office:value-type="float" office:value="-1.6417276673018899" table:style-name="ce1">
            <text:p>-1,641727667</text:p>
          </table:table-cell>
          <table:table-cell office:value-type="float" office:value="1.88" table:style-name="ce1">
            <text:p>1,88</text:p>
          </table:table-cell>
          <table:table-cell office:value-type="float" office:value="1.2071556299924899" table:style-name="ce1">
            <text:p>1,20715563</text:p>
          </table:table-cell>
          <table:table-cell table:number-columns-repeated="16380"/>
        </table:table-row>
        <table:table-row table:style-name="ro1">
          <table:table-cell office:value-type="float" office:value="1.885" table:style-name="ce1">
            <text:p>1,885</text:p>
          </table:table-cell>
          <table:table-cell office:value-type="float" office:value="-1.6616273988038299" table:style-name="ce1">
            <text:p>-1,661627399</text:p>
          </table:table-cell>
          <table:table-cell office:value-type="float" office:value="1.885" table:style-name="ce1">
            <text:p>1,885</text:p>
          </table:table-cell>
          <table:table-cell office:value-type="float" office:value="1.2221080204471899" table:style-name="ce1">
            <text:p>1,22210802</text:p>
          </table:table-cell>
          <table:table-cell table:number-columns-repeated="16380"/>
        </table:table-row>
        <table:table-row table:style-name="ro1">
          <table:table-cell office:value-type="float" office:value="1.89" table:style-name="ce1">
            <text:p>1,89</text:p>
          </table:table-cell>
          <table:table-cell office:value-type="float" office:value="-1.69147699605674" table:style-name="ce1">
            <text:p>-1,691476996</text:p>
          </table:table-cell>
          <table:table-cell office:value-type="float" office:value="1.89" table:style-name="ce1">
            <text:p>1,89</text:p>
          </table:table-cell>
          <table:table-cell office:value-type="float" office:value="1.2520128013566101" table:style-name="ce1">
            <text:p>1,252012801</text:p>
          </table:table-cell>
          <table:table-cell table:number-columns-repeated="16380"/>
        </table:table-row>
        <table:table-row table:style-name="ro1">
          <table:table-cell office:value-type="float" office:value="1.895" table:style-name="ce1">
            <text:p>1,895</text:p>
          </table:table-cell>
          <table:table-cell office:value-type="float" office:value="-1.71635166043416" table:style-name="ce1">
            <text:p>-1,71635166</text:p>
          </table:table-cell>
          <table:table-cell office:value-type="float" office:value="1.895" table:style-name="ce1">
            <text:p>1,895</text:p>
          </table:table-cell>
          <table:table-cell office:value-type="float" office:value="1.2569969315081799" table:style-name="ce1">
            <text:p>1,256996932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1.74620125768706" table:style-name="ce1">
            <text:p>-1,746201258</text:p>
          </table:table-cell>
          <table:table-cell office:value-type="float" office:value="1.9" table:style-name="ce1">
            <text:p>1,9</text:p>
          </table:table-cell>
          <table:table-cell office:value-type="float" office:value="1.2221080204471899" table:style-name="ce1">
            <text:p>1,22210802</text:p>
          </table:table-cell>
          <table:table-cell table:number-columns-repeated="16380"/>
        </table:table-row>
        <table:table-row table:style-name="ro1">
          <table:table-cell office:value-type="float" office:value="1.905" table:style-name="ce1">
            <text:p>1,905</text:p>
          </table:table-cell>
          <table:table-cell office:value-type="float" office:value="-1.76112605631351" table:style-name="ce1">
            <text:p>-1,761126056</text:p>
          </table:table-cell>
          <table:table-cell office:value-type="float" office:value="1.905" table:style-name="ce1">
            <text:p>1,905</text:p>
          </table:table-cell>
          <table:table-cell office:value-type="float" office:value="1.24204454105347" table:style-name="ce1">
            <text:p>1,242044541</text:p>
          </table:table-cell>
          <table:table-cell table:number-columns-repeated="16380"/>
        </table:table-row>
        <table:table-row table:style-name="ro1">
          <table:table-cell office:value-type="float" office:value="1.91" table:style-name="ce1">
            <text:p>1,91</text:p>
          </table:table-cell>
          <table:table-cell office:value-type="float" office:value="-1.7959505864419001" table:style-name="ce1">
            <text:p>-1,795950586</text:p>
          </table:table-cell>
          <table:table-cell office:value-type="float" office:value="1.91" table:style-name="ce1">
            <text:p>1,91</text:p>
          </table:table-cell>
          <table:table-cell office:value-type="float" office:value="1.24702867120504" table:style-name="ce1">
            <text:p>1,247028671</text:p>
          </table:table-cell>
          <table:table-cell table:number-columns-repeated="16380"/>
        </table:table-row>
        <table:table-row table:style-name="ro1">
          <table:table-cell office:value-type="float" office:value="1.915" table:style-name="ce1">
            <text:p>1,915</text:p>
          </table:table-cell>
          <table:table-cell office:value-type="float" office:value="-1.8258001836948099" table:style-name="ce1">
            <text:p>-1,825800184</text:p>
          </table:table-cell>
          <table:table-cell office:value-type="float" office:value="1.915" table:style-name="ce1">
            <text:p>1,915</text:p>
          </table:table-cell>
          <table:table-cell office:value-type="float" office:value="1.28191758226603" table:style-name="ce1">
            <text:p>1,281917582</text:p>
          </table:table-cell>
          <table:table-cell table:number-columns-repeated="16380"/>
        </table:table-row>
        <table:table-row table:style-name="ro1">
          <table:table-cell office:value-type="float" office:value="1.92" table:style-name="ce1">
            <text:p>1,92</text:p>
          </table:table-cell>
          <table:table-cell office:value-type="float" office:value="-1.8456999151967499" table:style-name="ce1">
            <text:p>-1,845699915</text:p>
          </table:table-cell>
          <table:table-cell office:value-type="float" office:value="1.92" table:style-name="ce1">
            <text:p>1,92</text:p>
          </table:table-cell>
          <table:table-cell office:value-type="float" office:value="1.31182236317545" table:style-name="ce1">
            <text:p>1,311822363</text:p>
          </table:table-cell>
          <table:table-cell table:number-columns-repeated="16380"/>
        </table:table-row>
        <table:table-row table:style-name="ro1">
          <table:table-cell office:value-type="float" office:value="1.925" table:style-name="ce1">
            <text:p>1,925</text:p>
          </table:table-cell>
          <table:table-cell office:value-type="float" office:value="-1.8705745795741699" table:style-name="ce1">
            <text:p>-1,87057458</text:p>
          </table:table-cell>
          <table:table-cell office:value-type="float" office:value="1.925" table:style-name="ce1">
            <text:p>1,925</text:p>
          </table:table-cell>
          <table:table-cell office:value-type="float" office:value="1.34671127423644" table:style-name="ce1">
            <text:p>1,346711274</text:p>
          </table:table-cell>
          <table:table-cell table:number-columns-repeated="16380"/>
        </table:table-row>
        <table:table-row table:style-name="ro1">
          <table:table-cell office:value-type="float" office:value="1.93" table:style-name="ce1">
            <text:p>1,93</text:p>
          </table:table-cell>
          <table:table-cell office:value-type="float" office:value="-1.89544924395159" table:style-name="ce1">
            <text:p>-1,895449244</text:p>
          </table:table-cell>
          <table:table-cell office:value-type="float" office:value="1.93" table:style-name="ce1">
            <text:p>1,93</text:p>
          </table:table-cell>
          <table:table-cell office:value-type="float" office:value="1.2918858425691699" table:style-name="ce1">
            <text:p>1,291885843</text:p>
          </table:table-cell>
          <table:table-cell table:number-columns-repeated="16380"/>
        </table:table-row>
        <table:table-row table:style-name="ro1">
          <table:table-cell office:value-type="float" office:value="1.9350000000000001" table:style-name="ce1">
            <text:p>1,935</text:p>
          </table:table-cell>
          <table:table-cell office:value-type="float" office:value="-1.93524870695546" table:style-name="ce1">
            <text:p>-1,935248707</text:p>
          </table:table-cell>
          <table:table-cell office:value-type="float" office:value="1.9350000000000001" table:style-name="ce1">
            <text:p>1,935</text:p>
          </table:table-cell>
          <table:table-cell office:value-type="float" office:value="1.31182236317545" table:style-name="ce1">
            <text:p>1,311822363</text:p>
          </table:table-cell>
          <table:table-cell table:number-columns-repeated="16380"/>
        </table:table-row>
        <table:table-row table:style-name="ro1">
          <table:table-cell office:value-type="float" office:value="1.94" table:style-name="ce1">
            <text:p>1,94</text:p>
          </table:table-cell>
          <table:table-cell office:value-type="float" office:value="-1.9551484384574001" table:style-name="ce1">
            <text:p>-1,955148438</text:p>
          </table:table-cell>
          <table:table-cell office:value-type="float" office:value="1.94" table:style-name="ce1">
            <text:p>1,94</text:p>
          </table:table-cell>
          <table:table-cell office:value-type="float" office:value="1.3417271440848699" table:style-name="ce1">
            <text:p>1,341727144</text:p>
          </table:table-cell>
          <table:table-cell table:number-columns-repeated="16380"/>
        </table:table-row>
        <table:table-row table:style-name="ro1">
          <table:table-cell office:value-type="float" office:value="1.9450000000000001" table:style-name="ce1">
            <text:p>1,945</text:p>
          </table:table-cell>
          <table:table-cell office:value-type="float" office:value="-1.9800231028348201" table:style-name="ce1">
            <text:p>-1,980023103</text:p>
          </table:table-cell>
          <table:table-cell office:value-type="float" office:value="1.9450000000000001" table:style-name="ce1">
            <text:p>1,945</text:p>
          </table:table-cell>
          <table:table-cell office:value-type="float" office:value="1.3367430139333001" table:style-name="ce1">
            <text:p>1,336743014</text:p>
          </table:table-cell>
          <table:table-cell table:number-columns-repeated="16380"/>
        </table:table-row>
        <table:table-row table:style-name="ro1">
          <table:table-cell office:value-type="float" office:value="1.95" table:style-name="ce1">
            <text:p>1,95</text:p>
          </table:table-cell>
          <table:table-cell office:value-type="float" office:value="-1.9999228343367601" table:style-name="ce1">
            <text:p>-1,999922834</text:p>
          </table:table-cell>
          <table:table-cell office:value-type="float" office:value="1.95" table:style-name="ce1">
            <text:p>1,95</text:p>
          </table:table-cell>
          <table:table-cell office:value-type="float" office:value="1.3516954043880101" table:style-name="ce1">
            <text:p>1,351695404</text:p>
          </table:table-cell>
          <table:table-cell table:number-columns-repeated="16380"/>
        </table:table-row>
        <table:table-row table:style-name="ro1">
          <table:table-cell office:value-type="float" office:value="1.9550000000000001" table:style-name="ce1">
            <text:p>1,955</text:p>
          </table:table-cell>
          <table:table-cell office:value-type="float" office:value="-2.0297724315896599" table:style-name="ce1">
            <text:p>-2,029772432</text:p>
          </table:table-cell>
          <table:table-cell office:value-type="float" office:value="1.9550000000000001" table:style-name="ce1">
            <text:p>1,955</text:p>
          </table:table-cell>
          <table:table-cell office:value-type="float" office:value="0.65890131331980195" table:style-name="ce1">
            <text:p>0,658901313</text:p>
          </table:table-cell>
          <table:table-cell table:number-columns-repeated="16380"/>
        </table:table-row>
        <table:table-row table:style-name="ro1">
          <table:table-cell office:value-type="float" office:value="1.96" table:style-name="ce1">
            <text:p>1,96</text:p>
          </table:table-cell>
          <table:table-cell office:value-type="float" office:value="-2.06459696171805" table:style-name="ce1">
            <text:p>-2,064596962</text:p>
          </table:table-cell>
          <table:table-cell office:value-type="float" office:value="1.96" table:style-name="ce1">
            <text:p>1,9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1.9650000000000001" table:style-name="ce1">
            <text:p>1,965</text:p>
          </table:table-cell>
          <table:table-cell office:value-type="float" office:value="-2.08449669321999" table:style-name="ce1">
            <text:p>-2,084496693</text:p>
          </table:table-cell>
          <table:table-cell office:value-type="float" office:value="1.9650000000000001" table:style-name="ce1">
            <text:p>1,9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1.97" table:style-name="ce1">
            <text:p>1,97</text:p>
          </table:table-cell>
          <table:table-cell office:value-type="float" office:value="-2.10439642472193" table:style-name="ce1">
            <text:p>-2,104396425</text:p>
          </table:table-cell>
          <table:table-cell office:value-type="float" office:value="1.97" table:style-name="ce1">
            <text:p>1,9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1.9750000000000001" table:style-name="ce1">
            <text:p>1,975</text:p>
          </table:table-cell>
          <table:table-cell office:value-type="float" office:value="-2.13424602197483" table:style-name="ce1">
            <text:p>-2,134246022</text:p>
          </table:table-cell>
          <table:table-cell office:value-type="float" office:value="1.9750000000000001" table:style-name="ce1">
            <text:p>1,9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1.98" table:style-name="ce1">
            <text:p>1,98</text:p>
          </table:table-cell>
          <table:table-cell office:value-type="float" office:value="-2.1690705521032201" table:style-name="ce1">
            <text:p>-2,169070552</text:p>
          </table:table-cell>
          <table:table-cell office:value-type="float" office:value="1.98" table:style-name="ce1">
            <text:p>1,9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1.9850000000000001" table:style-name="ce1">
            <text:p>1,985</text:p>
          </table:table-cell>
          <table:table-cell office:value-type="float" office:value="-2.1889702836051601" table:style-name="ce1">
            <text:p>-2,188970284</text:p>
          </table:table-cell>
          <table:table-cell office:value-type="float" office:value="1.9850000000000001" table:style-name="ce1">
            <text:p>1,9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1.99" table:style-name="ce1">
            <text:p>1,99</text:p>
          </table:table-cell>
          <table:table-cell office:value-type="float" office:value="-2.2287697466090299" table:style-name="ce1">
            <text:p>-2,228769747</text:p>
          </table:table-cell>
          <table:table-cell office:value-type="float" office:value="1.99" table:style-name="ce1">
            <text:p>1,9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1.9950000000000001" table:style-name="ce1">
            <text:p>1,995</text:p>
          </table:table-cell>
          <table:table-cell office:value-type="float" office:value="-2.2387196123600002" table:style-name="ce1">
            <text:p>-2,238719612</text:p>
          </table:table-cell>
          <table:table-cell office:value-type="float" office:value="1.9950000000000001" table:style-name="ce1">
            <text:p>1,9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26359427673742" table:style-name="ce1">
            <text:p>-2,263594277</text:p>
          </table:table-cell>
          <table:table-cell office:value-type="float" office:value="2" table:style-name="ce1">
            <text:p>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049999999999999" table:style-name="ce1">
            <text:p>2,005</text:p>
          </table:table-cell>
          <table:table-cell office:value-type="float" office:value="-2.2934438739903298" table:style-name="ce1">
            <text:p>-2,293443874</text:p>
          </table:table-cell>
          <table:table-cell office:value-type="float" office:value="2.0049999999999999" table:style-name="ce1">
            <text:p>2,0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099999999999998" table:style-name="ce1">
            <text:p>2,01</text:p>
          </table:table-cell>
          <table:table-cell office:value-type="float" office:value="-2.31831853836775" table:style-name="ce1">
            <text:p>-2,318318538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150000000000001" table:style-name="ce1">
            <text:p>2,015</text:p>
          </table:table-cell>
          <table:table-cell office:value-type="float" office:value="-2.3382182698696901" table:style-name="ce1">
            <text:p>-2,33821827</text:p>
          </table:table-cell>
          <table:table-cell office:value-type="float" office:value="2.0150000000000001" table:style-name="ce1">
            <text:p>2,0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2" table:style-name="ce1">
            <text:p>2,02</text:p>
          </table:table-cell>
          <table:table-cell office:value-type="float" office:value="-2.3581180013716199" table:style-name="ce1">
            <text:p>-2,358118001</text:p>
          </table:table-cell>
          <table:table-cell office:value-type="float" office:value="2.02" table:style-name="ce1">
            <text:p>2,0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249999999999999" table:style-name="ce1">
            <text:p>2,025</text:p>
          </table:table-cell>
          <table:table-cell office:value-type="float" office:value="-2.3780177328735599" table:style-name="ce1">
            <text:p>-2,378017733</text:p>
          </table:table-cell>
          <table:table-cell office:value-type="float" office:value="2.0249999999999999" table:style-name="ce1">
            <text:p>2,0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299999999999998" table:style-name="ce1">
            <text:p>2,03</text:p>
          </table:table-cell>
          <table:table-cell office:value-type="float" office:value="-2.4128422630019499" table:style-name="ce1">
            <text:p>-2,412842263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350000000000001" table:style-name="ce1">
            <text:p>2,035</text:p>
          </table:table-cell>
          <table:table-cell office:value-type="float" office:value="-2.4327419945038899" table:style-name="ce1">
            <text:p>-2,432741995</text:p>
          </table:table-cell>
          <table:table-cell office:value-type="float" office:value="2.0350000000000001" table:style-name="ce1">
            <text:p>2,0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4" table:style-name="ce1">
            <text:p>2,04</text:p>
          </table:table-cell>
          <table:table-cell office:value-type="float" office:value="-2.4526417260058202" table:style-name="ce1">
            <text:p>-2,452641726</text:p>
          </table:table-cell>
          <table:table-cell office:value-type="float" office:value="2.04" table:style-name="ce1">
            <text:p>2,0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449999999999999" table:style-name="ce1">
            <text:p>2,045</text:p>
          </table:table-cell>
          <table:table-cell office:value-type="float" office:value="-2.46756652463228" table:style-name="ce1">
            <text:p>-2,467566525</text:p>
          </table:table-cell>
          <table:table-cell office:value-type="float" office:value="2.0449999999999999" table:style-name="ce1">
            <text:p>2,045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0499999999999998" table:style-name="ce1">
            <text:p>2,05</text:p>
          </table:table-cell>
          <table:table-cell office:value-type="float" office:value="-2.4874662561342098" table:style-name="ce1">
            <text:p>-2,487466256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550000000000002" table:style-name="ce1">
            <text:p>2,055</text:p>
          </table:table-cell>
          <table:table-cell office:value-type="float" office:value="-2.5073659876361498" table:style-name="ce1">
            <text:p>-2,507365988</text:p>
          </table:table-cell>
          <table:table-cell office:value-type="float" office:value="2.0550000000000002" table:style-name="ce1">
            <text:p>2,0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6" table:style-name="ce1">
            <text:p>2,06</text:p>
          </table:table-cell>
          <table:table-cell office:value-type="float" office:value="-2.5272657191380898" table:style-name="ce1">
            <text:p>-2,527265719</text:p>
          </table:table-cell>
          <table:table-cell office:value-type="float" office:value="2.06" table:style-name="ce1">
            <text:p>2,0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649999999999999" table:style-name="ce1">
            <text:p>2,065</text:p>
          </table:table-cell>
          <table:table-cell office:value-type="float" office:value="-2.5372155848890499" table:style-name="ce1">
            <text:p>-2,537215585</text:p>
          </table:table-cell>
          <table:table-cell office:value-type="float" office:value="2.0649999999999999" table:style-name="ce1">
            <text:p>2,0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699999999999998" table:style-name="ce1">
            <text:p>2,07</text:p>
          </table:table-cell>
          <table:table-cell office:value-type="float" office:value="-2.5521403835155101" table:style-name="ce1">
            <text:p>-2,552140384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750000000000002" table:style-name="ce1">
            <text:p>2,075</text:p>
          </table:table-cell>
          <table:table-cell office:value-type="float" office:value="-2.5720401150174399" table:style-name="ce1">
            <text:p>-2,572040115</text:p>
          </table:table-cell>
          <table:table-cell office:value-type="float" office:value="2.0750000000000002" table:style-name="ce1">
            <text:p>2,0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8" table:style-name="ce1">
            <text:p>2,08</text:p>
          </table:table-cell>
          <table:table-cell office:value-type="float" office:value="-2.5969147793948602" table:style-name="ce1">
            <text:p>-2,596914779</text:p>
          </table:table-cell>
          <table:table-cell office:value-type="float" office:value="2.08" table:style-name="ce1">
            <text:p>2,0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85" table:style-name="ce1">
            <text:p>2,085</text:p>
          </table:table-cell>
          <table:table-cell office:value-type="float" office:value="-2.5969147793948602" table:style-name="ce1">
            <text:p>-2,596914779</text:p>
          </table:table-cell>
          <table:table-cell office:value-type="float" office:value="2.085" table:style-name="ce1">
            <text:p>2,0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9" table:style-name="ce1">
            <text:p>2,09</text:p>
          </table:table-cell>
          <table:table-cell office:value-type="float" office:value="-2.6068646451458299" table:style-name="ce1">
            <text:p>-2,606864645</text:p>
          </table:table-cell>
          <table:table-cell office:value-type="float" office:value="2.09" table:style-name="ce1">
            <text:p>2,0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0950000000000002" table:style-name="ce1">
            <text:p>2,095</text:p>
          </table:table-cell>
          <table:table-cell office:value-type="float" office:value="-2.6168145108968002" table:style-name="ce1">
            <text:p>-2,616814511</text:p>
          </table:table-cell>
          <table:table-cell office:value-type="float" office:value="2.0950000000000002" table:style-name="ce1">
            <text:p>2,09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2.6367142423987402" table:style-name="ce1">
            <text:p>-2,636714242</text:p>
          </table:table-cell>
          <table:table-cell office:value-type="float" office:value="2.1" table:style-name="ce1">
            <text:p>2,1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105" table:style-name="ce1">
            <text:p>2,105</text:p>
          </table:table-cell>
          <table:table-cell office:value-type="float" office:value="-2.64666410814971" table:style-name="ce1">
            <text:p>-2,646664108</text:p>
          </table:table-cell>
          <table:table-cell office:value-type="float" office:value="2.105" table:style-name="ce1">
            <text:p>2,1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1" table:style-name="ce1">
            <text:p>2,11</text:p>
          </table:table-cell>
          <table:table-cell office:value-type="float" office:value="-2.6516390410251902" table:style-name="ce1">
            <text:p>-2,651639041</text:p>
          </table:table-cell>
          <table:table-cell office:value-type="float" office:value="2.11" table:style-name="ce1">
            <text:p>2,1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150000000000002" table:style-name="ce1">
            <text:p>2,115</text:p>
          </table:table-cell>
          <table:table-cell office:value-type="float" office:value="-2.66158890677616" table:style-name="ce1">
            <text:p>-2,661588907</text:p>
          </table:table-cell>
          <table:table-cell office:value-type="float" office:value="2.1150000000000002" table:style-name="ce1">
            <text:p>2,1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2" table:style-name="ce1">
            <text:p>2,12</text:p>
          </table:table-cell>
          <table:table-cell office:value-type="float" office:value="-2.6665638396516398" table:style-name="ce1">
            <text:p>-2,66656384</text:p>
          </table:table-cell>
          <table:table-cell office:value-type="float" office:value="2.12" table:style-name="ce1">
            <text:p>2,1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25" table:style-name="ce1">
            <text:p>2,125</text:p>
          </table:table-cell>
          <table:table-cell office:value-type="float" office:value="-2.6864635711535798" table:style-name="ce1">
            <text:p>-2,686463571</text:p>
          </table:table-cell>
          <table:table-cell office:value-type="float" office:value="2.125" table:style-name="ce1">
            <text:p>2,1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3" table:style-name="ce1">
            <text:p>2,13</text:p>
          </table:table-cell>
          <table:table-cell office:value-type="float" office:value="-2.6864635711535798" table:style-name="ce1">
            <text:p>-2,686463571</text:p>
          </table:table-cell>
          <table:table-cell office:value-type="float" office:value="2.13" table:style-name="ce1">
            <text:p>2,1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349999999999998" table:style-name="ce1">
            <text:p>2,135</text:p>
          </table:table-cell>
          <table:table-cell office:value-type="float" office:value="-2.6864635711535798" table:style-name="ce1">
            <text:p>-2,686463571</text:p>
          </table:table-cell>
          <table:table-cell office:value-type="float" office:value="2.1349999999999998" table:style-name="ce1">
            <text:p>2,1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4" table:style-name="ce1">
            <text:p>2,14</text:p>
          </table:table-cell>
          <table:table-cell office:value-type="float" office:value="-2.7013883697800298" table:style-name="ce1">
            <text:p>-2,70138837</text:p>
          </table:table-cell>
          <table:table-cell office:value-type="float" office:value="2.14" table:style-name="ce1">
            <text:p>2,1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45" table:style-name="ce1">
            <text:p>2,145</text:p>
          </table:table-cell>
          <table:table-cell office:value-type="float" office:value="-2.69641343690455" table:style-name="ce1">
            <text:p>-2,696413437</text:p>
          </table:table-cell>
          <table:table-cell office:value-type="float" office:value="2.145" table:style-name="ce1">
            <text:p>2,1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5" table:style-name="ce1">
            <text:p>2,15</text:p>
          </table:table-cell>
          <table:table-cell office:value-type="float" office:value="-2.7063633026555198" table:style-name="ce1">
            <text:p>-2,706363303</text:p>
          </table:table-cell>
          <table:table-cell office:value-type="float" office:value="2.15" table:style-name="ce1">
            <text:p>2,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549999999999998" table:style-name="ce1">
            <text:p>2,155</text:p>
          </table:table-cell>
          <table:table-cell office:value-type="float" office:value="-2.7113382355310001" table:style-name="ce1">
            <text:p>-2,711338236</text:p>
          </table:table-cell>
          <table:table-cell office:value-type="float" office:value="2.1549999999999998" table:style-name="ce1">
            <text:p>2,1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6" table:style-name="ce1">
            <text:p>2,16</text:p>
          </table:table-cell>
          <table:table-cell office:value-type="float" office:value="-2.7163131684064901" table:style-name="ce1">
            <text:p>-2,716313168</text:p>
          </table:table-cell>
          <table:table-cell office:value-type="float" office:value="2.16" table:style-name="ce1">
            <text:p>2,1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65" table:style-name="ce1">
            <text:p>2,165</text:p>
          </table:table-cell>
          <table:table-cell office:value-type="float" office:value="-2.7163131684064901" table:style-name="ce1">
            <text:p>-2,716313168</text:p>
          </table:table-cell>
          <table:table-cell office:value-type="float" office:value="2.165" table:style-name="ce1">
            <text:p>2,1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7" table:style-name="ce1">
            <text:p>2,17</text:p>
          </table:table-cell>
          <table:table-cell office:value-type="float" office:value="-2.7163131684064901" table:style-name="ce1">
            <text:p>-2,716313168</text:p>
          </table:table-cell>
          <table:table-cell office:value-type="float" office:value="2.17" table:style-name="ce1">
            <text:p>2,1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749999999999998" table:style-name="ce1">
            <text:p>2,175</text:p>
          </table:table-cell>
          <table:table-cell office:value-type="float" office:value="-2.7163131684064901" table:style-name="ce1">
            <text:p>-2,716313168</text:p>
          </table:table-cell>
          <table:table-cell office:value-type="float" office:value="2.1749999999999998" table:style-name="ce1">
            <text:p>2,17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1800000000000002" table:style-name="ce1">
            <text:p>2,18</text:p>
          </table:table-cell>
          <table:table-cell office:value-type="float" office:value="-2.7312379670329401" table:style-name="ce1">
            <text:p>-2,731237967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850000000000001" table:style-name="ce1">
            <text:p>2,185</text:p>
          </table:table-cell>
          <table:table-cell office:value-type="float" office:value="-2.7262630341574599" table:style-name="ce1">
            <text:p>-2,726263034</text:p>
          </table:table-cell>
          <table:table-cell office:value-type="float" office:value="2.1850000000000001" table:style-name="ce1">
            <text:p>2,18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19" table:style-name="ce1">
            <text:p>2,19</text:p>
          </table:table-cell>
          <table:table-cell office:value-type="float" office:value="-2.7212881012819699" table:style-name="ce1">
            <text:p>-2,721288101</text:p>
          </table:table-cell>
          <table:table-cell office:value-type="float" office:value="2.19" table:style-name="ce1">
            <text:p>2,1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1949999999999998" table:style-name="ce1">
            <text:p>2,195</text:p>
          </table:table-cell>
          <table:table-cell office:value-type="float" office:value="-2.7262630341574599" table:style-name="ce1">
            <text:p>-2,726263034</text:p>
          </table:table-cell>
          <table:table-cell office:value-type="float" office:value="2.1949999999999998" table:style-name="ce1">
            <text:p>2,1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2.7312379670329401" table:style-name="ce1">
            <text:p>-2,731237967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050000000000001" table:style-name="ce1">
            <text:p>2,205</text:p>
          </table:table-cell>
          <table:table-cell office:value-type="float" office:value="-2.7212881012819699" table:style-name="ce1">
            <text:p>-2,721288101</text:p>
          </table:table-cell>
          <table:table-cell office:value-type="float" office:value="2.2050000000000001" table:style-name="ce1">
            <text:p>2,2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1" table:style-name="ce1">
            <text:p>2,21</text:p>
          </table:table-cell>
          <table:table-cell office:value-type="float" office:value="-2.7113382355310001" table:style-name="ce1">
            <text:p>-2,711338236</text:p>
          </table:table-cell>
          <table:table-cell office:value-type="float" office:value="2.21" table:style-name="ce1">
            <text:p>2,2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149999999999999" table:style-name="ce1">
            <text:p>2,215</text:p>
          </table:table-cell>
          <table:table-cell office:value-type="float" office:value="-2.7013883697800298" table:style-name="ce1">
            <text:p>-2,70138837</text:p>
          </table:table-cell>
          <table:table-cell office:value-type="float" office:value="2.2149999999999999" table:style-name="ce1">
            <text:p>2,2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200000000000002" table:style-name="ce1">
            <text:p>2,22</text:p>
          </table:table-cell>
          <table:table-cell office:value-type="float" office:value="-2.7013883697800298" table:style-name="ce1">
            <text:p>-2,70138837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2250000000000001" table:style-name="ce1">
            <text:p>2,225</text:p>
          </table:table-cell>
          <table:table-cell office:value-type="float" office:value="-2.7013883697800298" table:style-name="ce1">
            <text:p>-2,70138837</text:p>
          </table:table-cell>
          <table:table-cell office:value-type="float" office:value="2.2250000000000001" table:style-name="ce1">
            <text:p>2,2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3" table:style-name="ce1">
            <text:p>2,23</text:p>
          </table:table-cell>
          <table:table-cell office:value-type="float" office:value="-2.6814886382781" table:style-name="ce1">
            <text:p>-2,681488638</text:p>
          </table:table-cell>
          <table:table-cell office:value-type="float" office:value="2.23" table:style-name="ce1">
            <text:p>2,2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349999999999999" table:style-name="ce1">
            <text:p>2,235</text:p>
          </table:table-cell>
          <table:table-cell office:value-type="float" office:value="-2.6715387725271298" table:style-name="ce1">
            <text:p>-2,671538773</text:p>
          </table:table-cell>
          <table:table-cell office:value-type="float" office:value="2.2349999999999999" table:style-name="ce1">
            <text:p>2,2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400000000000002" table:style-name="ce1">
            <text:p>2,24</text:p>
          </table:table-cell>
          <table:table-cell office:value-type="float" office:value="-2.6516390410251902" table:style-name="ce1">
            <text:p>-2,651639041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450000000000001" table:style-name="ce1">
            <text:p>2,245</text:p>
          </table:table-cell>
          <table:table-cell office:value-type="float" office:value="-2.64666410814971" table:style-name="ce1">
            <text:p>-2,646664108</text:p>
          </table:table-cell>
          <table:table-cell office:value-type="float" office:value="2.2450000000000001" table:style-name="ce1">
            <text:p>2,2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5" table:style-name="ce1">
            <text:p>2,25</text:p>
          </table:table-cell>
          <table:table-cell office:value-type="float" office:value="-2.62676437664777" table:style-name="ce1">
            <text:p>-2,626764377</text:p>
          </table:table-cell>
          <table:table-cell office:value-type="float" office:value="2.25" table:style-name="ce1">
            <text:p>2,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549999999999999" table:style-name="ce1">
            <text:p>2,255</text:p>
          </table:table-cell>
          <table:table-cell office:value-type="float" office:value="-2.6068646451458299" table:style-name="ce1">
            <text:p>-2,606864645</text:p>
          </table:table-cell>
          <table:table-cell office:value-type="float" office:value="2.2549999999999999" table:style-name="ce1">
            <text:p>2,255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2599999999999998" table:style-name="ce1">
            <text:p>2,26</text:p>
          </table:table-cell>
          <table:table-cell office:value-type="float" office:value="-2.5869649136439001" table:style-name="ce1">
            <text:p>-2,586964914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650000000000001" table:style-name="ce1">
            <text:p>2,265</text:p>
          </table:table-cell>
          <table:table-cell office:value-type="float" office:value="-2.5620902492664799" table:style-name="ce1">
            <text:p>-2,562090249</text:p>
          </table:table-cell>
          <table:table-cell office:value-type="float" office:value="2.2650000000000001" table:style-name="ce1">
            <text:p>2,26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27" table:style-name="ce1">
            <text:p>2,27</text:p>
          </table:table-cell>
          <table:table-cell office:value-type="float" office:value="-2.5421905177645399" table:style-name="ce1">
            <text:p>-2,542190518</text:p>
          </table:table-cell>
          <table:table-cell office:value-type="float" office:value="2.27" table:style-name="ce1">
            <text:p>2,2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749999999999999" table:style-name="ce1">
            <text:p>2,275</text:p>
          </table:table-cell>
          <table:table-cell office:value-type="float" office:value="-2.5272657191380898" table:style-name="ce1">
            <text:p>-2,527265719</text:p>
          </table:table-cell>
          <table:table-cell office:value-type="float" office:value="2.2749999999999999" table:style-name="ce1">
            <text:p>2,2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799999999999998" table:style-name="ce1">
            <text:p>2,28</text:p>
          </table:table-cell>
          <table:table-cell office:value-type="float" office:value="-2.49741612188518" table:style-name="ce1">
            <text:p>-2,497416122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850000000000001" table:style-name="ce1">
            <text:p>2,285</text:p>
          </table:table-cell>
          <table:table-cell office:value-type="float" office:value="-2.4725414575077602" table:style-name="ce1">
            <text:p>-2,472541458</text:p>
          </table:table-cell>
          <table:table-cell office:value-type="float" office:value="2.2850000000000001" table:style-name="ce1">
            <text:p>2,2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9" table:style-name="ce1">
            <text:p>2,29</text:p>
          </table:table-cell>
          <table:table-cell office:value-type="float" office:value="-2.4377169273793702" table:style-name="ce1">
            <text:p>-2,437716927</text:p>
          </table:table-cell>
          <table:table-cell office:value-type="float" office:value="2.29" table:style-name="ce1">
            <text:p>2,2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949999999999999" table:style-name="ce1">
            <text:p>2,295</text:p>
          </table:table-cell>
          <table:table-cell office:value-type="float" office:value="-2.4227921287529202" table:style-name="ce1">
            <text:p>-2,422792129</text:p>
          </table:table-cell>
          <table:table-cell office:value-type="float" office:value="2.2949999999999999" table:style-name="ce1">
            <text:p>2,2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2.3929425315000099" table:style-name="ce1">
            <text:p>-2,39294253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050000000000002" table:style-name="ce1">
            <text:p>2,305</text:p>
          </table:table-cell>
          <table:table-cell office:value-type="float" office:value="-2.3531430684961401" table:style-name="ce1">
            <text:p>-2,353143068</text:p>
          </table:table-cell>
          <table:table-cell office:value-type="float" office:value="2.3050000000000002" table:style-name="ce1">
            <text:p>2,3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1" table:style-name="ce1">
            <text:p>2,31</text:p>
          </table:table-cell>
          <table:table-cell office:value-type="float" office:value="-2.3382182698696901" table:style-name="ce1">
            <text:p>-2,33821827</text:p>
          </table:table-cell>
          <table:table-cell office:value-type="float" office:value="2.31" table:style-name="ce1">
            <text:p>2,31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3149999999999999" table:style-name="ce1">
            <text:p>2,315</text:p>
          </table:table-cell>
          <table:table-cell office:value-type="float" office:value="-2.28349400823936" table:style-name="ce1">
            <text:p>-2,283494008</text:p>
          </table:table-cell>
          <table:table-cell office:value-type="float" office:value="2.3149999999999999" table:style-name="ce1">
            <text:p>2,3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199999999999998" table:style-name="ce1">
            <text:p>2,32</text:p>
          </table:table-cell>
          <table:table-cell office:value-type="float" office:value="-2.26359427673742" table:style-name="ce1">
            <text:p>-2,263594277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3250000000000002" table:style-name="ce1">
            <text:p>2,325</text:p>
          </table:table-cell>
          <table:table-cell office:value-type="float" office:value="-2.2188198808580601" table:style-name="ce1">
            <text:p>-2,218819881</text:p>
          </table:table-cell>
          <table:table-cell office:value-type="float" office:value="2.3250000000000002" table:style-name="ce1">
            <text:p>2,3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3" table:style-name="ce1">
            <text:p>2,33</text:p>
          </table:table-cell>
          <table:table-cell office:value-type="float" office:value="-2.1839953507296701" table:style-name="ce1">
            <text:p>-2,183995351</text:p>
          </table:table-cell>
          <table:table-cell office:value-type="float" office:value="2.33" table:style-name="ce1">
            <text:p>2,33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335" table:style-name="ce1">
            <text:p>2,335</text:p>
          </table:table-cell>
          <table:table-cell office:value-type="float" office:value="-2.1441958877257998" table:style-name="ce1">
            <text:p>-2,144195888</text:p>
          </table:table-cell>
          <table:table-cell office:value-type="float" office:value="2.335" table:style-name="ce1">
            <text:p>2,3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4" table:style-name="ce1">
            <text:p>2,34</text:p>
          </table:table-cell>
          <table:table-cell office:value-type="float" office:value="-2.1093713575974098" table:style-name="ce1">
            <text:p>-2,109371358</text:p>
          </table:table-cell>
          <table:table-cell office:value-type="float" office:value="2.34" table:style-name="ce1">
            <text:p>2,3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450000000000002" table:style-name="ce1">
            <text:p>2,345</text:p>
          </table:table-cell>
          <table:table-cell office:value-type="float" office:value="-2.0795217603445102" table:style-name="ce1">
            <text:p>-2,07952176</text:p>
          </table:table-cell>
          <table:table-cell office:value-type="float" office:value="2.3450000000000002" table:style-name="ce1">
            <text:p>2,3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5" table:style-name="ce1">
            <text:p>2,35</text:p>
          </table:table-cell>
          <table:table-cell office:value-type="float" office:value="-2.0297724315896599" table:style-name="ce1">
            <text:p>-2,029772432</text:p>
          </table:table-cell>
          <table:table-cell office:value-type="float" office:value="2.35" table:style-name="ce1">
            <text:p>2,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55" table:style-name="ce1">
            <text:p>2,355</text:p>
          </table:table-cell>
          <table:table-cell office:value-type="float" office:value="-1.9899729685857901" table:style-name="ce1">
            <text:p>-1,989972969</text:p>
          </table:table-cell>
          <table:table-cell office:value-type="float" office:value="2.355" table:style-name="ce1">
            <text:p>2,3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6" table:style-name="ce1">
            <text:p>2,36</text:p>
          </table:table-cell>
          <table:table-cell office:value-type="float" office:value="-1.95017350558192" table:style-name="ce1">
            <text:p>-1,950173506</text:p>
          </table:table-cell>
          <table:table-cell office:value-type="float" office:value="2.36" table:style-name="ce1">
            <text:p>2,3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650000000000002" table:style-name="ce1">
            <text:p>2,365</text:p>
          </table:table-cell>
          <table:table-cell office:value-type="float" office:value="-1.91037404257804" table:style-name="ce1">
            <text:p>-1,910374043</text:p>
          </table:table-cell>
          <table:table-cell office:value-type="float" office:value="2.3650000000000002" table:style-name="ce1">
            <text:p>2,3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7" table:style-name="ce1">
            <text:p>2,37</text:p>
          </table:table-cell>
          <table:table-cell office:value-type="float" office:value="-1.8705745795741699" table:style-name="ce1">
            <text:p>-1,87057458</text:p>
          </table:table-cell>
          <table:table-cell office:value-type="float" office:value="2.37" table:style-name="ce1">
            <text:p>2,3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75" table:style-name="ce1">
            <text:p>2,375</text:p>
          </table:table-cell>
          <table:table-cell office:value-type="float" office:value="-1.8158503179438401" table:style-name="ce1">
            <text:p>-1,815850318</text:p>
          </table:table-cell>
          <table:table-cell office:value-type="float" office:value="2.375" table:style-name="ce1">
            <text:p>2,3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8" table:style-name="ce1">
            <text:p>2,38</text:p>
          </table:table-cell>
          <table:table-cell office:value-type="float" office:value="-1.7760508549399701" table:style-name="ce1">
            <text:p>-1,776050855</text:p>
          </table:table-cell>
          <table:table-cell office:value-type="float" office:value="2.38" table:style-name="ce1">
            <text:p>2,3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849999999999998" table:style-name="ce1">
            <text:p>2,385</text:p>
          </table:table-cell>
          <table:table-cell office:value-type="float" office:value="-1.72630152618513" table:style-name="ce1">
            <text:p>-1,726301526</text:p>
          </table:table-cell>
          <table:table-cell office:value-type="float" office:value="2.3849999999999998" table:style-name="ce1">
            <text:p>2,3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9" table:style-name="ce1">
            <text:p>2,39</text:p>
          </table:table-cell>
          <table:table-cell office:value-type="float" office:value="-1.6815271303057699" table:style-name="ce1">
            <text:p>-1,68152713</text:p>
          </table:table-cell>
          <table:table-cell office:value-type="float" office:value="2.39" table:style-name="ce1">
            <text:p>2,3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395" table:style-name="ce1">
            <text:p>2,395</text:p>
          </table:table-cell>
          <table:table-cell office:value-type="float" office:value="-1.6417276673018899" table:style-name="ce1">
            <text:p>-1,641727667</text:p>
          </table:table-cell>
          <table:table-cell office:value-type="float" office:value="2.395" table:style-name="ce1">
            <text:p>2,3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1.5969532714225401" table:style-name="ce1">
            <text:p>-1,596953271</text:p>
          </table:table-cell>
          <table:table-cell office:value-type="float" office:value="2.4" table:style-name="ce1">
            <text:p>2,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049999999999998" table:style-name="ce1">
            <text:p>2,405</text:p>
          </table:table-cell>
          <table:table-cell office:value-type="float" office:value="-1.54222900979221" table:style-name="ce1">
            <text:p>-1,54222901</text:p>
          </table:table-cell>
          <table:table-cell office:value-type="float" office:value="2.4049999999999998" table:style-name="ce1">
            <text:p>2,4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1" table:style-name="ce1">
            <text:p>2,41</text:p>
          </table:table-cell>
          <table:table-cell office:value-type="float" office:value="-1.4924796810373699" table:style-name="ce1">
            <text:p>-1,492479681</text:p>
          </table:table-cell>
          <table:table-cell office:value-type="float" office:value="2.41" table:style-name="ce1">
            <text:p>2,4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15" table:style-name="ce1">
            <text:p>2,415</text:p>
          </table:table-cell>
          <table:table-cell office:value-type="float" office:value="-1.4576551509089799" table:style-name="ce1">
            <text:p>-1,457655151</text:p>
          </table:table-cell>
          <table:table-cell office:value-type="float" office:value="2.415" table:style-name="ce1">
            <text:p>2,4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2" table:style-name="ce1">
            <text:p>2,42</text:p>
          </table:table-cell>
          <table:table-cell office:value-type="float" office:value="-1.4079058221541301" table:style-name="ce1">
            <text:p>-1,407905822</text:p>
          </table:table-cell>
          <table:table-cell office:value-type="float" office:value="2.42" table:style-name="ce1">
            <text:p>2,4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249999999999998" table:style-name="ce1">
            <text:p>2,425</text:p>
          </table:table-cell>
          <table:table-cell office:value-type="float" office:value="-1.35318156052381" table:style-name="ce1">
            <text:p>-1,353181561</text:p>
          </table:table-cell>
          <table:table-cell office:value-type="float" office:value="2.4249999999999998" table:style-name="ce1">
            <text:p>2,4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300000000000002" table:style-name="ce1">
            <text:p>2,43</text:p>
          </table:table-cell>
          <table:table-cell office:value-type="float" office:value="-1.2984572988934799" table:style-name="ce1">
            <text:p>-1,298457299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350000000000001" table:style-name="ce1">
            <text:p>2,435</text:p>
          </table:table-cell>
          <table:table-cell office:value-type="float" office:value="-1.2586578358896101" table:style-name="ce1">
            <text:p>-1,258657836</text:p>
          </table:table-cell>
          <table:table-cell office:value-type="float" office:value="2.4350000000000001" table:style-name="ce1">
            <text:p>2,4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4" table:style-name="ce1">
            <text:p>2,44</text:p>
          </table:table-cell>
          <table:table-cell office:value-type="float" office:value="-1.2188583728857301" table:style-name="ce1">
            <text:p>-1,218858373</text:p>
          </table:table-cell>
          <table:table-cell office:value-type="float" office:value="2.44" table:style-name="ce1">
            <text:p>2,4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449999999999998" table:style-name="ce1">
            <text:p>2,445</text:p>
          </table:table-cell>
          <table:table-cell office:value-type="float" office:value="-1.16910904413089" table:style-name="ce1">
            <text:p>-1,169109044</text:p>
          </table:table-cell>
          <table:table-cell office:value-type="float" office:value="2.4449999999999998" table:style-name="ce1">
            <text:p>2,445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4500000000000002" table:style-name="ce1">
            <text:p>2,45</text:p>
          </table:table-cell>
          <table:table-cell office:value-type="float" office:value="-1.1143847825005699" table:style-name="ce1">
            <text:p>-1,114384783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550000000000001" table:style-name="ce1">
            <text:p>2,455</text:p>
          </table:table-cell>
          <table:table-cell office:value-type="float" office:value="-1.0745853194966899" table:style-name="ce1">
            <text:p>-1,074585319</text:p>
          </table:table-cell>
          <table:table-cell office:value-type="float" office:value="2.4550000000000001" table:style-name="ce1">
            <text:p>2,4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6" table:style-name="ce1">
            <text:p>2,46</text:p>
          </table:table-cell>
          <table:table-cell office:value-type="float" office:value="-1.0248359907418501" table:style-name="ce1">
            <text:p>-1,024835991</text:p>
          </table:table-cell>
          <table:table-cell office:value-type="float" office:value="2.46" table:style-name="ce1">
            <text:p>2,4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649999999999999" table:style-name="ce1">
            <text:p>2,465</text:p>
          </table:table-cell>
          <table:table-cell office:value-type="float" office:value="-0.99996132636442803" table:style-name="ce1">
            <text:p>-0,999961326</text:p>
          </table:table-cell>
          <table:table-cell office:value-type="float" office:value="2.4649999999999999" table:style-name="ce1">
            <text:p>2,4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700000000000002" table:style-name="ce1">
            <text:p>2,47</text:p>
          </table:table-cell>
          <table:table-cell office:value-type="float" office:value="-0.94523706473410096" table:style-name="ce1">
            <text:p>-0,945237065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750000000000001" table:style-name="ce1">
            <text:p>2,475</text:p>
          </table:table-cell>
          <table:table-cell office:value-type="float" office:value="-0.90046266885474302" table:style-name="ce1">
            <text:p>-0,900462669</text:p>
          </table:table-cell>
          <table:table-cell office:value-type="float" office:value="2.4750000000000001" table:style-name="ce1">
            <text:p>2,4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8" table:style-name="ce1">
            <text:p>2,48</text:p>
          </table:table-cell>
          <table:table-cell office:value-type="float" office:value="-0.86066320585086897" table:style-name="ce1">
            <text:p>-0,860663206</text:p>
          </table:table-cell>
          <table:table-cell office:value-type="float" office:value="2.48" table:style-name="ce1">
            <text:p>2,4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849999999999999" table:style-name="ce1">
            <text:p>2,485</text:p>
          </table:table-cell>
          <table:table-cell office:value-type="float" office:value="-0.83081360859796405" table:style-name="ce1">
            <text:p>-0,830813609</text:p>
          </table:table-cell>
          <table:table-cell office:value-type="float" office:value="2.4849999999999999" table:style-name="ce1">
            <text:p>2,4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900000000000002" table:style-name="ce1">
            <text:p>2,49</text:p>
          </table:table-cell>
          <table:table-cell office:value-type="float" office:value="-0.786039212718606" table:style-name="ce1">
            <text:p>-0,786039213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4950000000000001" table:style-name="ce1">
            <text:p>2,495</text:p>
          </table:table-cell>
          <table:table-cell office:value-type="float" office:value="-0.74623974971473195" table:style-name="ce1">
            <text:p>-0,74623975</text:p>
          </table:table-cell>
          <table:table-cell office:value-type="float" office:value="2.4950000000000001" table:style-name="ce1">
            <text:p>2,4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71141521958634302" table:style-name="ce1">
            <text:p>-0,71141522</text:p>
          </table:table-cell>
          <table:table-cell office:value-type="float" office:value="2.5" table:style-name="ce1">
            <text:p>2,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049999999999999" table:style-name="ce1">
            <text:p>2,505</text:p>
          </table:table-cell>
          <table:table-cell office:value-type="float" office:value="-0.67659068945795298" table:style-name="ce1">
            <text:p>-0,676590689</text:p>
          </table:table-cell>
          <table:table-cell office:value-type="float" office:value="2.5049999999999999" table:style-name="ce1">
            <text:p>2,5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099999999999998" table:style-name="ce1">
            <text:p>2,51</text:p>
          </table:table-cell>
          <table:table-cell office:value-type="float" office:value="-0.63181629357859503" table:style-name="ce1">
            <text:p>-0,631816294</text:p>
          </table:table-cell>
          <table:table-cell office:value-type="float" office:value="2.5099999999999998" table:style-name="ce1">
            <text:p>2,5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150000000000001" table:style-name="ce1">
            <text:p>2,515</text:p>
          </table:table-cell>
          <table:table-cell office:value-type="float" office:value="-0.606941629201174" table:style-name="ce1">
            <text:p>-0,606941629</text:p>
          </table:table-cell>
          <table:table-cell office:value-type="float" office:value="2.5150000000000001" table:style-name="ce1">
            <text:p>2,51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52" table:style-name="ce1">
            <text:p>2,52</text:p>
          </table:table-cell>
          <table:table-cell office:value-type="float" office:value="-0.57709203194826797" table:style-name="ce1">
            <text:p>-0,577092032</text:p>
          </table:table-cell>
          <table:table-cell office:value-type="float" office:value="2.52" table:style-name="ce1">
            <text:p>2,5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249999999999999" table:style-name="ce1">
            <text:p>2,525</text:p>
          </table:table-cell>
          <table:table-cell office:value-type="float" office:value="-0.53729256894439503" table:style-name="ce1">
            <text:p>-0,537292569</text:p>
          </table:table-cell>
          <table:table-cell office:value-type="float" office:value="2.5249999999999999" table:style-name="ce1">
            <text:p>2,5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299999999999998" table:style-name="ce1">
            <text:p>2,53</text:p>
          </table:table-cell>
          <table:table-cell office:value-type="float" office:value="-0.51739283744245801" table:style-name="ce1">
            <text:p>-0,517392837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5350000000000001" table:style-name="ce1">
            <text:p>2,535</text:p>
          </table:table-cell>
          <table:table-cell office:value-type="float" office:value="-0.49251817306503698" table:style-name="ce1">
            <text:p>-0,492518173</text:p>
          </table:table-cell>
          <table:table-cell office:value-type="float" office:value="2.5350000000000001" table:style-name="ce1">
            <text:p>2,53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54" table:style-name="ce1">
            <text:p>2,54</text:p>
          </table:table-cell>
          <table:table-cell office:value-type="float" office:value="-0.462668575812131" table:style-name="ce1">
            <text:p>-0,462668576</text:p>
          </table:table-cell>
          <table:table-cell office:value-type="float" office:value="2.54" table:style-name="ce1">
            <text:p>2,5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449999999999999" table:style-name="ce1">
            <text:p>2,545</text:p>
          </table:table-cell>
          <table:table-cell office:value-type="float" office:value="-0.43281897855922602" table:style-name="ce1">
            <text:p>-0,432818979</text:p>
          </table:table-cell>
          <table:table-cell office:value-type="float" office:value="2.5449999999999999" table:style-name="ce1">
            <text:p>2,5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499999999999998" table:style-name="ce1">
            <text:p>2,55</text:p>
          </table:table-cell>
          <table:table-cell office:value-type="float" office:value="-0.40794431418180499" table:style-name="ce1">
            <text:p>-0,407944314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0.25020264089107502" table:style-name="ce1">
            <text:p>0,250202641</text:p>
          </table:table-cell>
          <table:table-cell table:number-columns-repeated="16380"/>
        </table:table-row>
        <table:table-row table:style-name="ro1">
          <table:table-cell office:value-type="float" office:value="2.5550000000000002" table:style-name="ce1">
            <text:p>2,555</text:p>
          </table:table-cell>
          <table:table-cell office:value-type="float" office:value="-0.39799444843083598" table:style-name="ce1">
            <text:p>-0,397994448</text:p>
          </table:table-cell>
          <table:table-cell office:value-type="float" office:value="2.5550000000000002" table:style-name="ce1">
            <text:p>2,5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6" table:style-name="ce1">
            <text:p>2,56</text:p>
          </table:table-cell>
          <table:table-cell office:value-type="float" office:value="-0.368144851177931" table:style-name="ce1">
            <text:p>-0,368144851</text:p>
          </table:table-cell>
          <table:table-cell office:value-type="float" office:value="2.56" table:style-name="ce1">
            <text:p>2,5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649999999999999" table:style-name="ce1">
            <text:p>2,565</text:p>
          </table:table-cell>
          <table:table-cell office:value-type="float" office:value="-0.34824511967599397" table:style-name="ce1">
            <text:p>-0,34824512</text:p>
          </table:table-cell>
          <table:table-cell office:value-type="float" office:value="2.5649999999999999" table:style-name="ce1">
            <text:p>2,5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7" table:style-name="ce1">
            <text:p>2,57</text:p>
          </table:table-cell>
          <table:table-cell office:value-type="float" office:value="-0.323370455298573" table:style-name="ce1">
            <text:p>-0,323370455</text:p>
          </table:table-cell>
          <table:table-cell office:value-type="float" office:value="2.57" table:style-name="ce1">
            <text:p>2,5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750000000000002" table:style-name="ce1">
            <text:p>2,575</text:p>
          </table:table-cell>
          <table:table-cell office:value-type="float" office:value="-0.30844565667211998" table:style-name="ce1">
            <text:p>-0,308445657</text:p>
          </table:table-cell>
          <table:table-cell office:value-type="float" office:value="2.5750000000000002" table:style-name="ce1">
            <text:p>2,5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8" table:style-name="ce1">
            <text:p>2,58</text:p>
          </table:table-cell>
          <table:table-cell office:value-type="float" office:value="-0.29849579092115203" table:style-name="ce1">
            <text:p>-0,298495791</text:p>
          </table:table-cell>
          <table:table-cell office:value-type="float" office:value="2.58" table:style-name="ce1">
            <text:p>2,5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85" table:style-name="ce1">
            <text:p>2,585</text:p>
          </table:table-cell>
          <table:table-cell office:value-type="float" office:value="-0.278596059419215" table:style-name="ce1">
            <text:p>-0,278596059</text:p>
          </table:table-cell>
          <table:table-cell office:value-type="float" office:value="2.585" table:style-name="ce1">
            <text:p>2,5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9" table:style-name="ce1">
            <text:p>2,59</text:p>
          </table:table-cell>
          <table:table-cell office:value-type="float" office:value="-0.26367126079276199" table:style-name="ce1">
            <text:p>-0,263671261</text:p>
          </table:table-cell>
          <table:table-cell office:value-type="float" office:value="2.59" table:style-name="ce1">
            <text:p>2,5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5950000000000002" table:style-name="ce1">
            <text:p>2,595</text:p>
          </table:table-cell>
          <table:table-cell office:value-type="float" office:value="-0.23879659641534101" table:style-name="ce1">
            <text:p>-0,238796596</text:p>
          </table:table-cell>
          <table:table-cell office:value-type="float" office:value="2.5950000000000002" table:style-name="ce1">
            <text:p>2,5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24377152929082499" table:style-name="ce1">
            <text:p>-0,243771529</text:p>
          </table:table-cell>
          <table:table-cell office:value-type="float" office:value="2.6" table:style-name="ce1">
            <text:p>2,6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605" table:style-name="ce1">
            <text:p>2,605</text:p>
          </table:table-cell>
          <table:table-cell office:value-type="float" office:value="-0.228846730664372" table:style-name="ce1">
            <text:p>-0,228846731</text:p>
          </table:table-cell>
          <table:table-cell office:value-type="float" office:value="2.605" table:style-name="ce1">
            <text:p>2,6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1" table:style-name="ce1">
            <text:p>2,61</text:p>
          </table:table-cell>
          <table:table-cell office:value-type="float" office:value="-0.208946999162436" table:style-name="ce1">
            <text:p>-0,208946999</text:p>
          </table:table-cell>
          <table:table-cell office:value-type="float" office:value="2.61" table:style-name="ce1">
            <text:p>2,6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150000000000002" table:style-name="ce1">
            <text:p>2,615</text:p>
          </table:table-cell>
          <table:table-cell office:value-type="float" office:value="-0.19899713341146699" table:style-name="ce1">
            <text:p>-0,198997133</text:p>
          </table:table-cell>
          <table:table-cell office:value-type="float" office:value="2.6150000000000002" table:style-name="ce1">
            <text:p>2,6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2" table:style-name="ce1">
            <text:p>2,62</text:p>
          </table:table-cell>
          <table:table-cell office:value-type="float" office:value="-0.18904726766049901" table:style-name="ce1">
            <text:p>-0,189047268</text:p>
          </table:table-cell>
          <table:table-cell office:value-type="float" office:value="2.62" table:style-name="ce1">
            <text:p>2,6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25" table:style-name="ce1">
            <text:p>2,625</text:p>
          </table:table-cell>
          <table:table-cell office:value-type="float" office:value="-0.184072334785014" table:style-name="ce1">
            <text:p>-0,184072335</text:p>
          </table:table-cell>
          <table:table-cell office:value-type="float" office:value="2.625" table:style-name="ce1">
            <text:p>2,6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3" table:style-name="ce1">
            <text:p>2,63</text:p>
          </table:table-cell>
          <table:table-cell office:value-type="float" office:value="-0.16417260328307701" table:style-name="ce1">
            <text:p>-0,164172603</text:p>
          </table:table-cell>
          <table:table-cell office:value-type="float" office:value="2.63" table:style-name="ce1">
            <text:p>2,6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349999999999998" table:style-name="ce1">
            <text:p>2,635</text:p>
          </table:table-cell>
          <table:table-cell office:value-type="float" office:value="-0.15422273753210899" table:style-name="ce1">
            <text:p>-0,154222738</text:p>
          </table:table-cell>
          <table:table-cell office:value-type="float" office:value="2.6349999999999998" table:style-name="ce1">
            <text:p>2,6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4" table:style-name="ce1">
            <text:p>2,64</text:p>
          </table:table-cell>
          <table:table-cell office:value-type="float" office:value="-0.139297938905656" table:style-name="ce1">
            <text:p>-0,139297939</text:p>
          </table:table-cell>
          <table:table-cell office:value-type="float" office:value="2.64" table:style-name="ce1">
            <text:p>2,64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645" table:style-name="ce1">
            <text:p>2,645</text:p>
          </table:table-cell>
          <table:table-cell office:value-type="float" office:value="-0.134323006030172" table:style-name="ce1">
            <text:p>-0,134323006</text:p>
          </table:table-cell>
          <table:table-cell office:value-type="float" office:value="2.645" table:style-name="ce1">
            <text:p>2,6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5" table:style-name="ce1">
            <text:p>2,65</text:p>
          </table:table-cell>
          <table:table-cell office:value-type="float" office:value="-0.124373140279204" table:style-name="ce1">
            <text:p>-0,12437314</text:p>
          </table:table-cell>
          <table:table-cell office:value-type="float" office:value="2.65" table:style-name="ce1">
            <text:p>2,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549999999999998" table:style-name="ce1">
            <text:p>2,655</text:p>
          </table:table-cell>
          <table:table-cell office:value-type="float" office:value="-0.114423274528235" table:style-name="ce1">
            <text:p>-0,114423275</text:p>
          </table:table-cell>
          <table:table-cell office:value-type="float" office:value="2.6549999999999998" table:style-name="ce1">
            <text:p>2,655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66" table:style-name="ce1">
            <text:p>2,66</text:p>
          </table:table-cell>
          <table:table-cell office:value-type="float" office:value="-0.104473408777267" table:style-name="ce1">
            <text:p>-0,104473409</text:p>
          </table:table-cell>
          <table:table-cell office:value-type="float" office:value="2.66" table:style-name="ce1">
            <text:p>2,66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665" table:style-name="ce1">
            <text:p>2,665</text:p>
          </table:table-cell>
          <table:table-cell office:value-type="float" office:value="-9.9498475901782499E-2" table:style-name="ce1">
            <text:p>-0,099498476</text:p>
          </table:table-cell>
          <table:table-cell office:value-type="float" office:value="2.665" table:style-name="ce1">
            <text:p>2,6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7" table:style-name="ce1">
            <text:p>2,67</text:p>
          </table:table-cell>
          <table:table-cell office:value-type="float" office:value="-9.4523543026298298E-2" table:style-name="ce1">
            <text:p>-0,094523543</text:p>
          </table:table-cell>
          <table:table-cell office:value-type="float" office:value="2.67" table:style-name="ce1">
            <text:p>2,6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749999999999998" table:style-name="ce1">
            <text:p>2,675</text:p>
          </table:table-cell>
          <table:table-cell office:value-type="float" office:value="-8.4573677275329801E-2" table:style-name="ce1">
            <text:p>-0,084573677</text:p>
          </table:table-cell>
          <table:table-cell office:value-type="float" office:value="2.6749999999999998" table:style-name="ce1">
            <text:p>2,6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8" table:style-name="ce1">
            <text:p>2,68</text:p>
          </table:table-cell>
          <table:table-cell office:value-type="float" office:value="-7.95987443998456E-2" table:style-name="ce1">
            <text:p>-0,079598744</text:p>
          </table:table-cell>
          <table:table-cell office:value-type="float" office:value="2.68" table:style-name="ce1">
            <text:p>2,6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850000000000001" table:style-name="ce1">
            <text:p>2,685</text:p>
          </table:table-cell>
          <table:table-cell office:value-type="float" office:value="-6.9648878648877102E-2" table:style-name="ce1">
            <text:p>-0,069648879</text:p>
          </table:table-cell>
          <table:table-cell office:value-type="float" office:value="2.6850000000000001" table:style-name="ce1">
            <text:p>2,6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9" table:style-name="ce1">
            <text:p>2,69</text:p>
          </table:table-cell>
          <table:table-cell office:value-type="float" office:value="-6.4673945773392902E-2" table:style-name="ce1">
            <text:p>-0,064673946</text:p>
          </table:table-cell>
          <table:table-cell office:value-type="float" office:value="2.69" table:style-name="ce1">
            <text:p>2,6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6949999999999998" table:style-name="ce1">
            <text:p>2,695</text:p>
          </table:table-cell>
          <table:table-cell office:value-type="float" office:value="-6.4673945773392902E-2" table:style-name="ce1">
            <text:p>-0,064673946</text:p>
          </table:table-cell>
          <table:table-cell office:value-type="float" office:value="2.6949999999999998" table:style-name="ce1">
            <text:p>2,69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6.4673945773392902E-2" table:style-name="ce1">
            <text:p>-0,064673946</text:p>
          </table:table-cell>
          <table:table-cell office:value-type="float" office:value="2.7" table:style-name="ce1">
            <text:p>2,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050000000000001" table:style-name="ce1">
            <text:p>2,705</text:p>
          </table:table-cell>
          <table:table-cell office:value-type="float" office:value="-5.4724080022424501E-2" table:style-name="ce1">
            <text:p>-0,05472408</text:p>
          </table:table-cell>
          <table:table-cell office:value-type="float" office:value="2.7050000000000001" table:style-name="ce1">
            <text:p>2,7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1" table:style-name="ce1">
            <text:p>2,71</text:p>
          </table:table-cell>
          <table:table-cell office:value-type="float" office:value="-3.9799281395971803E-2" table:style-name="ce1">
            <text:p>-0,039799281</text:p>
          </table:table-cell>
          <table:table-cell office:value-type="float" office:value="2.71" table:style-name="ce1">
            <text:p>2,7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149999999999999" table:style-name="ce1">
            <text:p>2,715</text:p>
          </table:table-cell>
          <table:table-cell office:value-type="float" office:value="-3.9799281395971803E-2" table:style-name="ce1">
            <text:p>-0,039799281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2" table:style-name="ce1">
            <text:p>2,72</text:p>
          </table:table-cell>
          <table:table-cell office:value-type="float" office:value="-4.4774214271456003E-2" table:style-name="ce1">
            <text:p>-0,044774214</text:p>
          </table:table-cell>
          <table:table-cell office:value-type="float" office:value="2.72" table:style-name="ce1">
            <text:p>2,72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7250000000000001" table:style-name="ce1">
            <text:p>2,725</text:p>
          </table:table-cell>
          <table:table-cell office:value-type="float" office:value="-3.9799281395971803E-2" table:style-name="ce1">
            <text:p>-0,039799281</text:p>
          </table:table-cell>
          <table:table-cell office:value-type="float" office:value="2.7250000000000001" table:style-name="ce1">
            <text:p>2,7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3" table:style-name="ce1">
            <text:p>2,73</text:p>
          </table:table-cell>
          <table:table-cell office:value-type="float" office:value="-3.9799281395971803E-2" table:style-name="ce1">
            <text:p>-0,039799281</text:p>
          </table:table-cell>
          <table:table-cell office:value-type="float" office:value="2.73" table:style-name="ce1">
            <text:p>2,7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349999999999999" table:style-name="ce1">
            <text:p>2,73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2.7349999999999999" table:style-name="ce1">
            <text:p>2,7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4" table:style-name="ce1">
            <text:p>2,74</text:p>
          </table:table-cell>
          <table:table-cell office:value-type="float" office:value="-3.4824348520487498E-2" table:style-name="ce1">
            <text:p>-0,034824349</text:p>
          </table:table-cell>
          <table:table-cell office:value-type="float" office:value="2.74" table:style-name="ce1">
            <text:p>2,7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450000000000001" table:style-name="ce1">
            <text:p>2,745</text:p>
          </table:table-cell>
          <table:table-cell office:value-type="float" office:value="-3.4824348520487498E-2" table:style-name="ce1">
            <text:p>-0,034824349</text:p>
          </table:table-cell>
          <table:table-cell office:value-type="float" office:value="2.7450000000000001" table:style-name="ce1">
            <text:p>2,7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5" table:style-name="ce1">
            <text:p>2,7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2.75" table:style-name="ce1">
            <text:p>2,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549999999999999" table:style-name="ce1">
            <text:p>2,75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2.7549999999999999" table:style-name="ce1">
            <text:p>2,7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6" table:style-name="ce1">
            <text:p>2,76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2.76" table:style-name="ce1">
            <text:p>2,7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650000000000001" table:style-name="ce1">
            <text:p>2,765</text:p>
          </table:table-cell>
          <table:table-cell office:value-type="float" office:value="-2.9849415645003301E-2" table:style-name="ce1">
            <text:p>-0,029849416</text:p>
          </table:table-cell>
          <table:table-cell office:value-type="float" office:value="2.7650000000000001" table:style-name="ce1">
            <text:p>2,7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7" table:style-name="ce1">
            <text:p>2,77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2.77" table:style-name="ce1">
            <text:p>2,7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749999999999999" table:style-name="ce1">
            <text:p>2,7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7749999999999999" table:style-name="ce1">
            <text:p>2,7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8" table:style-name="ce1">
            <text:p>2,78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2.78" table:style-name="ce1">
            <text:p>2,7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850000000000001" table:style-name="ce1">
            <text:p>2,78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2.7850000000000001" table:style-name="ce1">
            <text:p>2,7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9" table:style-name="ce1">
            <text:p>2,79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2.79" table:style-name="ce1">
            <text:p>2,7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7949999999999999" table:style-name="ce1">
            <text:p>2,79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2.7949999999999999" table:style-name="ce1">
            <text:p>2,79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8" table:style-name="ce1">
            <text:p>2,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050000000000002" table:style-name="ce1">
            <text:p>2,8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8050000000000002" table:style-name="ce1">
            <text:p>2,8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1" table:style-name="ce1">
            <text:p>2,8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81" table:style-name="ce1">
            <text:p>2,8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149999999999999" table:style-name="ce1">
            <text:p>2,815</text:p>
          </table:table-cell>
          <table:table-cell office:value-type="float" office:value="-2.9849415645003301E-2" table:style-name="ce1">
            <text:p>-0,029849416</text:p>
          </table:table-cell>
          <table:table-cell office:value-type="float" office:value="2.8149999999999999" table:style-name="ce1">
            <text:p>2,81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82" table:style-name="ce1">
            <text:p>2,8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82" table:style-name="ce1">
            <text:p>2,8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250000000000002" table:style-name="ce1">
            <text:p>2,8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8250000000000002" table:style-name="ce1">
            <text:p>2,8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3" table:style-name="ce1">
            <text:p>2,8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83" table:style-name="ce1">
            <text:p>2,8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35" table:style-name="ce1">
            <text:p>2,83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2.835" table:style-name="ce1">
            <text:p>2,835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84" table:style-name="ce1">
            <text:p>2,84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2.84" table:style-name="ce1">
            <text:p>2,8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450000000000002" table:style-name="ce1">
            <text:p>2,84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2.8450000000000002" table:style-name="ce1">
            <text:p>2,84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85" table:style-name="ce1">
            <text:p>2,8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2.85" table:style-name="ce1">
            <text:p>2,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55" table:style-name="ce1">
            <text:p>2,85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855" table:style-name="ce1">
            <text:p>2,8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6" table:style-name="ce1">
            <text:p>2,8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86" table:style-name="ce1">
            <text:p>2,8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650000000000002" table:style-name="ce1">
            <text:p>2,86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8650000000000002" table:style-name="ce1">
            <text:p>2,8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7" table:style-name="ce1">
            <text:p>2,8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87" table:style-name="ce1">
            <text:p>2,8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75" table:style-name="ce1">
            <text:p>2,87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2.875" table:style-name="ce1">
            <text:p>2,8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8" table:style-name="ce1">
            <text:p>2,88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2.88" table:style-name="ce1">
            <text:p>2,8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849999999999998" table:style-name="ce1">
            <text:p>2,88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8849999999999998" table:style-name="ce1">
            <text:p>2,8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9" table:style-name="ce1">
            <text:p>2,8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89" table:style-name="ce1">
            <text:p>2,8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895" table:style-name="ce1">
            <text:p>2,8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895" table:style-name="ce1">
            <text:p>2,8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" table:style-name="ce1">
            <text:p>2,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049999999999998" table:style-name="ce1">
            <text:p>2,9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9049999999999998" table:style-name="ce1">
            <text:p>2,9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1" table:style-name="ce1">
            <text:p>2,9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1" table:style-name="ce1">
            <text:p>2,9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15" table:style-name="ce1">
            <text:p>2,91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2.915" table:style-name="ce1">
            <text:p>2,9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2" table:style-name="ce1">
            <text:p>2,9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2" table:style-name="ce1">
            <text:p>2,9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249999999999998" table:style-name="ce1">
            <text:p>2,9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249999999999998" table:style-name="ce1">
            <text:p>2,925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93" table:style-name="ce1">
            <text:p>2,93</text:p>
          </table:table-cell>
          <table:table-cell office:value-type="float" office:value="-2.9849415645003301E-2" table:style-name="ce1">
            <text:p>-0,029849416</text:p>
          </table:table-cell>
          <table:table-cell office:value-type="float" office:value="2.93" table:style-name="ce1">
            <text:p>2,93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2.9350000000000001" table:style-name="ce1">
            <text:p>2,9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350000000000001" table:style-name="ce1">
            <text:p>2,9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4" table:style-name="ce1">
            <text:p>2,9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4" table:style-name="ce1">
            <text:p>2,9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449999999999998" table:style-name="ce1">
            <text:p>2,94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2.9449999999999998" table:style-name="ce1">
            <text:p>2,9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5" table:style-name="ce1">
            <text:p>2,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95" table:style-name="ce1">
            <text:p>2,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550000000000001" table:style-name="ce1">
            <text:p>2,95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9550000000000001" table:style-name="ce1">
            <text:p>2,95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96" table:style-name="ce1">
            <text:p>2,9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96" table:style-name="ce1">
            <text:p>2,9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649999999999999" table:style-name="ce1">
            <text:p>2,96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2.9649999999999999" table:style-name="ce1">
            <text:p>2,9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7" table:style-name="ce1">
            <text:p>2,9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7" table:style-name="ce1">
            <text:p>2,9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750000000000001" table:style-name="ce1">
            <text:p>2,9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2.9750000000000001" table:style-name="ce1">
            <text:p>2,9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8" table:style-name="ce1">
            <text:p>2,98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2.98" table:style-name="ce1">
            <text:p>2,98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2.9849999999999999" table:style-name="ce1">
            <text:p>2,9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849999999999999" table:style-name="ce1">
            <text:p>2,9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9" table:style-name="ce1">
            <text:p>2,9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9" table:style-name="ce1">
            <text:p>2,9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2.9950000000000001" table:style-name="ce1">
            <text:p>2,9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2.9950000000000001" table:style-name="ce1">
            <text:p>2,9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" table:style-name="ce1">
            <text:p>3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0049999999999999" table:style-name="ce1">
            <text:p>3,0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0049999999999999" table:style-name="ce1">
            <text:p>3,0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1" table:style-name="ce1">
            <text:p>3,0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01" table:style-name="ce1">
            <text:p>3,01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0150000000000001" table:style-name="ce1">
            <text:p>3,0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0150000000000001" table:style-name="ce1">
            <text:p>3,0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2" table:style-name="ce1">
            <text:p>3,0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02" table:style-name="ce1">
            <text:p>3,0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249999999999999" table:style-name="ce1">
            <text:p>3,0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0249999999999999" table:style-name="ce1">
            <text:p>3,0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3" table:style-name="ce1">
            <text:p>3,03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03" table:style-name="ce1">
            <text:p>3,0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350000000000001" table:style-name="ce1">
            <text:p>3,0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0350000000000001" table:style-name="ce1">
            <text:p>3,0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4" table:style-name="ce1">
            <text:p>3,0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04" table:style-name="ce1">
            <text:p>3,0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449999999999999" table:style-name="ce1">
            <text:p>3,0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0449999999999999" table:style-name="ce1">
            <text:p>3,0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5" table:style-name="ce1">
            <text:p>3,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05" table:style-name="ce1">
            <text:p>3,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550000000000002" table:style-name="ce1">
            <text:p>3,05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0550000000000002" table:style-name="ce1">
            <text:p>3,0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6" table:style-name="ce1">
            <text:p>3,0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06" table:style-name="ce1">
            <text:p>3,06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0649999999999999" table:style-name="ce1">
            <text:p>3,06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0649999999999999" table:style-name="ce1">
            <text:p>3,0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7" table:style-name="ce1">
            <text:p>3,07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07" table:style-name="ce1">
            <text:p>3,0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750000000000002" table:style-name="ce1">
            <text:p>3,0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0750000000000002" table:style-name="ce1">
            <text:p>3,07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08" table:style-name="ce1">
            <text:p>3,0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08" table:style-name="ce1">
            <text:p>3,0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85" table:style-name="ce1">
            <text:p>3,0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085" table:style-name="ce1">
            <text:p>3,0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9" table:style-name="ce1">
            <text:p>3,0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09" table:style-name="ce1">
            <text:p>3,0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0950000000000002" table:style-name="ce1">
            <text:p>3,0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0950000000000002" table:style-name="ce1">
            <text:p>3,0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" table:style-name="ce1">
            <text:p>3,1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1" table:style-name="ce1">
            <text:p>3,1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105" table:style-name="ce1">
            <text:p>3,1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105" table:style-name="ce1">
            <text:p>3,1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1" table:style-name="ce1">
            <text:p>3,1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11" table:style-name="ce1">
            <text:p>3,1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150000000000002" table:style-name="ce1">
            <text:p>3,11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3.1150000000000002" table:style-name="ce1">
            <text:p>3,1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2" table:style-name="ce1">
            <text:p>3,1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12" table:style-name="ce1">
            <text:p>3,1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25" table:style-name="ce1">
            <text:p>3,1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125" table:style-name="ce1">
            <text:p>3,1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3" table:style-name="ce1">
            <text:p>3,13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3.13" table:style-name="ce1">
            <text:p>3,1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349999999999998" table:style-name="ce1">
            <text:p>3,1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1349999999999998" table:style-name="ce1">
            <text:p>3,1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14" table:style-name="ce1">
            <text:p>3,1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45" table:style-name="ce1">
            <text:p>3,1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145" table:style-name="ce1">
            <text:p>3,1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5" table:style-name="ce1">
            <text:p>3,1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15" table:style-name="ce1">
            <text:p>3,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549999999999998" table:style-name="ce1">
            <text:p>3,15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1549999999999998" table:style-name="ce1">
            <text:p>3,1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6" table:style-name="ce1">
            <text:p>3,1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16" table:style-name="ce1">
            <text:p>3,1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65" table:style-name="ce1">
            <text:p>3,16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165" table:style-name="ce1">
            <text:p>3,1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7" table:style-name="ce1">
            <text:p>3,1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17" table:style-name="ce1">
            <text:p>3,1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749999999999998" table:style-name="ce1">
            <text:p>3,1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1749999999999998" table:style-name="ce1">
            <text:p>3,1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8" table:style-name="ce1">
            <text:p>3,1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18" table:style-name="ce1">
            <text:p>3,1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1850000000000001" table:style-name="ce1">
            <text:p>3,18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1850000000000001" table:style-name="ce1">
            <text:p>3,18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19" table:style-name="ce1">
            <text:p>3,19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19" table:style-name="ce1">
            <text:p>3,19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1949999999999998" table:style-name="ce1">
            <text:p>3,1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1949999999999998" table:style-name="ce1">
            <text:p>3,1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" table:style-name="ce1">
            <text:p>3,2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2" table:style-name="ce1">
            <text:p>3,2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2050000000000001" table:style-name="ce1">
            <text:p>3,2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2050000000000001" table:style-name="ce1">
            <text:p>3,2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1" table:style-name="ce1">
            <text:p>3,2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21" table:style-name="ce1">
            <text:p>3,2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149999999999999" table:style-name="ce1">
            <text:p>3,21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2149999999999999" table:style-name="ce1">
            <text:p>3,21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22" table:style-name="ce1">
            <text:p>3,22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22" table:style-name="ce1">
            <text:p>3,2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250000000000001" table:style-name="ce1">
            <text:p>3,2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2250000000000001" table:style-name="ce1">
            <text:p>3,2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3" table:style-name="ce1">
            <text:p>3,2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23" table:style-name="ce1">
            <text:p>3,23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2349999999999999" table:style-name="ce1">
            <text:p>3,23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2349999999999999" table:style-name="ce1">
            <text:p>3,2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4" table:style-name="ce1">
            <text:p>3,2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24" table:style-name="ce1">
            <text:p>3,2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450000000000001" table:style-name="ce1">
            <text:p>3,2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2450000000000001" table:style-name="ce1">
            <text:p>3,2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5" table:style-name="ce1">
            <text:p>3,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25" table:style-name="ce1">
            <text:p>3,25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2549999999999999" table:style-name="ce1">
            <text:p>3,25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2549999999999999" table:style-name="ce1">
            <text:p>3,25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26" table:style-name="ce1">
            <text:p>3,2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26" table:style-name="ce1">
            <text:p>3,2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650000000000001" table:style-name="ce1">
            <text:p>3,26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2650000000000001" table:style-name="ce1">
            <text:p>3,2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7" table:style-name="ce1">
            <text:p>3,2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27" table:style-name="ce1">
            <text:p>3,2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749999999999999" table:style-name="ce1">
            <text:p>3,27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2749999999999999" table:style-name="ce1">
            <text:p>3,2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8" table:style-name="ce1">
            <text:p>3,2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28" table:style-name="ce1">
            <text:p>3,2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850000000000001" table:style-name="ce1">
            <text:p>3,2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2850000000000001" table:style-name="ce1">
            <text:p>3,2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9" table:style-name="ce1">
            <text:p>3,2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29" table:style-name="ce1">
            <text:p>3,2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2949999999999999" table:style-name="ce1">
            <text:p>3,2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2949999999999999" table:style-name="ce1">
            <text:p>3,2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" table:style-name="ce1">
            <text:p>3,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3" table:style-name="ce1">
            <text:p>3,3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3050000000000002" table:style-name="ce1">
            <text:p>3,3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3050000000000002" table:style-name="ce1">
            <text:p>3,3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1" table:style-name="ce1">
            <text:p>3,3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31" table:style-name="ce1">
            <text:p>3,3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149999999999999" table:style-name="ce1">
            <text:p>3,3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3149999999999999" table:style-name="ce1">
            <text:p>3,3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2" table:style-name="ce1">
            <text:p>3,32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32" table:style-name="ce1">
            <text:p>3,32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3250000000000002" table:style-name="ce1">
            <text:p>3,3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3250000000000002" table:style-name="ce1">
            <text:p>3,3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3" table:style-name="ce1">
            <text:p>3,33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33" table:style-name="ce1">
            <text:p>3,3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35" table:style-name="ce1">
            <text:p>3,3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335" table:style-name="ce1">
            <text:p>3,3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4" table:style-name="ce1">
            <text:p>3,3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34" table:style-name="ce1">
            <text:p>3,3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450000000000002" table:style-name="ce1">
            <text:p>3,3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3450000000000002" table:style-name="ce1">
            <text:p>3,3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5" table:style-name="ce1">
            <text:p>3,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35" table:style-name="ce1">
            <text:p>3,3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355" table:style-name="ce1">
            <text:p>3,35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355" table:style-name="ce1">
            <text:p>3,3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6" table:style-name="ce1">
            <text:p>3,3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36" table:style-name="ce1">
            <text:p>3,3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650000000000002" table:style-name="ce1">
            <text:p>3,3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3650000000000002" table:style-name="ce1">
            <text:p>3,36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37" table:style-name="ce1">
            <text:p>3,37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3.37" table:style-name="ce1">
            <text:p>3,3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75" table:style-name="ce1">
            <text:p>3,37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375" table:style-name="ce1">
            <text:p>3,3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8" table:style-name="ce1">
            <text:p>3,3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38" table:style-name="ce1">
            <text:p>3,3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849999999999998" table:style-name="ce1">
            <text:p>3,38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3.3849999999999998" table:style-name="ce1">
            <text:p>3,3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9" table:style-name="ce1">
            <text:p>3,39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39" table:style-name="ce1">
            <text:p>3,3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395" table:style-name="ce1">
            <text:p>3,3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395" table:style-name="ce1">
            <text:p>3,3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" table:style-name="ce1">
            <text:p>3,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4" table:style-name="ce1">
            <text:p>3,4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4049999999999998" table:style-name="ce1">
            <text:p>3,4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4049999999999998" table:style-name="ce1">
            <text:p>3,405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41" table:style-name="ce1">
            <text:p>3,4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1" table:style-name="ce1">
            <text:p>3,4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15" table:style-name="ce1">
            <text:p>3,41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415" table:style-name="ce1">
            <text:p>3,4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2" table:style-name="ce1">
            <text:p>3,42</text:p>
          </table:table-cell>
          <table:table-cell office:value-type="float" office:value="-3.4824348520487498E-2" table:style-name="ce1">
            <text:p>-0,034824349</text:p>
          </table:table-cell>
          <table:table-cell office:value-type="float" office:value="3.42" table:style-name="ce1">
            <text:p>3,4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249999999999998" table:style-name="ce1">
            <text:p>3,4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4249999999999998" table:style-name="ce1">
            <text:p>3,4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3" table:style-name="ce1">
            <text:p>3,4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3" table:style-name="ce1">
            <text:p>3,4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350000000000001" table:style-name="ce1">
            <text:p>3,4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350000000000001" table:style-name="ce1">
            <text:p>3,4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4" table:style-name="ce1">
            <text:p>3,4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4" table:style-name="ce1">
            <text:p>3,4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449999999999998" table:style-name="ce1">
            <text:p>3,4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4449999999999998" table:style-name="ce1">
            <text:p>3,4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5" table:style-name="ce1">
            <text:p>3,4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45" table:style-name="ce1">
            <text:p>3,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550000000000001" table:style-name="ce1">
            <text:p>3,4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6" table:style-name="ce1">
            <text:p>3,4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6" table:style-name="ce1">
            <text:p>3,46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4649999999999999" table:style-name="ce1">
            <text:p>3,4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649999999999999" table:style-name="ce1">
            <text:p>3,4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7" table:style-name="ce1">
            <text:p>3,4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7" table:style-name="ce1">
            <text:p>3,4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750000000000001" table:style-name="ce1">
            <text:p>3,4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750000000000001" table:style-name="ce1">
            <text:p>3,47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48" table:style-name="ce1">
            <text:p>3,4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48" table:style-name="ce1">
            <text:p>3,48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4849999999999999" table:style-name="ce1">
            <text:p>3,48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4849999999999999" table:style-name="ce1">
            <text:p>3,4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9" table:style-name="ce1">
            <text:p>3,49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49" table:style-name="ce1">
            <text:p>3,4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4950000000000001" table:style-name="ce1">
            <text:p>3,4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4950000000000001" table:style-name="ce1">
            <text:p>3,4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5" table:style-name="ce1">
            <text:p>3,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049999999999999" table:style-name="ce1">
            <text:p>3,5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5049999999999999" table:style-name="ce1">
            <text:p>3,5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1" table:style-name="ce1">
            <text:p>3,5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51" table:style-name="ce1">
            <text:p>3,5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150000000000001" table:style-name="ce1">
            <text:p>3,5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5150000000000001" table:style-name="ce1">
            <text:p>3,5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2" table:style-name="ce1">
            <text:p>3,52</text:p>
          </table:table-cell>
          <table:table-cell office:value-type="float" office:value="-3.9799281395971803E-2" table:style-name="ce1">
            <text:p>-0,039799281</text:p>
          </table:table-cell>
          <table:table-cell office:value-type="float" office:value="3.52" table:style-name="ce1">
            <text:p>3,5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249999999999999" table:style-name="ce1">
            <text:p>3,5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5249999999999999" table:style-name="ce1">
            <text:p>3,52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53" table:style-name="ce1">
            <text:p>3,53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53" table:style-name="ce1">
            <text:p>3,5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350000000000001" table:style-name="ce1">
            <text:p>3,53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5350000000000001" table:style-name="ce1">
            <text:p>3,5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4" table:style-name="ce1">
            <text:p>3,54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54" table:style-name="ce1">
            <text:p>3,5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449999999999999" table:style-name="ce1">
            <text:p>3,5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5449999999999999" table:style-name="ce1">
            <text:p>3,5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5" table:style-name="ce1">
            <text:p>3,5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55" table:style-name="ce1">
            <text:p>3,5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5550000000000002" table:style-name="ce1">
            <text:p>3,55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5550000000000002" table:style-name="ce1">
            <text:p>3,5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6" table:style-name="ce1">
            <text:p>3,5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56" table:style-name="ce1">
            <text:p>3,5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649999999999999" table:style-name="ce1">
            <text:p>3,56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5649999999999999" table:style-name="ce1">
            <text:p>3,5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7" table:style-name="ce1">
            <text:p>3,5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57" table:style-name="ce1">
            <text:p>3,57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5750000000000002" table:style-name="ce1">
            <text:p>3,57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5750000000000002" table:style-name="ce1">
            <text:p>3,5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8" table:style-name="ce1">
            <text:p>3,58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58" table:style-name="ce1">
            <text:p>3,58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585" table:style-name="ce1">
            <text:p>3,5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585" table:style-name="ce1">
            <text:p>3,5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9" table:style-name="ce1">
            <text:p>3,5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59" table:style-name="ce1">
            <text:p>3,5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5950000000000002" table:style-name="ce1">
            <text:p>3,5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5950000000000002" table:style-name="ce1">
            <text:p>3,5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" table:style-name="ce1">
            <text:p>3,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6" table:style-name="ce1">
            <text:p>3,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05" table:style-name="ce1">
            <text:p>3,6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605" table:style-name="ce1">
            <text:p>3,60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61" table:style-name="ce1">
            <text:p>3,6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61" table:style-name="ce1">
            <text:p>3,6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150000000000002" table:style-name="ce1">
            <text:p>3,6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6150000000000002" table:style-name="ce1">
            <text:p>3,615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62" table:style-name="ce1">
            <text:p>3,62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62" table:style-name="ce1">
            <text:p>3,6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25" table:style-name="ce1">
            <text:p>3,62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625" table:style-name="ce1">
            <text:p>3,6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3" table:style-name="ce1">
            <text:p>3,6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63" table:style-name="ce1">
            <text:p>3,6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349999999999998" table:style-name="ce1">
            <text:p>3,6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6349999999999998" table:style-name="ce1">
            <text:p>3,6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4" table:style-name="ce1">
            <text:p>3,6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64" table:style-name="ce1">
            <text:p>3,6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45" table:style-name="ce1">
            <text:p>3,64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645" table:style-name="ce1">
            <text:p>3,6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5" table:style-name="ce1">
            <text:p>3,6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65" table:style-name="ce1">
            <text:p>3,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549999999999998" table:style-name="ce1">
            <text:p>3,6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6549999999999998" table:style-name="ce1">
            <text:p>3,6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6" table:style-name="ce1">
            <text:p>3,6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66" table:style-name="ce1">
            <text:p>3,66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665" table:style-name="ce1">
            <text:p>3,6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665" table:style-name="ce1">
            <text:p>3,6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7" table:style-name="ce1">
            <text:p>3,6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67" table:style-name="ce1">
            <text:p>3,6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749999999999998" table:style-name="ce1">
            <text:p>3,67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6749999999999998" table:style-name="ce1">
            <text:p>3,6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8" table:style-name="ce1">
            <text:p>3,6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68" table:style-name="ce1">
            <text:p>3,68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6850000000000001" table:style-name="ce1">
            <text:p>3,6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6850000000000001" table:style-name="ce1">
            <text:p>3,6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9" table:style-name="ce1">
            <text:p>3,69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69" table:style-name="ce1">
            <text:p>3,6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6949999999999998" table:style-name="ce1">
            <text:p>3,69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7" table:style-name="ce1">
            <text:p>3,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" table:style-name="ce1">
            <text:p>3,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050000000000001" table:style-name="ce1">
            <text:p>3,7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7050000000000001" table:style-name="ce1">
            <text:p>3,7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1" table:style-name="ce1">
            <text:p>3,7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71" table:style-name="ce1">
            <text:p>3,7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149999999999999" table:style-name="ce1">
            <text:p>3,7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7149999999999999" table:style-name="ce1">
            <text:p>3,7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2" table:style-name="ce1">
            <text:p>3,72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72" table:style-name="ce1">
            <text:p>3,7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250000000000001" table:style-name="ce1">
            <text:p>3,7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250000000000001" table:style-name="ce1">
            <text:p>3,72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73" table:style-name="ce1">
            <text:p>3,7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3" table:style-name="ce1">
            <text:p>3,7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349999999999999" table:style-name="ce1">
            <text:p>3,7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349999999999999" table:style-name="ce1">
            <text:p>3,7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4" table:style-name="ce1">
            <text:p>3,7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74" table:style-name="ce1">
            <text:p>3,7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450000000000001" table:style-name="ce1">
            <text:p>3,7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450000000000001" table:style-name="ce1">
            <text:p>3,7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5" table:style-name="ce1">
            <text:p>3,7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75" table:style-name="ce1">
            <text:p>3,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549999999999999" table:style-name="ce1">
            <text:p>3,7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549999999999999" table:style-name="ce1">
            <text:p>3,7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6" table:style-name="ce1">
            <text:p>3,7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6" table:style-name="ce1">
            <text:p>3,7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650000000000001" table:style-name="ce1">
            <text:p>3,7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650000000000001" table:style-name="ce1">
            <text:p>3,7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7" table:style-name="ce1">
            <text:p>3,7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77" table:style-name="ce1">
            <text:p>3,7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749999999999999" table:style-name="ce1">
            <text:p>3,7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7749999999999999" table:style-name="ce1">
            <text:p>3,7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8" table:style-name="ce1">
            <text:p>3,7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8" table:style-name="ce1">
            <text:p>3,7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850000000000001" table:style-name="ce1">
            <text:p>3,7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7850000000000001" table:style-name="ce1">
            <text:p>3,78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79" table:style-name="ce1">
            <text:p>3,79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79" table:style-name="ce1">
            <text:p>3,7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7949999999999999" table:style-name="ce1">
            <text:p>3,7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7949999999999999" table:style-name="ce1">
            <text:p>3,7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" table:style-name="ce1">
            <text:p>3,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8" table:style-name="ce1">
            <text:p>3,8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8050000000000002" table:style-name="ce1">
            <text:p>3,8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8050000000000002" table:style-name="ce1">
            <text:p>3,8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1" table:style-name="ce1">
            <text:p>3,8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81" table:style-name="ce1">
            <text:p>3,8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149999999999999" table:style-name="ce1">
            <text:p>3,81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8149999999999999" table:style-name="ce1">
            <text:p>3,81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82" table:style-name="ce1">
            <text:p>3,8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82" table:style-name="ce1">
            <text:p>3,8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250000000000002" table:style-name="ce1">
            <text:p>3,8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8250000000000002" table:style-name="ce1">
            <text:p>3,82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83" table:style-name="ce1">
            <text:p>3,8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83" table:style-name="ce1">
            <text:p>3,83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3.835" table:style-name="ce1">
            <text:p>3,83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835" table:style-name="ce1">
            <text:p>3,8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4" table:style-name="ce1">
            <text:p>3,8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84" table:style-name="ce1">
            <text:p>3,8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450000000000002" table:style-name="ce1">
            <text:p>3,8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8450000000000002" table:style-name="ce1">
            <text:p>3,8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5" table:style-name="ce1">
            <text:p>3,8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85" table:style-name="ce1">
            <text:p>3,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55" table:style-name="ce1">
            <text:p>3,85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855" table:style-name="ce1">
            <text:p>3,8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6" table:style-name="ce1">
            <text:p>3,86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86" table:style-name="ce1">
            <text:p>3,8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650000000000002" table:style-name="ce1">
            <text:p>3,86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8650000000000002" table:style-name="ce1">
            <text:p>3,8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7" table:style-name="ce1">
            <text:p>3,87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87" table:style-name="ce1">
            <text:p>3,8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75" table:style-name="ce1">
            <text:p>3,87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875" table:style-name="ce1">
            <text:p>3,8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8" table:style-name="ce1">
            <text:p>3,8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88" table:style-name="ce1">
            <text:p>3,8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849999999999998" table:style-name="ce1">
            <text:p>3,88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8849999999999998" table:style-name="ce1">
            <text:p>3,8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89" table:style-name="ce1">
            <text:p>3,89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89" table:style-name="ce1">
            <text:p>3,89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895" table:style-name="ce1">
            <text:p>3,8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895" table:style-name="ce1">
            <text:p>3,89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9" table:style-name="ce1">
            <text:p>3,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9" table:style-name="ce1">
            <text:p>3,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049999999999998" table:style-name="ce1">
            <text:p>3,9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9049999999999998" table:style-name="ce1">
            <text:p>3,9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1" table:style-name="ce1">
            <text:p>3,9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91" table:style-name="ce1">
            <text:p>3,9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15" table:style-name="ce1">
            <text:p>3,9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915" table:style-name="ce1">
            <text:p>3,9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2" table:style-name="ce1">
            <text:p>3,9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92" table:style-name="ce1">
            <text:p>3,9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249999999999998" table:style-name="ce1">
            <text:p>3,9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9249999999999998" table:style-name="ce1">
            <text:p>3,9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3" table:style-name="ce1">
            <text:p>3,9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93" table:style-name="ce1">
            <text:p>3,9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350000000000001" table:style-name="ce1">
            <text:p>3,93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9350000000000001" table:style-name="ce1">
            <text:p>3,9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4" table:style-name="ce1">
            <text:p>3,9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94" table:style-name="ce1">
            <text:p>3,9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449999999999998" table:style-name="ce1">
            <text:p>3,94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9449999999999998" table:style-name="ce1">
            <text:p>3,9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5" table:style-name="ce1">
            <text:p>3,9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95" table:style-name="ce1">
            <text:p>3,9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3.9550000000000001" table:style-name="ce1">
            <text:p>3,95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9550000000000001" table:style-name="ce1">
            <text:p>3,9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6" table:style-name="ce1">
            <text:p>3,9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96" table:style-name="ce1">
            <text:p>3,9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649999999999999" table:style-name="ce1">
            <text:p>3,9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3.9649999999999999" table:style-name="ce1">
            <text:p>3,9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7" table:style-name="ce1">
            <text:p>3,97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97" table:style-name="ce1">
            <text:p>3,9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750000000000001" table:style-name="ce1">
            <text:p>3,97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3.9750000000000001" table:style-name="ce1">
            <text:p>3,9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8" table:style-name="ce1">
            <text:p>3,9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98" table:style-name="ce1">
            <text:p>3,9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849999999999999" table:style-name="ce1">
            <text:p>3,98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3.9849999999999999" table:style-name="ce1">
            <text:p>3,9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9" table:style-name="ce1">
            <text:p>3,99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99" table:style-name="ce1">
            <text:p>3,9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3.9950000000000001" table:style-name="ce1">
            <text:p>3,99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3.9950000000000001" table:style-name="ce1">
            <text:p>3,99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" table:style-name="ce1">
            <text:p>4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0049999999999999" table:style-name="ce1">
            <text:p>4,0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0049999999999999" table:style-name="ce1">
            <text:p>4,00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01" table:style-name="ce1">
            <text:p>4,0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01" table:style-name="ce1">
            <text:p>4,01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0149999999999997" table:style-name="ce1">
            <text:p>4,0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149999999999997" table:style-name="ce1">
            <text:p>4,01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0199999999999996" table:style-name="ce1">
            <text:p>4,0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250000000000004" table:style-name="ce1">
            <text:p>4,0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250000000000004" table:style-name="ce1">
            <text:p>4,0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3" table:style-name="ce1">
            <text:p>4,0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3" table:style-name="ce1">
            <text:p>4,03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0350000000000001" table:style-name="ce1">
            <text:p>4,0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0350000000000001" table:style-name="ce1">
            <text:p>4,0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4" table:style-name="ce1">
            <text:p>4,0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4" table:style-name="ce1">
            <text:p>4,04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0449999999999999" table:style-name="ce1">
            <text:p>4,0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449999999999999" table:style-name="ce1">
            <text:p>4,0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5" table:style-name="ce1">
            <text:p>4,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05" table:style-name="ce1">
            <text:p>4,0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0549999999999997" table:style-name="ce1">
            <text:p>4,05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0549999999999997" table:style-name="ce1">
            <text:p>4,0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599999999999996" table:style-name="ce1">
            <text:p>4,0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650000000000004" table:style-name="ce1">
            <text:p>4,0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650000000000004" table:style-name="ce1">
            <text:p>4,0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7" table:style-name="ce1">
            <text:p>4,0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7" table:style-name="ce1">
            <text:p>4,0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750000000000002" table:style-name="ce1">
            <text:p>4,0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750000000000002" table:style-name="ce1">
            <text:p>4,0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8" table:style-name="ce1">
            <text:p>4,0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08" table:style-name="ce1">
            <text:p>4,0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85" table:style-name="ce1">
            <text:p>4,08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085" table:style-name="ce1">
            <text:p>4,0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9" table:style-name="ce1">
            <text:p>4,0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09" table:style-name="ce1">
            <text:p>4,0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949999999999998" table:style-name="ce1">
            <text:p>4,095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4.0949999999999998" table:style-name="ce1">
            <text:p>4,0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0999999999999996" table:style-name="ce1">
            <text:p>4,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050000000000004" table:style-name="ce1">
            <text:p>4,1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1050000000000004" table:style-name="ce1">
            <text:p>4,1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100000000000003" table:style-name="ce1">
            <text:p>4,11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150000000000002" table:style-name="ce1">
            <text:p>4,1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150000000000002" table:style-name="ce1">
            <text:p>4,1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2" table:style-name="ce1">
            <text:p>4,1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2" table:style-name="ce1">
            <text:p>4,1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25" table:style-name="ce1">
            <text:p>4,12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125" table:style-name="ce1">
            <text:p>4,1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3" table:style-name="ce1">
            <text:p>4,13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13" table:style-name="ce1">
            <text:p>4,13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1349999999999998" table:style-name="ce1">
            <text:p>4,1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349999999999998" table:style-name="ce1">
            <text:p>4,1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399999999999997" table:style-name="ce1">
            <text:p>4,1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449999999999996" table:style-name="ce1">
            <text:p>4,14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1449999999999996" table:style-name="ce1">
            <text:p>4,1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500000000000004" table:style-name="ce1">
            <text:p>4,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550000000000002" table:style-name="ce1">
            <text:p>4,1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550000000000002" table:style-name="ce1">
            <text:p>4,1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6" table:style-name="ce1">
            <text:p>4,16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16" table:style-name="ce1">
            <text:p>4,1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65" table:style-name="ce1">
            <text:p>4,1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65" table:style-name="ce1">
            <text:p>4,1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7" table:style-name="ce1">
            <text:p>4,1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7" table:style-name="ce1">
            <text:p>4,1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749999999999998" table:style-name="ce1">
            <text:p>4,1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749999999999998" table:style-name="ce1">
            <text:p>4,1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8" table:style-name="ce1">
            <text:p>4,1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8" table:style-name="ce1">
            <text:p>4,1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849999999999996" table:style-name="ce1">
            <text:p>4,1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849999999999996" table:style-name="ce1">
            <text:p>4,1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900000000000004" table:style-name="ce1">
            <text:p>4,1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1950000000000003" table:style-name="ce1">
            <text:p>4,195</text:p>
          </table:table-cell>
          <table:table-cell office:value-type="float" office:value="-4.4774214271456003E-2" table:style-name="ce1">
            <text:p>-0,044774214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" table:style-name="ce1">
            <text:p>4,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2" table:style-name="ce1">
            <text:p>4,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050000000000001" table:style-name="ce1">
            <text:p>4,2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2050000000000001" table:style-name="ce1">
            <text:p>4,2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1" table:style-name="ce1">
            <text:p>4,2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21" table:style-name="ce1">
            <text:p>4,2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149999999999999" table:style-name="ce1">
            <text:p>4,2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2149999999999999" table:style-name="ce1">
            <text:p>4,2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2" table:style-name="ce1">
            <text:p>4,22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22" table:style-name="ce1">
            <text:p>4,2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249999999999996" table:style-name="ce1">
            <text:p>4,2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2249999999999996" table:style-name="ce1">
            <text:p>4,2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300000000000004" table:style-name="ce1">
            <text:p>4,2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350000000000003" table:style-name="ce1">
            <text:p>4,23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2350000000000003" table:style-name="ce1">
            <text:p>4,2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4" table:style-name="ce1">
            <text:p>4,2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24" table:style-name="ce1">
            <text:p>4,2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450000000000001" table:style-name="ce1">
            <text:p>4,2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2450000000000001" table:style-name="ce1">
            <text:p>4,2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5" table:style-name="ce1">
            <text:p>4,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25" table:style-name="ce1">
            <text:p>4,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549999999999999" table:style-name="ce1">
            <text:p>4,2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2549999999999999" table:style-name="ce1">
            <text:p>4,2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6" table:style-name="ce1">
            <text:p>4,26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26" table:style-name="ce1">
            <text:p>4,2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649999999999997" table:style-name="ce1">
            <text:p>4,26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2649999999999997" table:style-name="ce1">
            <text:p>4,2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699999999999996" table:style-name="ce1">
            <text:p>4,2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750000000000004" table:style-name="ce1">
            <text:p>4,2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2750000000000004" table:style-name="ce1">
            <text:p>4,2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8" table:style-name="ce1">
            <text:p>4,2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28" table:style-name="ce1">
            <text:p>4,2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850000000000001" table:style-name="ce1">
            <text:p>4,2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2850000000000001" table:style-name="ce1">
            <text:p>4,2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9" table:style-name="ce1">
            <text:p>4,29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29" table:style-name="ce1">
            <text:p>4,2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2949999999999999" table:style-name="ce1">
            <text:p>4,2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2949999999999999" table:style-name="ce1">
            <text:p>4,2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" table:style-name="ce1">
            <text:p>4,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3" table:style-name="ce1">
            <text:p>4,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049999999999997" table:style-name="ce1">
            <text:p>4,3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3049999999999997" table:style-name="ce1">
            <text:p>4,3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099999999999996" table:style-name="ce1">
            <text:p>4,31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3150000000000004" table:style-name="ce1">
            <text:p>4,31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3150000000000004" table:style-name="ce1">
            <text:p>4,3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2" table:style-name="ce1">
            <text:p>4,3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32" table:style-name="ce1">
            <text:p>4,3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250000000000002" table:style-name="ce1">
            <text:p>4,3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3250000000000002" table:style-name="ce1">
            <text:p>4,3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3" table:style-name="ce1">
            <text:p>4,33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33" table:style-name="ce1">
            <text:p>4,3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35" table:style-name="ce1">
            <text:p>4,3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335" table:style-name="ce1">
            <text:p>4,3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4" table:style-name="ce1">
            <text:p>4,3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34" table:style-name="ce1">
            <text:p>4,3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449999999999998" table:style-name="ce1">
            <text:p>4,3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3449999999999998" table:style-name="ce1">
            <text:p>4,3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499999999999996" table:style-name="ce1">
            <text:p>4,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550000000000004" table:style-name="ce1">
            <text:p>4,35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3550000000000004" table:style-name="ce1">
            <text:p>4,3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600000000000003" table:style-name="ce1">
            <text:p>4,3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3650000000000002" table:style-name="ce1">
            <text:p>4,36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3650000000000002" table:style-name="ce1">
            <text:p>4,3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7" table:style-name="ce1">
            <text:p>4,37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37" table:style-name="ce1">
            <text:p>4,3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75" table:style-name="ce1">
            <text:p>4,3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375" table:style-name="ce1">
            <text:p>4,3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8" table:style-name="ce1">
            <text:p>4,38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4.38" table:style-name="ce1">
            <text:p>4,3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849999999999998" table:style-name="ce1">
            <text:p>4,3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3849999999999998" table:style-name="ce1">
            <text:p>4,38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899999999999997" table:style-name="ce1">
            <text:p>4,3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3949999999999996" table:style-name="ce1">
            <text:p>4,39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3949999999999996" table:style-name="ce1">
            <text:p>4,3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000000000000004" table:style-name="ce1">
            <text:p>4,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050000000000002" table:style-name="ce1">
            <text:p>4,4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4050000000000002" table:style-name="ce1">
            <text:p>4,40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41" table:style-name="ce1">
            <text:p>4,4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41" table:style-name="ce1">
            <text:p>4,41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415" table:style-name="ce1">
            <text:p>4,4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415" table:style-name="ce1">
            <text:p>4,4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2" table:style-name="ce1">
            <text:p>4,42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42" table:style-name="ce1">
            <text:p>4,4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249999999999998" table:style-name="ce1">
            <text:p>4,4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4249999999999998" table:style-name="ce1">
            <text:p>4,4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3" table:style-name="ce1">
            <text:p>4,4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43" table:style-name="ce1">
            <text:p>4,4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349999999999996" table:style-name="ce1">
            <text:p>4,4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4349999999999996" table:style-name="ce1">
            <text:p>4,43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400000000000004" table:style-name="ce1">
            <text:p>4,4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0.24521851073950501" table:style-name="ce1">
            <text:p>0,245218511</text:p>
          </table:table-cell>
          <table:table-cell table:number-columns-repeated="16380"/>
        </table:table-row>
        <table:table-row table:style-name="ro1">
          <table:table-cell office:value-type="float" office:value="4.4450000000000003" table:style-name="ce1">
            <text:p>4,44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4450000000000003" table:style-name="ce1">
            <text:p>4,4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5" table:style-name="ce1">
            <text:p>4,4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4.45" table:style-name="ce1">
            <text:p>4,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550000000000001" table:style-name="ce1">
            <text:p>4,45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4550000000000001" table:style-name="ce1">
            <text:p>4,4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6" table:style-name="ce1">
            <text:p>4,46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46" table:style-name="ce1">
            <text:p>4,46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649999999999999" table:style-name="ce1">
            <text:p>4,4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4649999999999999" table:style-name="ce1">
            <text:p>4,4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7" table:style-name="ce1">
            <text:p>4,4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47" table:style-name="ce1">
            <text:p>4,4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749999999999996" table:style-name="ce1">
            <text:p>4,4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4749999999999996" table:style-name="ce1">
            <text:p>4,4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800000000000004" table:style-name="ce1">
            <text:p>4,48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850000000000003" table:style-name="ce1">
            <text:p>4,4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4850000000000003" table:style-name="ce1">
            <text:p>4,48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49" table:style-name="ce1">
            <text:p>4,4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49" table:style-name="ce1">
            <text:p>4,49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4950000000000001" table:style-name="ce1">
            <text:p>4,49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4950000000000001" table:style-name="ce1">
            <text:p>4,49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5" table:style-name="ce1">
            <text:p>4,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049999999999999" table:style-name="ce1">
            <text:p>4,5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049999999999999" table:style-name="ce1">
            <text:p>4,50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1" table:style-name="ce1">
            <text:p>4,5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1" table:style-name="ce1">
            <text:p>4,51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149999999999997" table:style-name="ce1">
            <text:p>4,51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5149999999999997" table:style-name="ce1">
            <text:p>4,51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199999999999996" table:style-name="ce1">
            <text:p>4,5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250000000000004" table:style-name="ce1">
            <text:p>4,52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5250000000000004" table:style-name="ce1">
            <text:p>4,52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3" table:style-name="ce1">
            <text:p>4,5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3" table:style-name="ce1">
            <text:p>4,53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350000000000001" table:style-name="ce1">
            <text:p>4,5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5350000000000001" table:style-name="ce1">
            <text:p>4,535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54" table:style-name="ce1">
            <text:p>4,5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4" table:style-name="ce1">
            <text:p>4,54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449999999999999" table:style-name="ce1">
            <text:p>4,54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5449999999999999" table:style-name="ce1">
            <text:p>4,54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5" table:style-name="ce1">
            <text:p>4,5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4.55" table:style-name="ce1">
            <text:p>4,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549999999999997" table:style-name="ce1">
            <text:p>4,5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549999999999997" table:style-name="ce1">
            <text:p>4,55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599999999999996" table:style-name="ce1">
            <text:p>4,5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0.23525025043636599" table:style-name="ce1">
            <text:p>0,23525025</text:p>
          </table:table-cell>
          <table:table-cell table:number-columns-repeated="16380"/>
        </table:table-row>
        <table:table-row table:style-name="ro1">
          <table:table-cell office:value-type="float" office:value="4.5650000000000004" table:style-name="ce1">
            <text:p>4,56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5650000000000004" table:style-name="ce1">
            <text:p>4,56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7" table:style-name="ce1">
            <text:p>4,57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57" table:style-name="ce1">
            <text:p>4,57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750000000000002" table:style-name="ce1">
            <text:p>4,5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750000000000002" table:style-name="ce1">
            <text:p>4,575</text:p>
          </table:table-cell>
          <table:table-cell office:value-type="float" office:value="0.240234380587935" table:style-name="ce1">
            <text:p>0,240234381</text:p>
          </table:table-cell>
          <table:table-cell table:number-columns-repeated="16380"/>
        </table:table-row>
        <table:table-row table:style-name="ro1">
          <table:table-cell office:value-type="float" office:value="4.58" table:style-name="ce1">
            <text:p>4,5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8" table:style-name="ce1">
            <text:p>4,58</text:p>
          </table:table-cell>
          <table:table-cell office:value-type="float" office:value="-3.3284028079360701" table:style-name="ce1">
            <text:p>-3,328402808</text:p>
          </table:table-cell>
          <table:table-cell table:number-columns-repeated="16380"/>
        </table:table-row>
        <table:table-row table:style-name="ro1">
          <table:table-cell office:value-type="float" office:value="4.585" table:style-name="ce1">
            <text:p>4,5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85" table:style-name="ce1">
            <text:p>4,585</text:p>
          </table:table-cell>
          <table:table-cell office:value-type="float" office:value="-3.2337043350562502" table:style-name="ce1">
            <text:p>-3,233704335</text:p>
          </table:table-cell>
          <table:table-cell table:number-columns-repeated="16380"/>
        </table:table-row>
        <table:table-row table:style-name="ro1">
          <table:table-cell office:value-type="float" office:value="4.59" table:style-name="ce1">
            <text:p>4,5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9" table:style-name="ce1">
            <text:p>4,59</text:p>
          </table:table-cell>
          <table:table-cell office:value-type="float" office:value="-3.09913282096386" table:style-name="ce1">
            <text:p>-3,099132821</text:p>
          </table:table-cell>
          <table:table-cell table:number-columns-repeated="16380"/>
        </table:table-row>
        <table:table-row table:style-name="ro1">
          <table:table-cell office:value-type="float" office:value="4.5949999999999998" table:style-name="ce1">
            <text:p>4,5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5949999999999998" table:style-name="ce1">
            <text:p>4,595</text:p>
          </table:table-cell>
          <table:table-cell office:value-type="float" office:value="-2.25681482534856" table:style-name="ce1">
            <text:p>-2,256814825</text:p>
          </table:table-cell>
          <table:table-cell table:number-columns-repeated="16380"/>
        </table:table-row>
        <table:table-row table:style-name="ro1">
          <table:table-cell office:value-type="float" office:value="4.5999999999999996" table:style-name="ce1">
            <text:p>4,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-1.60887790564448" table:style-name="ce1">
            <text:p>-1,608877906</text:p>
          </table:table-cell>
          <table:table-cell table:number-columns-repeated="16380"/>
        </table:table-row>
        <table:table-row table:style-name="ro1">
          <table:table-cell office:value-type="float" office:value="4.6050000000000004" table:style-name="ce1">
            <text:p>4,6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050000000000004" table:style-name="ce1">
            <text:p>4,605</text:p>
          </table:table-cell>
          <table:table-cell office:value-type="float" office:value="-1.13538554124534" table:style-name="ce1">
            <text:p>-1,135385541</text:p>
          </table:table-cell>
          <table:table-cell table:number-columns-repeated="16380"/>
        </table:table-row>
        <table:table-row table:style-name="ro1">
          <table:table-cell office:value-type="float" office:value="4.6100000000000003" table:style-name="ce1">
            <text:p>4,6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-0.82636947184801102" table:style-name="ce1">
            <text:p>-0,826369472</text:p>
          </table:table-cell>
          <table:table-cell table:number-columns-repeated="16380"/>
        </table:table-row>
        <table:table-row table:style-name="ro1">
          <table:table-cell office:value-type="float" office:value="4.6150000000000002" table:style-name="ce1">
            <text:p>4,6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150000000000002" table:style-name="ce1">
            <text:p>4,615</text:p>
          </table:table-cell>
          <table:table-cell office:value-type="float" office:value="-0.59211535472422805" table:style-name="ce1">
            <text:p>-0,592115355</text:p>
          </table:table-cell>
          <table:table-cell table:number-columns-repeated="16380"/>
        </table:table-row>
        <table:table-row table:style-name="ro1">
          <table:table-cell office:value-type="float" office:value="4.62" table:style-name="ce1">
            <text:p>4,62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62" table:style-name="ce1">
            <text:p>4,62</text:p>
          </table:table-cell>
          <table:table-cell office:value-type="float" office:value="-0.427639059722424" table:style-name="ce1">
            <text:p>-0,42763906</text:p>
          </table:table-cell>
          <table:table-cell table:number-columns-repeated="16380"/>
        </table:table-row>
        <table:table-row table:style-name="ro1">
          <table:table-cell office:value-type="float" office:value="4.625" table:style-name="ce1">
            <text:p>4,6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25" table:style-name="ce1">
            <text:p>4,625</text:p>
          </table:table-cell>
          <table:table-cell office:value-type="float" office:value="-0.33294058684259698" table:style-name="ce1">
            <text:p>-0,332940587</text:p>
          </table:table-cell>
          <table:table-cell table:number-columns-repeated="16380"/>
        </table:table-row>
        <table:table-row table:style-name="ro1">
          <table:table-cell office:value-type="float" office:value="4.63" table:style-name="ce1">
            <text:p>4,6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3" table:style-name="ce1">
            <text:p>4,63</text:p>
          </table:table-cell>
          <table:table-cell office:value-type="float" office:value="-0.27811515517532798" table:style-name="ce1">
            <text:p>-0,278115155</text:p>
          </table:table-cell>
          <table:table-cell table:number-columns-repeated="16380"/>
        </table:table-row>
        <table:table-row table:style-name="ro1">
          <table:table-cell office:value-type="float" office:value="4.6349999999999998" table:style-name="ce1">
            <text:p>4,63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6349999999999998" table:style-name="ce1">
            <text:p>4,635</text:p>
          </table:table-cell>
          <table:table-cell office:value-type="float" office:value="-0.193384942598641" table:style-name="ce1">
            <text:p>-0,193384943</text:p>
          </table:table-cell>
          <table:table-cell table:number-columns-repeated="16380"/>
        </table:table-row>
        <table:table-row table:style-name="ro1">
          <table:table-cell office:value-type="float" office:value="4.6399999999999997" table:style-name="ce1">
            <text:p>4,64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-0.138559510931373" table:style-name="ce1">
            <text:p>-0,138559511</text:p>
          </table:table-cell>
          <table:table-cell table:number-columns-repeated="16380"/>
        </table:table-row>
        <table:table-row table:style-name="ro1">
          <table:table-cell office:value-type="float" office:value="4.6449999999999996" table:style-name="ce1">
            <text:p>4,64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6449999999999996" table:style-name="ce1">
            <text:p>4,645</text:p>
          </table:table-cell>
          <table:table-cell office:value-type="float" office:value="-0.108654730021954" table:style-name="ce1">
            <text:p>-0,10865473</text:p>
          </table:table-cell>
          <table:table-cell table:number-columns-repeated="16380"/>
        </table:table-row>
        <table:table-row table:style-name="ro1">
          <table:table-cell office:value-type="float" office:value="4.6500000000000004" table:style-name="ce1">
            <text:p>4,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-6.8781688809394795E-2" table:style-name="ce1">
            <text:p>-0,068781689</text:p>
          </table:table-cell>
          <table:table-cell table:number-columns-repeated="16380"/>
        </table:table-row>
        <table:table-row table:style-name="ro1">
          <table:table-cell office:value-type="float" office:value="4.6550000000000002" table:style-name="ce1">
            <text:p>4,6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550000000000002" table:style-name="ce1">
            <text:p>4,655</text:p>
          </table:table-cell>
          <table:table-cell office:value-type="float" office:value="-5.38292983546853E-2" table:style-name="ce1">
            <text:p>-0,053829298</text:p>
          </table:table-cell>
          <table:table-cell table:number-columns-repeated="16380"/>
        </table:table-row>
        <table:table-row table:style-name="ro1">
          <table:table-cell office:value-type="float" office:value="4.66" table:style-name="ce1">
            <text:p>4,6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6" table:style-name="ce1">
            <text:p>4,66</text:p>
          </table:table-cell>
          <table:table-cell office:value-type="float" office:value="-3.8876907899975797E-2" table:style-name="ce1">
            <text:p>-0,038876908</text:p>
          </table:table-cell>
          <table:table-cell table:number-columns-repeated="16380"/>
        </table:table-row>
        <table:table-row table:style-name="ro1">
          <table:table-cell office:value-type="float" office:value="4.665" table:style-name="ce1">
            <text:p>4,66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665" table:style-name="ce1">
            <text:p>4,665</text:p>
          </table:table-cell>
          <table:table-cell office:value-type="float" office:value="-2.3924517445266202E-2" table:style-name="ce1">
            <text:p>-0,023924517</text:p>
          </table:table-cell>
          <table:table-cell table:number-columns-repeated="16380"/>
        </table:table-row>
        <table:table-row table:style-name="ro1">
          <table:table-cell office:value-type="float" office:value="4.67" table:style-name="ce1">
            <text:p>4,67</text:p>
          </table:table-cell>
          <table:table-cell office:value-type="float" office:value="1.8160790205001799E-7" table:style-name="ce2">
            <text:p>1,82E-07</text:p>
          </table:table-cell>
          <table:table-cell office:value-type="float" office:value="4.67" table:style-name="ce1">
            <text:p>4,67</text:p>
          </table:table-cell>
          <table:table-cell office:value-type="float" office:value="-2.3924517445266202E-2" table:style-name="ce1">
            <text:p>-0,023924517</text:p>
          </table:table-cell>
          <table:table-cell table:number-columns-repeated="16380"/>
        </table:table-row>
        <table:table-row table:style-name="ro1">
          <table:table-cell office:value-type="float" office:value="4.6749999999999998" table:style-name="ce1">
            <text:p>4,6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749999999999998" table:style-name="ce1">
            <text:p>4,675</text:p>
          </table:table-cell>
          <table:table-cell office:value-type="float" office:value="-8.9721269905567204E-3" table:style-name="ce1">
            <text:p>-0,008972127</text:p>
          </table:table-cell>
          <table:table-cell table:number-columns-repeated="16380"/>
        </table:table-row>
        <table:table-row table:style-name="ro1">
          <table:table-cell office:value-type="float" office:value="4.68" table:style-name="ce1">
            <text:p>4,6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8" table:style-name="ce1">
            <text:p>4,68</text:p>
          </table:table-cell>
          <table:table-cell office:value-type="float" office:value="9.961333125829701E-4" table:style-name="ce1">
            <text:p>0,000996133</text:p>
          </table:table-cell>
          <table:table-cell table:number-columns-repeated="16380"/>
        </table:table-row>
        <table:table-row table:style-name="ro1">
          <table:table-cell office:value-type="float" office:value="4.6849999999999996" table:style-name="ce1">
            <text:p>4,68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6849999999999996" table:style-name="ce1">
            <text:p>4,685</text:p>
          </table:table-cell>
          <table:table-cell office:value-type="float" office:value="9.961333125829701E-4" table:style-name="ce1">
            <text:p>0,000996133</text:p>
          </table:table-cell>
          <table:table-cell table:number-columns-repeated="16380"/>
        </table:table-row>
        <table:table-row table:style-name="ro1">
          <table:table-cell office:value-type="float" office:value="4.6900000000000004" table:style-name="ce1">
            <text:p>4,69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9.961333125829701E-4" table:style-name="ce1">
            <text:p>0,000996133</text:p>
          </table:table-cell>
          <table:table-cell table:number-columns-repeated="16380"/>
        </table:table-row>
        <table:table-row table:style-name="ro1">
          <table:table-cell office:value-type="float" office:value="4.6950000000000003" table:style-name="ce1">
            <text:p>4,6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6950000000000003" table:style-name="ce1">
            <text:p>4,695</text:p>
          </table:table-cell>
          <table:table-cell office:value-type="float" office:value="-3.9879968389868702E-3" table:style-name="ce1">
            <text:p>-0,003987997</text:p>
          </table:table-cell>
          <table:table-cell table:number-columns-repeated="16380"/>
        </table:table-row>
        <table:table-row table:style-name="ro1">
          <table:table-cell office:value-type="float" office:value="4.7" table:style-name="ce1">
            <text:p>4,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7" table:style-name="ce1">
            <text:p>4,7</text:p>
          </table:table-cell>
          <table:table-cell office:value-type="float" office:value="5.9802634641528104E-3" table:style-name="ce1">
            <text:p>0,005980263</text:p>
          </table:table-cell>
          <table:table-cell table:number-columns-repeated="16380"/>
        </table:table-row>
        <table:table-row table:style-name="ro1">
          <table:table-cell office:value-type="float" office:value="4.7050000000000001" table:style-name="ce1">
            <text:p>4,70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050000000000001" table:style-name="ce1">
            <text:p>4,705</text:p>
          </table:table-cell>
          <table:table-cell office:value-type="float" office:value="5.9802634641528104E-3" table:style-name="ce1">
            <text:p>0,005980263</text:p>
          </table:table-cell>
          <table:table-cell table:number-columns-repeated="16380"/>
        </table:table-row>
        <table:table-row table:style-name="ro1">
          <table:table-cell office:value-type="float" office:value="4.71" table:style-name="ce1">
            <text:p>4,7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71" table:style-name="ce1">
            <text:p>4,71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7149999999999999" table:style-name="ce1">
            <text:p>4,71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7149999999999999" table:style-name="ce1">
            <text:p>4,715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72" table:style-name="ce1">
            <text:p>4,7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2" table:style-name="ce1">
            <text:p>4,72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7249999999999996" table:style-name="ce1">
            <text:p>4,72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249999999999996" table:style-name="ce1">
            <text:p>4,72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7300000000000004" table:style-name="ce1">
            <text:p>4,7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7350000000000003" table:style-name="ce1">
            <text:p>4,73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7350000000000003" table:style-name="ce1">
            <text:p>4,735</text:p>
          </table:table-cell>
          <table:table-cell office:value-type="float" office:value="-3.9879968389868702E-3" table:style-name="ce1">
            <text:p>-0,003987997</text:p>
          </table:table-cell>
          <table:table-cell table:number-columns-repeated="16380"/>
        </table:table-row>
        <table:table-row table:style-name="ro1">
          <table:table-cell office:value-type="float" office:value="4.74" table:style-name="ce1">
            <text:p>4,7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4" table:style-name="ce1">
            <text:p>4,74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7450000000000001" table:style-name="ce1">
            <text:p>4,7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450000000000001" table:style-name="ce1">
            <text:p>4,745</text:p>
          </table:table-cell>
          <table:table-cell office:value-type="float" office:value="2.59167840704322E-2" table:style-name="ce1">
            <text:p>0,025916784</text:p>
          </table:table-cell>
          <table:table-cell table:number-columns-repeated="16380"/>
        </table:table-row>
        <table:table-row table:style-name="ro1">
          <table:table-cell office:value-type="float" office:value="4.75" table:style-name="ce1">
            <text:p>4,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5" table:style-name="ce1">
            <text:p>4,7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7549999999999999" table:style-name="ce1">
            <text:p>4,75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549999999999999" table:style-name="ce1">
            <text:p>4,75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76" table:style-name="ce1">
            <text:p>4,76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4.76" table:style-name="ce1">
            <text:p>4,76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7649999999999997" table:style-name="ce1">
            <text:p>4,76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7649999999999997" table:style-name="ce1">
            <text:p>4,765</text:p>
          </table:table-cell>
          <table:table-cell office:value-type="float" office:value="-3.9879968389868702E-3" table:style-name="ce1">
            <text:p>-0,003987997</text:p>
          </table:table-cell>
          <table:table-cell table:number-columns-repeated="16380"/>
        </table:table-row>
        <table:table-row table:style-name="ro1">
          <table:table-cell office:value-type="float" office:value="4.7699999999999996" table:style-name="ce1">
            <text:p>4,77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7750000000000004" table:style-name="ce1">
            <text:p>4,77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750000000000004" table:style-name="ce1">
            <text:p>4,775</text:p>
          </table:table-cell>
          <table:table-cell office:value-type="float" office:value="2.59167840704322E-2" table:style-name="ce1">
            <text:p>0,025916784</text:p>
          </table:table-cell>
          <table:table-cell table:number-columns-repeated="16380"/>
        </table:table-row>
        <table:table-row table:style-name="ro1">
          <table:table-cell office:value-type="float" office:value="4.78" table:style-name="ce1">
            <text:p>4,78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78" table:style-name="ce1">
            <text:p>4,78</text:p>
          </table:table-cell>
          <table:table-cell office:value-type="float" office:value="9.961333125829701E-4" table:style-name="ce1">
            <text:p>0,000996133</text:p>
          </table:table-cell>
          <table:table-cell table:number-columns-repeated="16380"/>
        </table:table-row>
        <table:table-row table:style-name="ro1">
          <table:table-cell office:value-type="float" office:value="4.7850000000000001" table:style-name="ce1">
            <text:p>4,78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7850000000000001" table:style-name="ce1">
            <text:p>4,78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79" table:style-name="ce1">
            <text:p>4,79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79" table:style-name="ce1">
            <text:p>4,79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7949999999999999" table:style-name="ce1">
            <text:p>4,7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7949999999999999" table:style-name="ce1">
            <text:p>4,795</text:p>
          </table:table-cell>
          <table:table-cell office:value-type="float" office:value="9.961333125829701E-4" table:style-name="ce1">
            <text:p>0,000996133</text:p>
          </table:table-cell>
          <table:table-cell table:number-columns-repeated="16380"/>
        </table:table-row>
        <table:table-row table:style-name="ro1">
          <table:table-cell office:value-type="float" office:value="4.8" table:style-name="ce1">
            <text:p>4,8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" table:style-name="ce1">
            <text:p>4,8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8049999999999997" table:style-name="ce1">
            <text:p>4,80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8049999999999997" table:style-name="ce1">
            <text:p>4,805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8099999999999996" table:style-name="ce1">
            <text:p>4,81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5.9802634641528104E-3" table:style-name="ce1">
            <text:p>0,005980263</text:p>
          </table:table-cell>
          <table:table-cell table:number-columns-repeated="16380"/>
        </table:table-row>
        <table:table-row table:style-name="ro1">
          <table:table-cell office:value-type="float" office:value="4.8150000000000004" table:style-name="ce1">
            <text:p>4,8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150000000000004" table:style-name="ce1">
            <text:p>4,815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82" table:style-name="ce1">
            <text:p>4,8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2" table:style-name="ce1">
            <text:p>4,82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8250000000000002" table:style-name="ce1">
            <text:p>4,8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8250000000000002" table:style-name="ce1">
            <text:p>4,82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83" table:style-name="ce1">
            <text:p>4,83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83" table:style-name="ce1">
            <text:p>4,83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835" table:style-name="ce1">
            <text:p>4,8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35" table:style-name="ce1">
            <text:p>4,835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84" table:style-name="ce1">
            <text:p>4,84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4" table:style-name="ce1">
            <text:p>4,84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8449999999999998" table:style-name="ce1">
            <text:p>4,84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449999999999998" table:style-name="ce1">
            <text:p>4,845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8499999999999996" table:style-name="ce1">
            <text:p>4,8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8550000000000004" table:style-name="ce1">
            <text:p>4,855</text:p>
          </table:table-cell>
          <table:table-cell office:value-type="float" office:value="-2.4874482769519101E-2" table:style-name="ce1">
            <text:p>-0,024874483</text:p>
          </table:table-cell>
          <table:table-cell office:value-type="float" office:value="4.8550000000000004" table:style-name="ce1">
            <text:p>4,85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8600000000000003" table:style-name="ce1">
            <text:p>4,8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8650000000000002" table:style-name="ce1">
            <text:p>4,86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650000000000002" table:style-name="ce1">
            <text:p>4,865</text:p>
          </table:table-cell>
          <table:table-cell office:value-type="float" office:value="2.59167840704322E-2" table:style-name="ce1">
            <text:p>0,025916784</text:p>
          </table:table-cell>
          <table:table-cell table:number-columns-repeated="16380"/>
        </table:table-row>
        <table:table-row table:style-name="ro1">
          <table:table-cell office:value-type="float" office:value="4.87" table:style-name="ce1">
            <text:p>4,8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87" table:style-name="ce1">
            <text:p>4,87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875" table:style-name="ce1">
            <text:p>4,8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875" table:style-name="ce1">
            <text:p>4,875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88" table:style-name="ce1">
            <text:p>4,88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88" table:style-name="ce1">
            <text:p>4,88</text:p>
          </table:table-cell>
          <table:table-cell office:value-type="float" office:value="9.961333125829701E-4" table:style-name="ce1">
            <text:p>0,000996133</text:p>
          </table:table-cell>
          <table:table-cell table:number-columns-repeated="16380"/>
        </table:table-row>
        <table:table-row table:style-name="ro1">
          <table:table-cell office:value-type="float" office:value="4.8849999999999998" table:style-name="ce1">
            <text:p>4,8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849999999999998" table:style-name="ce1">
            <text:p>4,88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8899999999999997" table:style-name="ce1">
            <text:p>4,89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8949999999999996" table:style-name="ce1">
            <text:p>4,89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8949999999999996" table:style-name="ce1">
            <text:p>4,89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9050000000000002" table:style-name="ce1">
            <text:p>4,905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9050000000000002" table:style-name="ce1">
            <text:p>4,90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91" table:style-name="ce1">
            <text:p>4,91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91" table:style-name="ce1">
            <text:p>4,91</text:p>
          </table:table-cell>
          <table:table-cell office:value-type="float" office:value="5.9802634641528104E-3" table:style-name="ce1">
            <text:p>0,005980263</text:p>
          </table:table-cell>
          <table:table-cell table:number-columns-repeated="16380"/>
        </table:table-row>
        <table:table-row table:style-name="ro1">
          <table:table-cell office:value-type="float" office:value="4.915" table:style-name="ce1">
            <text:p>4,91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915" table:style-name="ce1">
            <text:p>4,91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92" table:style-name="ce1">
            <text:p>4,92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92" table:style-name="ce1">
            <text:p>4,92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9249999999999998" table:style-name="ce1">
            <text:p>4,92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9249999999999998" table:style-name="ce1">
            <text:p>4,925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93" table:style-name="ce1">
            <text:p>4,93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93" table:style-name="ce1">
            <text:p>4,93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9349999999999996" table:style-name="ce1">
            <text:p>4,93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9349999999999996" table:style-name="ce1">
            <text:p>4,935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9400000000000004" table:style-name="ce1">
            <text:p>4,94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5.9802634641528104E-3" table:style-name="ce1">
            <text:p>0,005980263</text:p>
          </table:table-cell>
          <table:table-cell table:number-columns-repeated="16380"/>
        </table:table-row>
        <table:table-row table:style-name="ro1">
          <table:table-cell office:value-type="float" office:value="4.9450000000000003" table:style-name="ce1">
            <text:p>4,945</text:p>
          </table:table-cell>
          <table:table-cell office:value-type="float" office:value="-1.9899549894034901E-2" table:style-name="ce1">
            <text:p>-0,01989955</text:p>
          </table:table-cell>
          <table:table-cell office:value-type="float" office:value="4.9450000000000003" table:style-name="ce1">
            <text:p>4,945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95" table:style-name="ce1">
            <text:p>4,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95" table:style-name="ce1">
            <text:p>4,95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9550000000000001" table:style-name="ce1">
            <text:p>4,955</text:p>
          </table:table-cell>
          <table:table-cell office:value-type="float" office:value="1.49249802343547E-2" table:style-name="ce1">
            <text:p>0,01492498</text:p>
          </table:table-cell>
          <table:table-cell office:value-type="float" office:value="4.9550000000000001" table:style-name="ce1">
            <text:p>4,955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96" table:style-name="ce1">
            <text:p>4,96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96" table:style-name="ce1">
            <text:p>4,96</text:p>
          </table:table-cell>
          <table:table-cell office:value-type="float" office:value="1.59485237672925E-2" table:style-name="ce1">
            <text:p>0,015948524</text:p>
          </table:table-cell>
          <table:table-cell table:number-columns-repeated="16380"/>
        </table:table-row>
        <table:table-row table:style-name="ro1">
          <table:table-cell office:value-type="float" office:value="4.9649999999999999" table:style-name="ce1">
            <text:p>4,96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9649999999999999" table:style-name="ce1">
            <text:p>4,96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97" table:style-name="ce1">
            <text:p>4,97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97" table:style-name="ce1">
            <text:p>4,97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9749999999999996" table:style-name="ce1">
            <text:p>4,97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9749999999999996" table:style-name="ce1">
            <text:p>4,975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9800000000000004" table:style-name="ce1">
            <text:p>4,98</text:p>
          </table:table-cell>
          <table:table-cell office:value-type="float" office:value="-4.9747512675821799E-3" table:style-name="ce1">
            <text:p>-0,004974751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2.59167840704322E-2" table:style-name="ce1">
            <text:p>0,025916784</text:p>
          </table:table-cell>
          <table:table-cell table:number-columns-repeated="16380"/>
        </table:table-row>
        <table:table-row table:style-name="ro1">
          <table:table-cell office:value-type="float" office:value="4.9850000000000003" table:style-name="ce1">
            <text:p>4,985</text:p>
          </table:table-cell>
          <table:table-cell office:value-type="float" office:value="-9.9496841430664097E-3" table:style-name="ce1">
            <text:p>-0,009949684</text:p>
          </table:table-cell>
          <table:table-cell office:value-type="float" office:value="4.9850000000000003" table:style-name="ce1">
            <text:p>4,985</text:p>
          </table:table-cell>
          <table:table-cell office:value-type="float" office:value="2.0932653918862301E-2" table:style-name="ce1">
            <text:p>0,020932654</text:p>
          </table:table-cell>
          <table:table-cell table:number-columns-repeated="16380"/>
        </table:table-row>
        <table:table-row table:style-name="ro1">
          <table:table-cell office:value-type="float" office:value="4.99" table:style-name="ce1">
            <text:p>4,99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99" table:style-name="ce1">
            <text:p>4,99</text:p>
          </table:table-cell>
          <table:table-cell office:value-type="float" office:value="1.09643936157227E-2" table:style-name="ce1">
            <text:p>0,010964394</text:p>
          </table:table-cell>
          <table:table-cell table:number-columns-repeated="16380"/>
        </table:table-row>
        <table:table-row table:style-name="ro1">
          <table:table-cell office:value-type="float" office:value="4.9950000000000001" table:style-name="ce1">
            <text:p>4,995</text:p>
          </table:table-cell>
          <table:table-cell office:value-type="float" office:value="-1.49246170185506E-2" table:style-name="ce1">
            <text:p>-0,014924617</text:p>
          </table:table-cell>
          <table:table-cell office:value-type="float" office:value="4.9950000000000001" table:style-name="ce1">
            <text:p>4,995</text:p>
          </table:table-cell>
          <table:table-cell office:value-type="float" office:value="-3.9879968389868702E-3" table:style-name="ce1">
            <text:p>-0,003987997</text:p>
          </table:table-cell>
          <table:table-cell table:number-columns-repeated="16380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160__37__32_-_32_Accent1" style:display-name="20 % - Accent1" style:family="table-cell" style:data-style-name="N0">
      <style:table-cell-properties fo:background-color="#DBE5F1"/>
    </style:style>
    <style:style style:name="_50_0_160__37__32_-_32_Accent2" style:display-name="20 % - Accent2" style:family="table-cell" style:data-style-name="N0">
      <style:table-cell-properties fo:background-color="#F2DDDC"/>
    </style:style>
    <style:style style:name="_50_0_160__37__32_-_32_Accent3" style:display-name="20 % - Accent3" style:family="table-cell" style:data-style-name="N0">
      <style:table-cell-properties fo:background-color="#EAF1DD"/>
    </style:style>
    <style:style style:name="_50_0_160__37__32_-_32_Accent4" style:display-name="20 % - Accent4" style:family="table-cell" style:data-style-name="N0">
      <style:table-cell-properties fo:background-color="#E5E0EC"/>
    </style:style>
    <style:style style:name="_50_0_160__37__32_-_32_Accent5" style:display-name="20 % - Accent5" style:family="table-cell" style:data-style-name="N0">
      <style:table-cell-properties fo:background-color="#DBEEF3"/>
    </style:style>
    <style:style style:name="_50_0_160__37__32_-_32_Accent6" style:display-name="20 % - Accent6" style:family="table-cell" style:data-style-name="N0">
      <style:table-cell-properties fo:background-color="#FDE9D9"/>
    </style:style>
    <style:style style:name="_52_0_160__37__32_-_32_Accent1" style:display-name="40 % - Accent1" style:family="table-cell" style:data-style-name="N0">
      <style:table-cell-properties fo:background-color="#B8CCE4"/>
    </style:style>
    <style:style style:name="_52_0_160__37__32_-_32_Accent2" style:display-name="40 % - Accent2" style:family="table-cell" style:data-style-name="N0">
      <style:table-cell-properties fo:background-color="#E6B9B8"/>
    </style:style>
    <style:style style:name="_52_0_160__37__32_-_32_Accent3" style:display-name="40 % - Accent3" style:family="table-cell" style:data-style-name="N0">
      <style:table-cell-properties fo:background-color="#D7E4BC"/>
    </style:style>
    <style:style style:name="_52_0_160__37__32_-_32_Accent4" style:display-name="40 % - Accent4" style:family="table-cell" style:data-style-name="N0">
      <style:table-cell-properties fo:background-color="#CCC0DA"/>
    </style:style>
    <style:style style:name="_52_0_160__37__32_-_32_Accent5" style:display-name="40 % - Accent5" style:family="table-cell" style:data-style-name="N0">
      <style:table-cell-properties fo:background-color="#B6DDE8"/>
    </style:style>
    <style:style style:name="_52_0_160__37__32_-_32_Accent6" style:display-name="40 % - Accent6" style:family="table-cell" style:data-style-name="N0">
      <style:table-cell-properties fo:background-color="#FCD5B4"/>
    </style:style>
    <style:style style:name="_54_0_160__37__32_-_32_Accent1" style:display-name="60 % - Accent1" style:family="table-cell" style:data-style-name="N0">
      <style:table-cell-properties fo:background-color="#95B3D7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D99795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2D69A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B2A1C7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93CDDD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re_160_1" style:display-name="Titre 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itre_160_4" style:display-name="Titre 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WINDOWS_XP</dc:creator>
    <meta:creation-date>2011-01-09T12:50:13Z</meta:creation-date>
    <dc:date>2011-01-09T12:50:13Z</dc:date>
  </office:meta>
</office:document-meta>
</file>